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1" svg:font-family="新細明體1"/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Verdana" svg:font-family="Verdana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_19968__33324__32_2" style:data-style-name="N0">
      <style:table-cell-properties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2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2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sight01a_sight01_40_93-98_41_" style:data-style-name="N0">
      <style:table-cell-properties style:vertical-align="middle" fo:background-color="transparent"/>
    </style:style>
    <style:style style:name="ce21" style:family="table-cell" style:parent-style-name="_19968__33324__sight01a_sight01_40_93-98_41_" style:data-style-name="N0">
      <style:table-cell-properties fo:border-top="none" fo:border-bottom="thin solid #008000" fo:border-left="none" fo:border-right="none"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_19968__33324__sight01a_sight01_40_93-98_41_" style:data-style-name="N0">
      <style:table-cell-properties fo:border-top="none" fo:border-bottom="thin solid #008000" fo:border-left="none" fo:border-right="none" style:vertical-align="middle" fo:background-color="transparent" style:repeat-content="false"/>
      <style:paragraph-properties fo:text-align="end" fo:margin-right="0cm"/>
      <style:text-properties style:font-name="細明體" style:font-name-asian="細明體" style:font-name-complex="細明體" fo:font-size="10pt" style:font-size-asian="10pt" style:font-size-complex="10pt" style:font-family-generic="modern"/>
    </style:style>
    <style:style style:name="ce23" style:family="table-cell" style:parent-style-name="_19968__33324__sight01a_sight01_40_93-98_41_" style:data-style-name="N0">
      <style:table-cell-properties fo:border="thin solid #008000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_19968__33324__sight01a_sight01_40_93-98_41_" style:data-style-name="N0">
      <style:table-cell-properties fo:border-top="thin solid #008000" fo:border-bottom="thin solid #008000" fo:border-left="thin solid #008000" fo:border-right="none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_19968__33324__sight01a_sight01_40_93-98_41_" style:data-style-name="N0">
      <style:table-cell-properties fo:border="thin solid #008000" style:vertical-align="middle" fo:wrap-option="wrap" fo:background-color="#FFFFCC" style:repeat-content="fals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 style:data-style-name="N48">
      <style:table-cell-properties fo:border-top="thin solid #008000" fo:border-bottom="none" fo:border-left="thin solid #008000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7" style:family="table-cell" style:parent-style-name="Default" style:data-style-name="N48">
      <style:table-cell-properties fo:border-top="thin solid #008000" fo:border-bottom="none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8" style:family="table-cell" style:parent-style-name="Default" style:data-style-name="N49">
      <style:table-cell-properties fo:border-top="thin solid #008000" fo:border-bottom="none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29" style:family="table-cell" style:parent-style-name="Default" style:data-style-name="N48">
      <style:table-cell-properties fo:border-top="none" fo:border-bottom="none" fo:border-left="thin solid #008000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0" style:family="table-cell" style:parent-style-name="Default" style:data-style-name="N48">
      <style:table-cell-properties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1" style:family="table-cell" style:parent-style-name="Default" style:data-style-name="N49">
      <style:table-cell-properties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2" style:family="table-cell" style:parent-style-name="Default" style:data-style-name="N48">
      <style:table-cell-properties fo:border-top="none" fo:border-bottom="thin solid #008000" fo:border-left="thin solid #008000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3" style:family="table-cell" style:parent-style-name="Default" style:data-style-name="N48">
      <style:table-cell-properties fo:border-top="none" fo:border-bottom="thin solid #008000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4" style:family="table-cell" style:parent-style-name="Default" style:data-style-name="N49">
      <style:table-cell-properties fo:border-top="none" fo:border-bottom="thin solid #008000" fo:border-left="none" fo:border-right="none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35" style:family="table-cell" style:parent-style-name="_19968__33324__sight01a_sight01_40_93-98_41_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36" style:family="table-cell" style:parent-style-name="_19968__33324__sight01a_sight01_40_93-98_41_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37" style:family="table-cell" style:parent-style-name="_19968__33324__sight01a_sight01_40_93-98_41_" style:data-style-name="N0">
      <style:table-cell-properties fo:border-top="none" fo:border-bottom="thin solid #008000" fo:border-left="none" fo:border-right="none"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_19968__33324__sight01a_sight01_40_93-98_41_" style:data-style-name="N0">
      <style:table-cell-properties fo:border-top="thin solid #008000" fo:border-bottom="thin solid #008000" fo:border-left="none" fo:border-right="thin solid #008000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39" style:family="table-cell" style:parent-style-name="_19968__33324__sight01a_sight01_40_93-98_41_" style:data-style-name="N0">
      <style:table-cell-properties fo:border="thin solid #008000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40" style:family="table-cell" style:parent-style-name="_19968__33324__sight01a_sight01_40_93-98_41_" style:data-style-name="N0">
      <style:table-cell-properties fo:border-top="thin solid #008000" fo:border-bottom="thin solid #008000" fo:border-left="thin solid #008000" fo:border-right="none" style:vertical-align="middle" fo:wrap-option="wrap" fo:background-color="#FFCC99" style:repeat-content="false"/>
      <style:paragraph-properties fo:text-align="center"/>
      <style:text-properties fo:font-size="9pt" style:font-size-asian="9pt" style:font-size-complex="9pt"/>
    </style:style>
    <style:style style:name="ce41" style:family="table-cell" style:parent-style-name="_19968__33324__sight01a_sight01_40_93-98_41_" style:data-style-name="N0">
      <style:table-cell-properties fo:border-top="thin solid #008000" fo:border-bottom="thin solid #008000" fo:border-left="none" fo:border-right="thin solid #008000" style:vertical-align="middle" fo:wrap-option="wrap" fo:background-color="#FFFFCC" style:repeat-content="false"/>
      <style:paragraph-properties fo:text-align="center"/>
      <style:text-properties fo:font-size="9pt" style:font-size-asian="9pt" style:font-size-complex="9pt"/>
    </style:style>
    <style:style style:name="ce42" style:family="table-cell" style:parent-style-name="_19968__33324__sight01a_sight01_40_93-98_41_" style:data-style-name="N0">
      <style:table-cell-properties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_19968__33324__sight01a_sight01_40_93-98_41_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sight01a_sight01_40_93-98_41_" style:data-style-name="N0">
      <style:table-cell-properties style:vertical-align="middle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1" style:font-name-asian="新細明體1" style:font-name-complex="新細明體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41.2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國小視力不良率" table:style-name="ta1">
        <table:table-column table:style-name="co1" table:number-columns-repeated="1023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2">
            <text:p>項目</text:p>
          </table:table-cell>
          <table:table-cell office:value-type="string" table:number-columns-spanned="3" table:number-rows-spanned="1" table:style-name="ce7">
            <text:p>全國</text:p>
          </table:table-cell>
          <table:covered-table-cell table:number-columns-repeated="2"/>
          <table:table-cell office:value-type="string" table:number-columns-spanned="3" table:number-rows-spanned="1" table:style-name="ce7">
            <text:p>公立</text:p>
          </table:table-cell>
          <table:covered-table-cell table:number-columns-repeated="2"/>
          <table:table-cell office:value-type="string" table:number-columns-spanned="3" table:number-rows-spanned="1" table:style-name="ce7">
            <text:p>私立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2">
            <text:p>學年度</text:p>
          </table:table-cell>
          <table:table-cell office:value-type="string" table:style-name="ce3">
            <text:p>平均</text:p>
          </table:table-cell>
          <table:table-cell office:value-type="string" table:style-name="ce3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3">
            <text:p>平均</text:p>
          </table:table-cell>
          <table:table-cell office:value-type="string" table:style-name="ce3">
            <text:p>男</text:p>
          </table:table-cell>
          <table:table-cell office:value-type="string" table:style-name="ce2">
            <text:p>女</text:p>
          </table:table-cell>
          <table:table-cell office:value-type="string" table:style-name="ce3">
            <text:p>平均</text:p>
          </table:table-cell>
          <table:table-cell office:value-type="string" table:style-name="ce3">
            <text:p>男</text:p>
          </table:table-cell>
          <table:table-cell office:value-type="string" table:style-name="ce2">
            <text:p>女</text:p>
          </table:table-cell>
          <table:table-cell table:number-columns-repeated="16374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50.01" table:style-name="ce5">
            <text:p>50.01</text:p>
          </table:table-cell>
          <table:table-cell office:value-type="float" office:value="48.89" table:style-name="ce5">
            <text:p>48.89</text:p>
          </table:table-cell>
          <table:table-cell office:value-type="float" office:value="51.24" table:style-name="ce6">
            <text:p>51.24</text:p>
          </table:table-cell>
          <table:table-cell office:value-type="float" office:value="49.95" table:style-name="ce6">
            <text:p>49.95</text:p>
          </table:table-cell>
          <table:table-cell office:value-type="float" office:value="48.84" table:style-name="ce6">
            <text:p>48.84</text:p>
          </table:table-cell>
          <table:table-cell office:value-type="float" office:value="51.17" table:style-name="ce6">
            <text:p>51.17</text:p>
          </table:table-cell>
          <table:table-cell office:value-type="float" office:value="52.46" table:style-name="ce6">
            <text:p>52.46</text:p>
          </table:table-cell>
          <table:table-cell office:value-type="float" office:value="51.03" table:style-name="ce6">
            <text:p>51.03</text:p>
          </table:table-cell>
          <table:table-cell office:value-type="float" office:value="54.17" table:style-name="ce6">
            <text:p>54.17</text:p>
          </table:table-cell>
          <table:table-cell table:number-columns-repeated="16374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49.361387695976902" table:style-name="ce5">
            <text:p>49.36</text:p>
          </table:table-cell>
          <table:table-cell office:value-type="float" office:value="48.4050382824393" table:style-name="ce5">
            <text:p>48.41</text:p>
          </table:table-cell>
          <table:table-cell office:value-type="float" office:value="50.409394923503001" table:style-name="ce5">
            <text:p>50.41</text:p>
          </table:table-cell>
          <table:table-cell office:value-type="float" office:value="49.291184092786096" table:style-name="ce5">
            <text:p>49.29</text:p>
          </table:table-cell>
          <table:table-cell office:value-type="float" office:value="48.333063126527101" table:style-name="ce5">
            <text:p>48.33</text:p>
          </table:table-cell>
          <table:table-cell office:value-type="float" office:value="50.338986508007501" table:style-name="ce5">
            <text:p>50.34</text:p>
          </table:table-cell>
          <table:table-cell office:value-type="float" office:value="52.240870527480602" table:style-name="ce5">
            <text:p>52.24</text:p>
          </table:table-cell>
          <table:table-cell office:value-type="float" office:value="51.240743881069498" table:style-name="ce5">
            <text:p>51.24</text:p>
          </table:table-cell>
          <table:table-cell office:value-type="float" office:value="53.433057071625903" table:style-name="ce5">
            <text:p>53.43</text:p>
          </table:table-cell>
          <table:table-cell table:number-columns-repeated="16374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48.107940278538102" table:style-name="ce5">
            <text:p>48.11</text:p>
          </table:table-cell>
          <table:table-cell office:value-type="float" office:value="47.331407035919703" table:style-name="ce5">
            <text:p>47.33</text:p>
          </table:table-cell>
          <table:table-cell office:value-type="float" office:value="48.959603355374597" table:style-name="ce5">
            <text:p>48.96</text:p>
          </table:table-cell>
          <table:table-cell office:value-type="float" office:value="48.0534442729993" table:style-name="ce5">
            <text:p>48.05</text:p>
          </table:table-cell>
          <table:table-cell office:value-type="float" office:value="47.2755547853371" table:style-name="ce5">
            <text:p>47.28</text:p>
          </table:table-cell>
          <table:table-cell office:value-type="float" office:value="48.9052200545975" table:style-name="ce5">
            <text:p>48.91</text:p>
          </table:table-cell>
          <table:table-cell office:value-type="float" office:value="50.189698606853398" table:style-name="ce5">
            <text:p>50.19</text:p>
          </table:table-cell>
          <table:table-cell office:value-type="float" office:value="49.402480270574998" table:style-name="ce5">
            <text:p>49.40</text:p>
          </table:table-cell>
          <table:table-cell office:value-type="float" office:value="51.108042348918303" table:style-name="ce5">
            <text:p>51.11</text:p>
          </table:table-cell>
          <table:table-cell table:number-columns-repeated="16374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47.0521290068003" table:style-name="ce5">
            <text:p>47.05</text:p>
          </table:table-cell>
          <table:table-cell office:value-type="float" office:value="46.467743295342203" table:style-name="ce5">
            <text:p>46.47</text:p>
          </table:table-cell>
          <table:table-cell office:value-type="float" office:value="47.693371280933398" table:style-name="ce5">
            <text:p>47.69</text:p>
          </table:table-cell>
          <table:table-cell office:value-type="float" office:value="46.974962190119797" table:style-name="ce5">
            <text:p>46.97</text:p>
          </table:table-cell>
          <table:table-cell office:value-type="float" office:value="46.396574024417198" table:style-name="ce5">
            <text:p>46.40</text:p>
          </table:table-cell>
          <table:table-cell office:value-type="float" office:value="47.608637797969799" table:style-name="ce5">
            <text:p>47.61</text:p>
          </table:table-cell>
          <table:table-cell office:value-type="float" office:value="49.788030289740703" table:style-name="ce5">
            <text:p>49.79</text:p>
          </table:table-cell>
          <table:table-cell office:value-type="float" office:value="48.924584808058803" table:style-name="ce5">
            <text:p>48.92</text:p>
          </table:table-cell>
          <table:table-cell office:value-type="float" office:value="50.789241065791103" table:style-name="ce5">
            <text:p>50.79</text:p>
          </table:table-cell>
          <table:table-cell table:number-columns-repeated="16374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46.1217214369019" table:style-name="ce5">
            <text:p>46.12</text:p>
          </table:table-cell>
          <table:table-cell office:value-type="float" office:value="45.5081350976781" table:style-name="ce5">
            <text:p>45.51</text:p>
          </table:table-cell>
          <table:table-cell office:value-type="float" office:value="46.793976225225997" table:style-name="ce5">
            <text:p>46.79</text:p>
          </table:table-cell>
          <table:table-cell office:value-type="float" office:value="46.026274830191603" table:style-name="ce5">
            <text:p>46.03</text:p>
          </table:table-cell>
          <table:table-cell office:value-type="float" office:value="45.411222663140798" table:style-name="ce5">
            <text:p>45.41</text:p>
          </table:table-cell>
          <table:table-cell office:value-type="float" office:value="46.6993899621202" table:style-name="ce5">
            <text:p>46.70</text:p>
          </table:table-cell>
          <table:table-cell office:value-type="float" office:value="49.307589501521299" table:style-name="ce5">
            <text:p>49.31</text:p>
          </table:table-cell>
          <table:table-cell office:value-type="float" office:value="48.6851950828434" table:style-name="ce5">
            <text:p>48.69</text:p>
          </table:table-cell>
          <table:table-cell office:value-type="float" office:value="50.015191104089403" table:style-name="ce5">
            <text:p>50.02</text:p>
          </table:table-cell>
          <table:table-cell table:number-columns-repeated="16374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45.855872665895198" table:style-name="ce5">
            <text:p>45.86</text:p>
          </table:table-cell>
          <table:table-cell office:value-type="float" office:value="45.076417799829798" table:style-name="ce5">
            <text:p>45.08</text:p>
          </table:table-cell>
          <table:table-cell office:value-type="float" office:value="46.707087564485697" table:style-name="ce5">
            <text:p>46.71</text:p>
          </table:table-cell>
          <table:table-cell office:value-type="float" office:value="45.780814612594597" table:style-name="ce5">
            <text:p>45.78</text:p>
          </table:table-cell>
          <table:table-cell office:value-type="float" office:value="45.0055493895672" table:style-name="ce5">
            <text:p>45.01</text:p>
          </table:table-cell>
          <table:table-cell office:value-type="float" office:value="46.626941627458699" table:style-name="ce5">
            <text:p>46.63</text:p>
          </table:table-cell>
          <table:table-cell office:value-type="float" office:value="48.236084667935899" table:style-name="ce5">
            <text:p>48.24</text:p>
          </table:table-cell>
          <table:table-cell office:value-type="float" office:value="47.302684028700497" table:style-name="ce5">
            <text:p>47.30</text:p>
          </table:table-cell>
          <table:table-cell office:value-type="float" office:value="49.275190817111401" table:style-name="ce5">
            <text:p>49.28</text:p>
          </table:table-cell>
          <table:table-cell table:number-columns-repeated="16374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45.478237932868701" table:style-name="ce5">
            <text:p>45.48</text:p>
          </table:table-cell>
          <table:table-cell office:value-type="float" office:value="44.636590426112697" table:style-name="ce5">
            <text:p>44.64</text:p>
          </table:table-cell>
          <table:table-cell office:value-type="float" office:value="46.396041562857199" table:style-name="ce5">
            <text:p>46.40</text:p>
          </table:table-cell>
          <table:table-cell office:value-type="float" office:value="45.418180237801202" table:style-name="ce5">
            <text:p>45.42</text:p>
          </table:table-cell>
          <table:table-cell office:value-type="float" office:value="44.5699971008505" table:style-name="ce5">
            <text:p>44.57</text:p>
          </table:table-cell>
          <table:table-cell office:value-type="float" office:value="46.3427835002772" table:style-name="ce5">
            <text:p>46.34</text:p>
          </table:table-cell>
          <table:table-cell office:value-type="float" office:value="47.286356821589202" table:style-name="ce5">
            <text:p>47.29</text:p>
          </table:table-cell>
          <table:table-cell office:value-type="float" office:value="46.630965997712401" table:style-name="ce5">
            <text:p>46.63</text:p>
          </table:table-cell>
          <table:table-cell office:value-type="float" office:value="48.008710102572898" table:style-name="ce5">
            <text:p>48.01</text:p>
          </table:table-cell>
          <table:table-cell table:number-columns-repeated="16374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44.7880081641079" table:style-name="ce5">
            <text:p>44.79</text:p>
          </table:table-cell>
          <table:table-cell office:value-type="float" office:value="43.835773978379201" table:style-name="ce5">
            <text:p>43.84</text:p>
          </table:table-cell>
          <table:table-cell office:value-type="float" office:value="45.821373082064099" table:style-name="ce5">
            <text:p>45.82</text:p>
          </table:table-cell>
          <table:table-cell office:value-type="float" office:value="44.739548927248201" table:style-name="ce5">
            <text:p>44.74</text:p>
          </table:table-cell>
          <table:table-cell office:value-type="float" office:value="43.789501639129398" table:style-name="ce5">
            <text:p>43.79</text:p>
          </table:table-cell>
          <table:table-cell office:value-type="float" office:value="45.770715920810503" table:style-name="ce5">
            <text:p>45.77</text:p>
          </table:table-cell>
          <table:table-cell office:value-type="float" office:value="46.1828609812179" table:style-name="ce5">
            <text:p>46.18</text:p>
          </table:table-cell>
          <table:table-cell office:value-type="float" office:value="45.170921032990002" table:style-name="ce5">
            <text:p>45.17</text:p>
          </table:table-cell>
          <table:table-cell office:value-type="float" office:value="47.275658248253599" table:style-name="ce5">
            <text:p>47.28</text:p>
          </table:table-cell>
          <table:table-cell table:number-columns-repeated="16374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44.33" table:style-name="ce5">
            <text:p>44.33</text:p>
          </table:table-cell>
          <table:table-cell office:value-type="float" office:value="43.39" table:style-name="ce5">
            <text:p>43.39</text:p>
          </table:table-cell>
          <table:table-cell office:value-type="float" office:value="45.35" table:style-name="ce5">
            <text:p>45.35</text:p>
          </table:table-cell>
          <table:table-cell office:value-type="float" office:value="44.340802881518201" table:style-name="ce5">
            <text:p>44.34</text:p>
          </table:table-cell>
          <table:table-cell office:value-type="float" office:value="43.394220927486003" table:style-name="ce5">
            <text:p>43.39</text:p>
          </table:table-cell>
          <table:table-cell office:value-type="float" office:value="45.365692746188898" table:style-name="ce5">
            <text:p>45.37</text:p>
          </table:table-cell>
          <table:table-cell office:value-type="float" office:value="44.6274664756872" table:style-name="ce5">
            <text:p>44.63</text:p>
          </table:table-cell>
          <table:table-cell office:value-type="float" office:value="43.479509766372999" table:style-name="ce5">
            <text:p>43.48</text:p>
          </table:table-cell>
          <table:table-cell office:value-type="float" office:value="45.850548329507802" table:style-name="ce5">
            <text:p>45.85</text:p>
          </table:table-cell>
          <table:table-cell table:number-columns-repeated="16374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44.552648850738599" table:style-name="ce5">
            <text:p>44.55</text:p>
          </table:table-cell>
          <table:table-cell office:value-type="float" office:value="43.604684867929599" table:style-name="ce5">
            <text:p>43.60</text:p>
          </table:table-cell>
          <table:table-cell office:value-type="float" office:value="45.574054872117898" table:style-name="ce5">
            <text:p>45.57</text:p>
          </table:table-cell>
          <table:table-cell office:value-type="float" office:value="44.512416652419198" table:style-name="ce5">
            <text:p>44.51</text:p>
          </table:table-cell>
          <table:table-cell office:value-type="float" office:value="43.586381819086697" table:style-name="ce5">
            <text:p>43.59</text:p>
          </table:table-cell>
          <table:table-cell office:value-type="float" office:value="45.511182019926402" table:style-name="ce5">
            <text:p>45.51</text:p>
          </table:table-cell>
          <table:table-cell office:value-type="float" office:value="45.653445083325202" table:style-name="ce5">
            <text:p>45.65</text:p>
          </table:table-cell>
          <table:table-cell office:value-type="float" office:value="44.112327463112798" table:style-name="ce5">
            <text:p>44.11</text:p>
          </table:table-cell>
          <table:table-cell office:value-type="float" office:value="47.269641609264198" table:style-name="ce5">
            <text:p>47.27</text:p>
          </table:table-cell>
          <table:table-cell table:number-columns-repeated="16374"/>
        </table:table-row>
        <table:table-row table:number-rows-repeated="1048564" table:style-name="ro1">
          <table:table-cell table:number-columns-repeated="16384"/>
        </table:table-row>
      </table:table>
      <table:table table:name="國小視力不良率-縣市" table:style-name="ta2"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18" table:default-cell-style-name="ce1"/>
        <table:table-column table:style-name="co1" table:number-columns-repeated="1000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9">
            <text:p>學年度</text:p>
          </table:table-cell>
          <table:table-cell office:value-type="string" table:style-name="ce10">
            <text:p>基隆市</text:p>
          </table:table-cell>
          <table:table-cell office:value-type="string" table:style-name="ce10">
            <text:p>臺北市</text:p>
          </table:table-cell>
          <table:table-cell office:value-type="string" table:style-name="ce10">
            <text:p>新北市</text:p>
          </table:table-cell>
          <table:table-cell office:value-type="string" table:style-name="ce10">
            <text:p>桃園縣(市)</text:p>
          </table:table-cell>
          <table:table-cell office:value-type="string" table:style-name="ce10">
            <text:p>新竹市</text:p>
          </table:table-cell>
          <table:table-cell office:value-type="string" table:style-name="ce10">
            <text:p>新竹縣</text:p>
          </table:table-cell>
          <table:table-cell office:value-type="string" table:style-name="ce10">
            <text:p>苗栗縣</text:p>
          </table:table-cell>
          <table:table-cell office:value-type="string" table:style-name="ce10">
            <text:p>臺中市</text:p>
          </table:table-cell>
          <table:table-cell office:value-type="string" table:style-name="ce10">
            <text:p>南投縣</text:p>
          </table:table-cell>
          <table:table-cell office:value-type="string" table:style-name="ce10">
            <text:p>彰化縣</text:p>
          </table:table-cell>
          <table:table-cell office:value-type="string" table:style-name="ce10">
            <text:p>雲林縣</text:p>
          </table:table-cell>
          <table:table-cell office:value-type="string" table:style-name="ce10">
            <text:p>嘉義市</text:p>
          </table:table-cell>
          <table:table-cell office:value-type="string" table:style-name="ce10">
            <text:p>嘉義縣</text:p>
          </table:table-cell>
          <table:table-cell office:value-type="string" table:style-name="ce10">
            <text:p>臺南市</text:p>
          </table:table-cell>
          <table:table-cell office:value-type="string" table:style-name="ce10">
            <text:p>高雄市</text:p>
          </table:table-cell>
          <table:table-cell office:value-type="string" table:style-name="ce10">
            <text:p>屏東縣</text:p>
          </table:table-cell>
          <table:table-cell office:value-type="string" table:style-name="ce10">
            <text:p>宜蘭縣</text:p>
          </table:table-cell>
          <table:table-cell office:value-type="string" table:style-name="ce10">
            <text:p>花蓮縣</text:p>
          </table:table-cell>
          <table:table-cell office:value-type="string" table:style-name="ce10">
            <text:p>臺東縣</text:p>
          </table:table-cell>
          <table:table-cell office:value-type="string" table:style-name="ce10">
            <text:p>澎湖縣</text:p>
          </table:table-cell>
          <table:table-cell office:value-type="string" table:style-name="ce10">
            <text:p>金門縣</text:p>
          </table:table-cell>
          <table:table-cell office:value-type="string" table:style-name="ce9">
            <text:p>連江縣</text:p>
          </table:table-cell>
          <table:table-cell table:number-columns-repeated="16361"/>
        </table:table-row>
        <table:table-row table:style-name="ro1">
          <table:table-cell office:value-type="float" office:value="100" table:style-name="ce11">
            <text:p>100</text:p>
          </table:table-cell>
          <table:table-cell office:value-type="float" office:value="52.95" table:style-name="ce12">
            <text:p>52.95</text:p>
          </table:table-cell>
          <table:table-cell office:value-type="float" office:value="52.39" table:style-name="ce12">
            <text:p>52.39</text:p>
          </table:table-cell>
          <table:table-cell office:value-type="float" office:value="54.63" table:style-name="ce12">
            <text:p>54.63</text:p>
          </table:table-cell>
          <table:table-cell office:value-type="float" office:value="49.54" table:style-name="ce12">
            <text:p>49.54</text:p>
          </table:table-cell>
          <table:table-cell office:value-type="float" office:value="49.73" table:style-name="ce12">
            <text:p>49.73</text:p>
          </table:table-cell>
          <table:table-cell office:value-type="float" office:value="46.72" table:style-name="ce12">
            <text:p>46.72</text:p>
          </table:table-cell>
          <table:table-cell office:value-type="float" office:value="43.9" table:style-name="ce12">
            <text:p>43.90</text:p>
          </table:table-cell>
          <table:table-cell office:value-type="float" office:value="53.3" table:style-name="ce12">
            <text:p>53.30</text:p>
          </table:table-cell>
          <table:table-cell office:value-type="float" office:value="42.23" table:style-name="ce12">
            <text:p>42.23</text:p>
          </table:table-cell>
          <table:table-cell office:value-type="float" office:value="52.66" table:style-name="ce12">
            <text:p>52.66</text:p>
          </table:table-cell>
          <table:table-cell office:value-type="float" office:value="44.89" table:style-name="ce12">
            <text:p>44.89</text:p>
          </table:table-cell>
          <table:table-cell office:value-type="float" office:value="53.98" table:style-name="ce12">
            <text:p>53.98</text:p>
          </table:table-cell>
          <table:table-cell office:value-type="float" office:value="41.47" table:style-name="ce12">
            <text:p>41.47</text:p>
          </table:table-cell>
          <table:table-cell office:value-type="float" office:value="49.59" table:style-name="ce12">
            <text:p>49.59</text:p>
          </table:table-cell>
          <table:table-cell office:value-type="float" office:value="51.16" table:style-name="ce12">
            <text:p>51.16</text:p>
          </table:table-cell>
          <table:table-cell office:value-type="float" office:value="38.840000000000003" table:style-name="ce12">
            <text:p>38.84</text:p>
          </table:table-cell>
          <table:table-cell office:value-type="float" office:value="43.34" table:style-name="ce12">
            <text:p>43.34</text:p>
          </table:table-cell>
          <table:table-cell office:value-type="float" office:value="36.36" table:style-name="ce12">
            <text:p>36.36</text:p>
          </table:table-cell>
          <table:table-cell office:value-type="float" office:value="31.27" table:style-name="ce12">
            <text:p>31.27</text:p>
          </table:table-cell>
          <table:table-cell office:value-type="float" office:value="41.59" table:style-name="ce12">
            <text:p>41.59</text:p>
          </table:table-cell>
          <table:table-cell office:value-type="float" office:value="44.15" table:style-name="ce12">
            <text:p>44.15</text:p>
          </table:table-cell>
          <table:table-cell office:value-type="float" office:value="45.51" table:style-name="ce12">
            <text:p>45.51</text:p>
          </table:table-cell>
          <table:table-cell table:number-columns-repeated="16361"/>
        </table:table-row>
        <table:table-row table:style-name="ro1">
          <table:table-cell office:value-type="float" office:value="101" table:style-name="ce11">
            <text:p>101</text:p>
          </table:table-cell>
          <table:table-cell office:value-type="float" office:value="50.87" table:style-name="ce12">
            <text:p>50.87</text:p>
          </table:table-cell>
          <table:table-cell office:value-type="float" office:value="51.56" table:style-name="ce12">
            <text:p>51.56</text:p>
          </table:table-cell>
          <table:table-cell office:value-type="float" office:value="53.43" table:style-name="ce12">
            <text:p>53.43</text:p>
          </table:table-cell>
          <table:table-cell office:value-type="float" office:value="49.46" table:style-name="ce12">
            <text:p>49.46</text:p>
          </table:table-cell>
          <table:table-cell office:value-type="float" office:value="49.4" table:style-name="ce12">
            <text:p>49.40</text:p>
          </table:table-cell>
          <table:table-cell office:value-type="float" office:value="46.17" table:style-name="ce12">
            <text:p>46.17</text:p>
          </table:table-cell>
          <table:table-cell office:value-type="float" office:value="44.13" table:style-name="ce12">
            <text:p>44.13</text:p>
          </table:table-cell>
          <table:table-cell office:value-type="float" office:value="52.51" table:style-name="ce12">
            <text:p>52.51</text:p>
          </table:table-cell>
          <table:table-cell office:value-type="float" office:value="42.37" table:style-name="ce12">
            <text:p>42.37</text:p>
          </table:table-cell>
          <table:table-cell office:value-type="float" office:value="51.63" table:style-name="ce12">
            <text:p>51.63</text:p>
          </table:table-cell>
          <table:table-cell office:value-type="float" office:value="44.04" table:style-name="ce12">
            <text:p>44.04</text:p>
          </table:table-cell>
          <table:table-cell office:value-type="float" office:value="51.93" table:style-name="ce12">
            <text:p>51.93</text:p>
          </table:table-cell>
          <table:table-cell office:value-type="float" office:value="41.92" table:style-name="ce12">
            <text:p>41.92</text:p>
          </table:table-cell>
          <table:table-cell office:value-type="float" office:value="49.49" table:style-name="ce12">
            <text:p>49.49</text:p>
          </table:table-cell>
          <table:table-cell office:value-type="float" office:value="50.31" table:style-name="ce12">
            <text:p>50.31</text:p>
          </table:table-cell>
          <table:table-cell office:value-type="float" office:value="37.85" table:style-name="ce12">
            <text:p>37.85</text:p>
          </table:table-cell>
          <table:table-cell office:value-type="float" office:value="43.44" table:style-name="ce12">
            <text:p>43.44</text:p>
          </table:table-cell>
          <table:table-cell office:value-type="float" office:value="37.270000000000003" table:style-name="ce12">
            <text:p>37.27</text:p>
          </table:table-cell>
          <table:table-cell office:value-type="float" office:value="31.03" table:style-name="ce12">
            <text:p>31.03</text:p>
          </table:table-cell>
          <table:table-cell office:value-type="float" office:value="42.05" table:style-name="ce12">
            <text:p>42.05</text:p>
          </table:table-cell>
          <table:table-cell office:value-type="float" office:value="44.81" table:style-name="ce12">
            <text:p>44.81</text:p>
          </table:table-cell>
          <table:table-cell office:value-type="float" office:value="49.04" table:style-name="ce12">
            <text:p>49.04</text:p>
          </table:table-cell>
          <table:table-cell table:number-columns-repeated="16361"/>
        </table:table-row>
        <table:table-row table:style-name="ro1">
          <table:table-cell office:value-type="float" office:value="102" table:style-name="ce11">
            <text:p>102</text:p>
          </table:table-cell>
          <table:table-cell office:value-type="float" office:value="48.44" table:style-name="ce12">
            <text:p>48.44</text:p>
          </table:table-cell>
          <table:table-cell office:value-type="float" office:value="50.42" table:style-name="ce12">
            <text:p>50.42</text:p>
          </table:table-cell>
          <table:table-cell office:value-type="float" office:value="51.11" table:style-name="ce12">
            <text:p>51.11</text:p>
          </table:table-cell>
          <table:table-cell office:value-type="float" office:value="48.93" table:style-name="ce12">
            <text:p>48.93</text:p>
          </table:table-cell>
          <table:table-cell office:value-type="float" office:value="48.24" table:style-name="ce12">
            <text:p>48.24</text:p>
          </table:table-cell>
          <table:table-cell office:value-type="float" office:value="46.37" table:style-name="ce12">
            <text:p>46.37</text:p>
          </table:table-cell>
          <table:table-cell office:value-type="float" office:value="42.92" table:style-name="ce12">
            <text:p>42.92</text:p>
          </table:table-cell>
          <table:table-cell office:value-type="float" office:value="51.27" table:style-name="ce12">
            <text:p>51.27</text:p>
          </table:table-cell>
          <table:table-cell office:value-type="float" office:value="40.97" table:style-name="ce12">
            <text:p>40.97</text:p>
          </table:table-cell>
          <table:table-cell office:value-type="float" office:value="51.41" table:style-name="ce12">
            <text:p>51.41</text:p>
          </table:table-cell>
          <table:table-cell office:value-type="float" office:value="43.26" table:style-name="ce12">
            <text:p>43.26</text:p>
          </table:table-cell>
          <table:table-cell office:value-type="float" office:value="52.51" table:style-name="ce12">
            <text:p>52.51</text:p>
          </table:table-cell>
          <table:table-cell office:value-type="float" office:value="40.93" table:style-name="ce12">
            <text:p>40.93</text:p>
          </table:table-cell>
          <table:table-cell office:value-type="float" office:value="47.82" table:style-name="ce12">
            <text:p>47.82</text:p>
          </table:table-cell>
          <table:table-cell office:value-type="float" office:value="48.42" table:style-name="ce12">
            <text:p>48.42</text:p>
          </table:table-cell>
          <table:table-cell office:value-type="float" office:value="36.9" table:style-name="ce12">
            <text:p>36.90</text:p>
          </table:table-cell>
          <table:table-cell office:value-type="float" office:value="42.31" table:style-name="ce12">
            <text:p>42.31</text:p>
          </table:table-cell>
          <table:table-cell office:value-type="float" office:value="37.75" table:style-name="ce12">
            <text:p>37.75</text:p>
          </table:table-cell>
          <table:table-cell office:value-type="float" office:value="29.66" table:style-name="ce12">
            <text:p>29.66</text:p>
          </table:table-cell>
          <table:table-cell office:value-type="float" office:value="42.42" table:style-name="ce12">
            <text:p>42.42</text:p>
          </table:table-cell>
          <table:table-cell office:value-type="float" office:value="44.39" table:style-name="ce12">
            <text:p>44.39</text:p>
          </table:table-cell>
          <table:table-cell office:value-type="float" office:value="44.01" table:style-name="ce12">
            <text:p>44.01</text:p>
          </table:table-cell>
          <table:table-cell table:number-columns-repeated="16361"/>
        </table:table-row>
        <table:table-row table:style-name="ro1">
          <table:table-cell office:value-type="float" office:value="103" table:style-name="ce11">
            <text:p>103</text:p>
          </table:table-cell>
          <table:table-cell office:value-type="float" office:value="47.021158129175902" table:style-name="ce12">
            <text:p>47.02</text:p>
          </table:table-cell>
          <table:table-cell office:value-type="float" office:value="49.437482850086901" table:style-name="ce12">
            <text:p>49.44</text:p>
          </table:table-cell>
          <table:table-cell office:value-type="float" office:value="49.910577971646703" table:style-name="ce12">
            <text:p>49.91</text:p>
          </table:table-cell>
          <table:table-cell office:value-type="float" office:value="49.204326996429799" table:style-name="ce12">
            <text:p>49.20</text:p>
          </table:table-cell>
          <table:table-cell office:value-type="float" office:value="45.924748994286901" table:style-name="ce12">
            <text:p>45.92</text:p>
          </table:table-cell>
          <table:table-cell office:value-type="float" office:value="45.231321640657399" table:style-name="ce12">
            <text:p>45.23</text:p>
          </table:table-cell>
          <table:table-cell office:value-type="float" office:value="41.120165567196999" table:style-name="ce12">
            <text:p>41.12</text:p>
          </table:table-cell>
          <table:table-cell office:value-type="float" office:value="49.552624870202102" table:style-name="ce12">
            <text:p>49.55</text:p>
          </table:table-cell>
          <table:table-cell office:value-type="float" office:value="40.513201933804403" table:style-name="ce12">
            <text:p>40.51</text:p>
          </table:table-cell>
          <table:table-cell office:value-type="float" office:value="50.280145147163097" table:style-name="ce12">
            <text:p>50.28</text:p>
          </table:table-cell>
          <table:table-cell office:value-type="float" office:value="42.239889388178398" table:style-name="ce12">
            <text:p>42.24</text:p>
          </table:table-cell>
          <table:table-cell office:value-type="float" office:value="52.4441798154213" table:style-name="ce12">
            <text:p>52.44</text:p>
          </table:table-cell>
          <table:table-cell office:value-type="float" office:value="41.5572038287822" table:style-name="ce12">
            <text:p>41.56</text:p>
          </table:table-cell>
          <table:table-cell office:value-type="float" office:value="46.444269849022199" table:style-name="ce12">
            <text:p>46.44</text:p>
          </table:table-cell>
          <table:table-cell office:value-type="float" office:value="46.442814132457698" table:style-name="ce12">
            <text:p>46.44</text:p>
          </table:table-cell>
          <table:table-cell office:value-type="float" office:value="37.164613768738697" table:style-name="ce12">
            <text:p>37.16</text:p>
          </table:table-cell>
          <table:table-cell office:value-type="float" office:value="40.684140010048601" table:style-name="ce12">
            <text:p>40.68</text:p>
          </table:table-cell>
          <table:table-cell office:value-type="float" office:value="38.228261503470002" table:style-name="ce12">
            <text:p>38.23</text:p>
          </table:table-cell>
          <table:table-cell office:value-type="float" office:value="29.1275396960901" table:style-name="ce12">
            <text:p>29.13</text:p>
          </table:table-cell>
          <table:table-cell office:value-type="float" office:value="42.372479240806598" table:style-name="ce12">
            <text:p>42.37</text:p>
          </table:table-cell>
          <table:table-cell office:value-type="float" office:value="41.600438476294897" table:style-name="ce12">
            <text:p>41.60</text:p>
          </table:table-cell>
          <table:table-cell office:value-type="float" office:value="43.404255319148902" table:style-name="ce12">
            <text:p>43.40</text:p>
          </table:table-cell>
          <table:table-cell table:number-columns-repeated="16361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46.314510529969901" table:style-name="ce12">
            <text:p>46.31</text:p>
          </table:table-cell>
          <table:table-cell office:value-type="float" office:value="47.921203048448596" table:style-name="ce12">
            <text:p>47.92</text:p>
          </table:table-cell>
          <table:table-cell office:value-type="float" office:value="49.107342610407599" table:style-name="ce12">
            <text:p>49.11</text:p>
          </table:table-cell>
          <table:table-cell office:value-type="float" office:value="39.926550010801499" table:style-name="ce12">
            <text:p>39.93</text:p>
          </table:table-cell>
          <table:table-cell office:value-type="float" office:value="45.993894165535998" table:style-name="ce12">
            <text:p>45.99</text:p>
          </table:table-cell>
          <table:table-cell office:value-type="float" office:value="44.7890131797541" table:style-name="ce12">
            <text:p>44.79</text:p>
          </table:table-cell>
          <table:table-cell office:value-type="float" office:value="41.837899543379002" table:style-name="ce12">
            <text:p>41.84</text:p>
          </table:table-cell>
          <table:table-cell office:value-type="float" office:value="48.084613518441699" table:style-name="ce12">
            <text:p>48.08</text:p>
          </table:table-cell>
          <table:table-cell office:value-type="float" office:value="40.055150679535203" table:style-name="ce12">
            <text:p>40.06</text:p>
          </table:table-cell>
          <table:table-cell office:value-type="float" office:value="47.670511571077398" table:style-name="ce12">
            <text:p>47.67</text:p>
          </table:table-cell>
          <table:table-cell office:value-type="float" office:value="42.949344807353803" table:style-name="ce12">
            <text:p>42.95</text:p>
          </table:table-cell>
          <table:table-cell office:value-type="float" office:value="51.4734284468257" table:style-name="ce12">
            <text:p>51.47</text:p>
          </table:table-cell>
          <table:table-cell office:value-type="float" office:value="40.811125022357402" table:style-name="ce12">
            <text:p>40.81</text:p>
          </table:table-cell>
          <table:table-cell office:value-type="float" office:value="48.369704257061002" table:style-name="ce12">
            <text:p>48.37</text:p>
          </table:table-cell>
          <table:table-cell office:value-type="float" office:value="45.735997138180402" table:style-name="ce12">
            <text:p>45.74</text:p>
          </table:table-cell>
          <table:table-cell office:value-type="float" office:value="36.713924050632897" table:style-name="ce12">
            <text:p>36.71</text:p>
          </table:table-cell>
          <table:table-cell office:value-type="float" office:value="45.151866553677401" table:style-name="ce12">
            <text:p>45.15</text:p>
          </table:table-cell>
          <table:table-cell office:value-type="float" office:value="37.784917555771102" table:style-name="ce12">
            <text:p>37.78</text:p>
          </table:table-cell>
          <table:table-cell office:value-type="float" office:value="28.5176554938161" table:style-name="ce12">
            <text:p>28.52</text:p>
          </table:table-cell>
          <table:table-cell office:value-type="float" office:value="42.272727272727302" table:style-name="ce12">
            <text:p>42.27</text:p>
          </table:table-cell>
          <table:table-cell office:value-type="float" office:value="43.0362496593077" table:style-name="ce12">
            <text:p>43.04</text:p>
          </table:table-cell>
          <table:table-cell office:value-type="float" office:value="39.909297052154201" table:style-name="ce12">
            <text:p>39.91</text:p>
          </table:table-cell>
          <table:table-cell table:number-columns-repeated="16361"/>
        </table:table-row>
        <table:table-row table:style-name="ro1">
          <table:table-cell office:value-type="float" office:value="105" table:style-name="ce11">
            <text:p>105</text:p>
          </table:table-cell>
          <table:table-cell office:value-type="float" office:value="46.513451562311502" table:style-name="ce12">
            <text:p>46.51</text:p>
          </table:table-cell>
          <table:table-cell office:value-type="float" office:value="47.049203025215903" table:style-name="ce12">
            <text:p>47.05</text:p>
          </table:table-cell>
          <table:table-cell office:value-type="float" office:value="48.712291090460297" table:style-name="ce12">
            <text:p>48.71</text:p>
          </table:table-cell>
          <table:table-cell office:value-type="float" office:value="39.165242421516602" table:style-name="ce12">
            <text:p>39.17</text:p>
          </table:table-cell>
          <table:table-cell office:value-type="float" office:value="44.8855117895598" table:style-name="ce12">
            <text:p>44.89</text:p>
          </table:table-cell>
          <table:table-cell office:value-type="float" office:value="44.847972972972997" table:style-name="ce12">
            <text:p>44.85</text:p>
          </table:table-cell>
          <table:table-cell office:value-type="float" office:value="42.146146005412803" table:style-name="ce12">
            <text:p>42.15</text:p>
          </table:table-cell>
          <table:table-cell office:value-type="float" office:value="48.171282845890602" table:style-name="ce12">
            <text:p>48.17</text:p>
          </table:table-cell>
          <table:table-cell office:value-type="float" office:value="39.1311563835526" table:style-name="ce12">
            <text:p>39.13</text:p>
          </table:table-cell>
          <table:table-cell office:value-type="float" office:value="47.492227820573703" table:style-name="ce12">
            <text:p>47.49</text:p>
          </table:table-cell>
          <table:table-cell office:value-type="float" office:value="42.483910964161304" table:style-name="ce12">
            <text:p>42.48</text:p>
          </table:table-cell>
          <table:table-cell office:value-type="float" office:value="50.664161212985199" table:style-name="ce12">
            <text:p>50.66</text:p>
          </table:table-cell>
          <table:table-cell office:value-type="float" office:value="41.955684007707099" table:style-name="ce12">
            <text:p>41.96</text:p>
          </table:table-cell>
          <table:table-cell office:value-type="float" office:value="48.271713692182303" table:style-name="ce12">
            <text:p>48.27</text:p>
          </table:table-cell>
          <table:table-cell office:value-type="float" office:value="45.411809583646502" table:style-name="ce12">
            <text:p>45.41</text:p>
          </table:table-cell>
          <table:table-cell office:value-type="float" office:value="36.666934210878303" table:style-name="ce12">
            <text:p>36.67</text:p>
          </table:table-cell>
          <table:table-cell office:value-type="float" office:value="44.973610392018998" table:style-name="ce12">
            <text:p>44.97</text:p>
          </table:table-cell>
          <table:table-cell office:value-type="float" office:value="37.079361070774702" table:style-name="ce12">
            <text:p>37.08</text:p>
          </table:table-cell>
          <table:table-cell office:value-type="float" office:value="27.678654834189601" table:style-name="ce12">
            <text:p>27.68</text:p>
          </table:table-cell>
          <table:table-cell office:value-type="float" office:value="42.8304405874499" table:style-name="ce12">
            <text:p>42.83</text:p>
          </table:table-cell>
          <table:table-cell office:value-type="float" office:value="39.534238979761597" table:style-name="ce12">
            <text:p>39.53</text:p>
          </table:table-cell>
          <table:table-cell office:value-type="float" office:value="45.5555555555556" table:style-name="ce12">
            <text:p>45.56</text:p>
          </table:table-cell>
          <table:table-cell table:number-columns-repeated="16361"/>
        </table:table-row>
        <table:table-row table:style-name="ro1">
          <table:table-cell office:value-type="float" office:value="106" table:style-name="ce11">
            <text:p>106</text:p>
          </table:table-cell>
          <table:table-cell office:value-type="float" office:value="47.1324361715508" table:style-name="ce12">
            <text:p>47.13</text:p>
          </table:table-cell>
          <table:table-cell office:value-type="float" office:value="46.024006001500403" table:style-name="ce12">
            <text:p>46.02</text:p>
          </table:table-cell>
          <table:table-cell office:value-type="float" office:value="48.188869447128603" table:style-name="ce12">
            <text:p>48.19</text:p>
          </table:table-cell>
          <table:table-cell office:value-type="float" office:value="38.449706348466499" table:style-name="ce12">
            <text:p>38.45</text:p>
          </table:table-cell>
          <table:table-cell office:value-type="float" office:value="44.820095044127598" table:style-name="ce12">
            <text:p>44.82</text:p>
          </table:table-cell>
          <table:table-cell office:value-type="float" office:value="44.500042405224299" table:style-name="ce12">
            <text:p>44.50</text:p>
          </table:table-cell>
          <table:table-cell office:value-type="float" office:value="42.277014968860399" table:style-name="ce12">
            <text:p>42.28</text:p>
          </table:table-cell>
          <table:table-cell office:value-type="float" office:value="46.996309963099598" table:style-name="ce12">
            <text:p>47.00</text:p>
          </table:table-cell>
          <table:table-cell office:value-type="float" office:value="39.411333131932103" table:style-name="ce12">
            <text:p>39.41</text:p>
          </table:table-cell>
          <table:table-cell office:value-type="float" office:value="47.714586456572398" table:style-name="ce12">
            <text:p>47.71</text:p>
          </table:table-cell>
          <table:table-cell office:value-type="float" office:value="43.640418809243499" table:style-name="ce12">
            <text:p>43.64</text:p>
          </table:table-cell>
          <table:table-cell office:value-type="float" office:value="50.882215859910801" table:style-name="ce12">
            <text:p>50.88</text:p>
          </table:table-cell>
          <table:table-cell office:value-type="float" office:value="41.571998771875997" table:style-name="ce12">
            <text:p>41.57</text:p>
          </table:table-cell>
          <table:table-cell office:value-type="float" office:value="47.935233507292899" table:style-name="ce12">
            <text:p>47.94</text:p>
          </table:table-cell>
          <table:table-cell office:value-type="float" office:value="44.803180366293603" table:style-name="ce12">
            <text:p>44.80</text:p>
          </table:table-cell>
          <table:table-cell office:value-type="float" office:value="37.474662162162197" table:style-name="ce12">
            <text:p>37.47</text:p>
          </table:table-cell>
          <table:table-cell office:value-type="float" office:value="44.727484373006803" table:style-name="ce12">
            <text:p>44.73</text:p>
          </table:table-cell>
          <table:table-cell office:value-type="float" office:value="36.573107049608403" table:style-name="ce12">
            <text:p>36.57</text:p>
          </table:table-cell>
          <table:table-cell office:value-type="float" office:value="26.048799305622499" table:style-name="ce12">
            <text:p>26.05</text:p>
          </table:table-cell>
          <table:table-cell office:value-type="float" office:value="42.308785897071402" table:style-name="ce12">
            <text:p>42.31</text:p>
          </table:table-cell>
          <table:table-cell office:value-type="float" office:value="38.831995571547203" table:style-name="ce12">
            <text:p>38.83</text:p>
          </table:table-cell>
          <table:table-cell office:value-type="float" office:value="40.421052631579002" table:style-name="ce12">
            <text:p>40.42</text:p>
          </table:table-cell>
          <table:table-cell table:number-columns-repeated="16361"/>
        </table:table-row>
        <table:table-row table:style-name="ro1">
          <table:table-cell office:value-type="float" office:value="107" table:style-name="ce11">
            <text:p>107</text:p>
          </table:table-cell>
          <table:table-cell office:value-type="float" office:value="46.277602523659297" table:style-name="ce12">
            <text:p>46.28</text:p>
          </table:table-cell>
          <table:table-cell office:value-type="float" office:value="44.546727695040303" table:style-name="ce12">
            <text:p>44.55</text:p>
          </table:table-cell>
          <table:table-cell office:value-type="float" office:value="47.541135002847497" table:style-name="ce12">
            <text:p>47.54</text:p>
          </table:table-cell>
          <table:table-cell office:value-type="float" office:value="46.124896242152701" table:style-name="ce12">
            <text:p>46.12</text:p>
          </table:table-cell>
          <table:table-cell office:value-type="float" office:value="43.695943079082198" table:style-name="ce12">
            <text:p>43.70</text:p>
          </table:table-cell>
          <table:table-cell office:value-type="float" office:value="43.820813232253599" table:style-name="ce12">
            <text:p>43.82</text:p>
          </table:table-cell>
          <table:table-cell office:value-type="float" office:value="42.9578993055556" table:style-name="ce12">
            <text:p>42.96</text:p>
          </table:table-cell>
          <table:table-cell office:value-type="float" office:value="47.541726306942799" table:style-name="ce12">
            <text:p>47.54</text:p>
          </table:table-cell>
          <table:table-cell office:value-type="float" office:value="39.003693281744603" table:style-name="ce12">
            <text:p>39.00</text:p>
          </table:table-cell>
          <table:table-cell office:value-type="float" office:value="46.399524222843702" table:style-name="ce12">
            <text:p>46.40</text:p>
          </table:table-cell>
          <table:table-cell office:value-type="float" office:value="42.884334750333103" table:style-name="ce12">
            <text:p>42.88</text:p>
          </table:table-cell>
          <table:table-cell office:value-type="float" office:value="48.886229137575597" table:style-name="ce12">
            <text:p>48.89</text:p>
          </table:table-cell>
          <table:table-cell office:value-type="float" office:value="41.408842736323699" table:style-name="ce12">
            <text:p>41.41</text:p>
          </table:table-cell>
          <table:table-cell office:value-type="float" office:value="44.033438535763203" table:style-name="ce12">
            <text:p>44.03</text:p>
          </table:table-cell>
          <table:table-cell office:value-type="float" office:value="44.383320235288501" table:style-name="ce12">
            <text:p>44.38</text:p>
          </table:table-cell>
          <table:table-cell office:value-type="float" office:value="36.896000912773097" table:style-name="ce12">
            <text:p>36.90</text:p>
          </table:table-cell>
          <table:table-cell office:value-type="float" office:value="38.365631566658898" table:style-name="ce12">
            <text:p>38.37</text:p>
          </table:table-cell>
          <table:table-cell office:value-type="float" office:value="36.554316997559503" table:style-name="ce12">
            <text:p>36.55</text:p>
          </table:table-cell>
          <table:table-cell office:value-type="float" office:value="25.216620716817602" table:style-name="ce12">
            <text:p>25.22</text:p>
          </table:table-cell>
          <table:table-cell office:value-type="float" office:value="40.8815903197926" table:style-name="ce12">
            <text:p>40.88</text:p>
          </table:table-cell>
          <table:table-cell office:value-type="float" office:value="35.3825503355705" table:style-name="ce12">
            <text:p>35.38</text:p>
          </table:table-cell>
          <table:table-cell office:value-type="float" office:value="42.259414225941399" table:style-name="ce12">
            <text:p>42.26</text:p>
          </table:table-cell>
          <table:table-cell table:number-columns-repeated="16361"/>
        </table:table-row>
        <table:table-row table:style-name="ro1">
          <table:table-cell office:value-type="float" office:value="108" table:style-name="ce11">
            <text:p>108</text:p>
          </table:table-cell>
          <table:table-cell office:value-type="float" office:value="47.13" table:style-name="ce12">
            <text:p>47.13</text:p>
          </table:table-cell>
          <table:table-cell office:value-type="float" office:value="43.58" table:style-name="ce12">
            <text:p>43.58</text:p>
          </table:table-cell>
          <table:table-cell office:value-type="float" office:value="46.57" table:style-name="ce12">
            <text:p>46.57</text:p>
          </table:table-cell>
          <table:table-cell office:value-type="float" office:value="47.46" table:style-name="ce12">
            <text:p>47.46</text:p>
          </table:table-cell>
          <table:table-cell office:value-type="float" office:value="42.01" table:style-name="ce12">
            <text:p>42.01</text:p>
          </table:table-cell>
          <table:table-cell office:value-type="float" office:value="44.54" table:style-name="ce12">
            <text:p>44.54</text:p>
          </table:table-cell>
          <table:table-cell office:value-type="float" office:value="43.72" table:style-name="ce12">
            <text:p>43.72</text:p>
          </table:table-cell>
          <table:table-cell office:value-type="float" office:value="44.05" table:style-name="ce12">
            <text:p>44.05</text:p>
          </table:table-cell>
          <table:table-cell office:value-type="float" office:value="37.75" table:style-name="ce12">
            <text:p>37.75</text:p>
          </table:table-cell>
          <table:table-cell office:value-type="float" office:value="45.08" table:style-name="ce12">
            <text:p>45.08</text:p>
          </table:table-cell>
          <table:table-cell office:value-type="float" office:value="42.19" table:style-name="ce12">
            <text:p>42.19</text:p>
          </table:table-cell>
          <table:table-cell office:value-type="float" office:value="49.42" table:style-name="ce12">
            <text:p>49.42</text:p>
          </table:table-cell>
          <table:table-cell office:value-type="float" office:value="39.85" table:style-name="ce12">
            <text:p>39.85</text:p>
          </table:table-cell>
          <table:table-cell office:value-type="float" office:value="43.7" table:style-name="ce12">
            <text:p>43.70</text:p>
          </table:table-cell>
          <table:table-cell office:value-type="float" office:value="38.93" table:style-name="ce12">
            <text:p>38.93</text:p>
          </table:table-cell>
          <table:table-cell office:value-type="float" office:value="36.31" table:style-name="ce12">
            <text:p>36.31</text:p>
          </table:table-cell>
          <table:table-cell office:value-type="float" office:value="46.08" table:style-name="ce12">
            <text:p>46.08</text:p>
          </table:table-cell>
          <table:table-cell office:value-type="float" office:value="36.85" table:style-name="ce12">
            <text:p>36.85</text:p>
          </table:table-cell>
          <table:table-cell office:value-type="float" office:value="25.4" table:style-name="ce12">
            <text:p>25.40</text:p>
          </table:table-cell>
          <table:table-cell office:value-type="float" office:value="40.56" table:style-name="ce12">
            <text:p>40.56</text:p>
          </table:table-cell>
          <table:table-cell office:value-type="float" office:value="35.76" table:style-name="ce12">
            <text:p>35.76</text:p>
          </table:table-cell>
          <table:table-cell office:value-type="float" office:value="41.88" table:style-name="ce12">
            <text:p>41.88</text:p>
          </table:table-cell>
          <table:table-cell table:number-columns-repeated="1636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47.380585516178698" table:style-name="ce13">
            <text:p>47.38</text:p>
          </table:table-cell>
          <table:table-cell office:value-type="float" office:value="43.907164646714499" table:style-name="ce13">
            <text:p>43.91</text:p>
          </table:table-cell>
          <table:table-cell office:value-type="float" office:value="46.527595335771899" table:style-name="ce13">
            <text:p>46.53</text:p>
          </table:table-cell>
          <table:table-cell office:value-type="float" office:value="46.0603109019928" table:style-name="ce13">
            <text:p>46.06</text:p>
          </table:table-cell>
          <table:table-cell office:value-type="float" office:value="42.3664003481829" table:style-name="ce13">
            <text:p>42.37</text:p>
          </table:table-cell>
          <table:table-cell office:value-type="float" office:value="44.997715851987202" table:style-name="ce13">
            <text:p>45.00</text:p>
          </table:table-cell>
          <table:table-cell office:value-type="float" office:value="44.545057822387101" table:style-name="ce13">
            <text:p>44.55</text:p>
          </table:table-cell>
          <table:table-cell office:value-type="float" office:value="47.755524638431403" table:style-name="ce13">
            <text:p>47.76</text:p>
          </table:table-cell>
          <table:table-cell office:value-type="float" office:value="37.861362918865296" table:style-name="ce13">
            <text:p>37.86</text:p>
          </table:table-cell>
          <table:table-cell office:value-type="float" office:value="45.330844426978402" table:style-name="ce13">
            <text:p>45.33</text:p>
          </table:table-cell>
          <table:table-cell office:value-type="float" office:value="42.944805516149302" table:style-name="ce13">
            <text:p>42.94</text:p>
          </table:table-cell>
          <table:table-cell office:value-type="float" office:value="48.970050142295698" table:style-name="ce13">
            <text:p>48.97</text:p>
          </table:table-cell>
          <table:table-cell office:value-type="float" office:value="40.334614515035" table:style-name="ce13">
            <text:p>40.33</text:p>
          </table:table-cell>
          <table:table-cell office:value-type="float" office:value="43.98" table:style-name="ce13">
            <text:p>43.98</text:p>
          </table:table-cell>
          <table:table-cell office:value-type="float" office:value="43.920587676524597" table:style-name="ce13">
            <text:p>43.92</text:p>
          </table:table-cell>
          <table:table-cell office:value-type="float" office:value="36.793006336540699" table:style-name="ce13">
            <text:p>36.79</text:p>
          </table:table-cell>
          <table:table-cell office:value-type="float" office:value="39.6746686439893" table:style-name="ce13">
            <text:p>39.67</text:p>
          </table:table-cell>
          <table:table-cell office:value-type="float" office:value="37.451123334879703" table:style-name="ce13">
            <text:p>37.45</text:p>
          </table:table-cell>
          <table:table-cell office:value-type="float" office:value="26.253203485392099" table:style-name="ce13">
            <text:p>26.25</text:p>
          </table:table-cell>
          <table:table-cell office:value-type="float" office:value="40.923706518561801" table:style-name="ce13">
            <text:p>40.92</text:p>
          </table:table-cell>
          <table:table-cell office:value-type="float" office:value="36.702831436888097" table:style-name="ce13">
            <text:p>36.70</text:p>
          </table:table-cell>
          <table:table-cell office:value-type="float" office:value="41.140529531568198" table:style-name="ce13">
            <text:p>41.14</text:p>
          </table:table-cell>
          <table:table-cell table:number-columns-repeated="16361" table:style-name="ce14"/>
        </table:table-row>
        <table:table-row table:number-rows-repeated="1048565" table:style-name="ro1">
          <table:table-cell table:number-columns-repeated="16384"/>
        </table:table-row>
        <table:named-expressions>
          <table:named-range table:name="Print_Area" table:cell-range-address="國小視力不良率-縣市.$A$1:國小視力不良率-縣市.$W$11" table:base-cell-address="國小視力不良率-縣市.$A$1"/>
        </table:named-expressions>
      </table:table>
      <table:table table:name="視力不良率-原民" table:style-name="ta3">
        <table:table-column table:style-name="co5" table:default-cell-style-name="ce15"/>
        <table:table-column table:style-name="co6" table:number-columns-repeated="5" table:default-cell-style-name="ce15"/>
        <table:table-column table:style-name="co6" table:number-columns-repeated="1018" table:default-cell-style-name="ce16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7">
            <text:p>國小學生裸視視力概況-原住民視力不良率</text:p>
          </table:table-cell>
          <table:covered-table-cell table:number-columns-repeated="7"/>
          <table:table-cell table:number-columns-repeated="1016" table:style-name="ce16"/>
          <table:table-cell table:number-columns-repeated="15360"/>
        </table:table-row>
        <table:table-row table:style-name="ro2">
          <table:table-cell office:value-type="string" table:style-name="ce9">
            <text:p>學年度</text:p>
          </table:table-cell>
          <table:table-cell office:value-type="string" table:style-name="ce17">
            <text:p>原住民</text:p>
            <text:p>平均</text:p>
          </table:table-cell>
          <table:table-cell office:value-type="string" table:style-name="ce17">
            <text:p>一年級</text:p>
          </table:table-cell>
          <table:table-cell office:value-type="string" table:style-name="ce18">
            <text:p>二年級</text:p>
          </table:table-cell>
          <table:table-cell office:value-type="string" table:style-name="ce9">
            <text:p>三年級</text:p>
          </table:table-cell>
          <table:table-cell office:value-type="string" table:style-name="ce18">
            <text:p>四年級</text:p>
          </table:table-cell>
          <table:table-cell office:value-type="string" table:style-name="ce18">
            <text:p>五年級</text:p>
          </table:table-cell>
          <table:table-cell office:value-type="string" table:style-name="ce9">
            <text:p>六年級</text:p>
          </table:table-cell>
          <table:table-cell table:number-columns-repeated="1016" table:style-name="ce16"/>
          <table:table-cell table:number-columns-repeated="15360"/>
        </table:table-row>
        <table:table-row table:style-name="ro1">
          <table:table-cell office:value-type="float" office:value="106" table:style-name="ce11">
            <text:p>106</text:p>
          </table:table-cell>
          <table:table-cell office:value-type="float" office:value="33.35" table:style-name="ce19">
            <text:p>33.35</text:p>
          </table:table-cell>
          <table:table-cell office:value-type="float" office:value="20.82" table:style-name="ce19">
            <text:p>20.82</text:p>
          </table:table-cell>
          <table:table-cell office:value-type="float" office:value="23.06" table:style-name="ce19">
            <text:p>23.06</text:p>
          </table:table-cell>
          <table:table-cell office:value-type="float" office:value="28.49" table:style-name="ce19">
            <text:p>28.49</text:p>
          </table:table-cell>
          <table:table-cell office:value-type="float" office:value="35.619999999999997" table:style-name="ce19">
            <text:p>35.62</text:p>
          </table:table-cell>
          <table:table-cell office:value-type="float" office:value="40.409999999999997" table:style-name="ce19">
            <text:p>40.41</text:p>
          </table:table-cell>
          <table:table-cell office:value-type="float" office:value="45.4" table:style-name="ce19">
            <text:p>45.40</text:p>
          </table:table-cell>
          <table:table-cell table:number-columns-repeated="1016" table:style-name="ce16"/>
          <table:table-cell table:number-columns-repeated="15360"/>
        </table:table-row>
        <table:table-row table:style-name="ro1">
          <table:table-cell office:value-type="float" office:value="107" table:style-name="ce11">
            <text:p>107</text:p>
          </table:table-cell>
          <table:table-cell office:value-type="float" office:value="35.04" table:style-name="ce19">
            <text:p>35.04</text:p>
          </table:table-cell>
          <table:table-cell office:value-type="float" office:value="21.5" table:style-name="ce19">
            <text:p>21.50</text:p>
          </table:table-cell>
          <table:table-cell office:value-type="float" office:value="25.67" table:style-name="ce19">
            <text:p>25.67</text:p>
          </table:table-cell>
          <table:table-cell office:value-type="float" office:value="30.98" table:style-name="ce19">
            <text:p>30.98</text:p>
          </table:table-cell>
          <table:table-cell office:value-type="float" office:value="36.26" table:style-name="ce19">
            <text:p>36.26</text:p>
          </table:table-cell>
          <table:table-cell office:value-type="float" office:value="42.59" table:style-name="ce19">
            <text:p>42.59</text:p>
          </table:table-cell>
          <table:table-cell office:value-type="float" office:value="48.11" table:style-name="ce19">
            <text:p>48.11</text:p>
          </table:table-cell>
          <table:table-cell table:number-columns-repeated="1016" table:style-name="ce16"/>
          <table:table-cell table:number-columns-repeated="15360"/>
        </table:table-row>
        <table:table-row table:style-name="ro1">
          <table:table-cell office:value-type="float" office:value="108" table:style-name="ce11">
            <text:p>108</text:p>
          </table:table-cell>
          <table:table-cell office:value-type="float" office:value="32.880000000000003" table:style-name="ce19">
            <text:p>32.88</text:p>
          </table:table-cell>
          <table:table-cell office:value-type="float" office:value="22.53" table:style-name="ce19">
            <text:p>22.53</text:p>
          </table:table-cell>
          <table:table-cell office:value-type="float" office:value="23.79" table:style-name="ce19">
            <text:p>23.79</text:p>
          </table:table-cell>
          <table:table-cell office:value-type="float" office:value="28.54" table:style-name="ce19">
            <text:p>28.54</text:p>
          </table:table-cell>
          <table:table-cell office:value-type="float" office:value="33.659999999999997" table:style-name="ce19">
            <text:p>33.66</text:p>
          </table:table-cell>
          <table:table-cell office:value-type="float" office:value="39.799999999999997" table:style-name="ce19">
            <text:p>39.80</text:p>
          </table:table-cell>
          <table:table-cell office:value-type="float" office:value="45.37" table:style-name="ce19">
            <text:p>45.37</text:p>
          </table:table-cell>
          <table:table-cell table:number-columns-repeated="1016" table:style-name="ce16"/>
          <table:table-cell table:number-columns-repeated="15360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32.566615620214399" table:style-name="ce5">
            <text:p>32.57</text:p>
          </table:table-cell>
          <table:table-cell office:value-type="float" office:value="20.789138735681" table:style-name="ce5">
            <text:p>20.79</text:p>
          </table:table-cell>
          <table:table-cell office:value-type="float" office:value="24.475890985324899" table:style-name="ce5">
            <text:p>24.48</text:p>
          </table:table-cell>
          <table:table-cell office:value-type="float" office:value="28.895750090810001" table:style-name="ce5">
            <text:p>28.90</text:p>
          </table:table-cell>
          <table:table-cell office:value-type="float" office:value="34.031606027195899" table:style-name="ce5">
            <text:p>34.03</text:p>
          </table:table-cell>
          <table:table-cell office:value-type="float" office:value="39.656460044809599" table:style-name="ce5">
            <text:p>39.66</text:p>
          </table:table-cell>
          <table:table-cell office:value-type="float" office:value="45.446851726472602" table:style-name="ce5">
            <text:p>45.45</text:p>
          </table:table-cell>
          <table:table-cell table:number-columns-repeated="1016" table:style-name="ce16"/>
          <table:table-cell table:number-columns-repeated="15360"/>
        </table:table-row>
        <table:table-row table:style-name="ro3">
          <table:table-cell office:value-type="string" table:style-name="ce2">
            <text:p>備考</text:p>
          </table:table-cell>
          <table:table-cell office:value-type="string" table:number-columns-spanned="7" table:number-rows-spanned="1" table:style-name="ce8">
            <text:p>註1：單位：%</text:p>
            <text:p>註2：資料提供日期2022-06-08</text:p>
          </table:table-cell>
          <table:covered-table-cell table:number-columns-repeated="6"/>
          <table:table-cell table:number-columns-repeated="1016" table:style-name="ce16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10" table:style-name="ce15"/>
          <table:table-cell table:number-columns-repeated="16374"/>
        </table:table-row>
        <table:table-row table:number-rows-repeated="1048564" table:style-name="ro1">
          <table:table-cell table:number-columns-repeated="16384"/>
        </table:table-row>
      </table:table>
      <table:table table:name="100全國" table:style-name="ta4">
        <table:table-column table:style-name="co6" table:number-columns-repeated="3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number-columns-repeated="1013" table:default-cell-style-name="ce20"/>
        <table:table-column table:style-name="co2" table:number-columns-repeated="15360" table:default-cell-style-name="ce1"/>
        <table:table-row table:style-name="ro4">
          <table:table-cell office:value-type="string" table:number-columns-spanned="11" table:number-rows-spanned="1" table:style-name="ce3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table:style-name="ce20"/>
          <table:table-cell office:value-type="string" table:number-columns-spanned="9" table:number-rows-spanned="1" table:style-name="ce37">
            <text:p>  100 學年度   </text:p>
          </table:table-cell>
          <table:covered-table-cell table:number-columns-repeated="8"/>
          <table:table-cell office:value-type="string" table:style-name="ce22">
            <text:p>單位：人；<text:span text:style-name="T3">%</text:span></text:p>
          </table:table-cell>
          <table:table-cell table:number-columns-repeated="16373" table:style-name="ce20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449090" table:formula="of:=[.F5]+[.I5]" table:style-name="ce26">
            <text:p>1,449,090<text:s/></text:p>
          </table:table-cell>
          <table:table-cell office:value-type="float" office:value="724656" table:formula="of:=[.G5]+[.J5]" table:style-name="ce27">
            <text:p>724,656<text:s/></text:p>
          </table:table-cell>
          <table:table-cell office:value-type="float" office:value="50.007659979711406" table:formula="of:=[.D5]/[.C5]*100" table:style-name="ce28">
            <text:p>50.01<text:s/></text:p>
          </table:table-cell>
          <table:table-cell office:value-type="float" office:value="1417281" table:style-name="ce27">
            <text:p>1,417,281<text:s/></text:p>
          </table:table-cell>
          <table:table-cell office:value-type="float" office:value="707969" table:style-name="ce27">
            <text:p>707,969<text:s/></text:p>
          </table:table-cell>
          <table:table-cell office:value-type="float" office:value="49.95262054596089" table:formula="of:=[.G5]/[.F5]*100" table:style-name="ce28">
            <text:p>49.95<text:s/></text:p>
          </table:table-cell>
          <table:table-cell office:value-type="float" office:value="31809" table:style-name="ce27">
            <text:p>31,809<text:s/></text:p>
          </table:table-cell>
          <table:table-cell office:value-type="float" office:value="16687" table:style-name="ce27">
            <text:p>16,687<text:s/></text:p>
          </table:table-cell>
          <table:table-cell office:value-type="float" office:value="52.459995598729911" table:formula="of:=[.J5]/[.I5]*100" table:style-name="ce28">
            <text:p>52.4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757567" table:formula="of:=[.F6]+[.I6]" table:style-name="ce29">
            <text:p>757,567<text:s/></text:p>
          </table:table-cell>
          <table:table-cell office:value-type="float" office:value="370342" table:formula="of:=[.G6]+[.J6]" table:style-name="ce30">
            <text:p>370,342<text:s/></text:p>
          </table:table-cell>
          <table:table-cell office:value-type="float" office:value="48.885709118797415" table:formula="of:=[.D6]/[.C6]*100" table:style-name="ce31">
            <text:p>48.89<text:s/></text:p>
          </table:table-cell>
          <table:table-cell office:value-type="float" office:value="740264" table:style-name="ce30">
            <text:p>740,264<text:s/></text:p>
          </table:table-cell>
          <table:table-cell office:value-type="float" office:value="361513" table:style-name="ce30">
            <text:p>361,513<text:s/></text:p>
          </table:table-cell>
          <table:table-cell office:value-type="float" office:value="48.835685647282588" table:formula="of:=[.G6]/[.F6]*100" table:style-name="ce31">
            <text:p>48.84<text:s/></text:p>
          </table:table-cell>
          <table:table-cell office:value-type="float" office:value="17303" table:style-name="ce30">
            <text:p>17,303<text:s/></text:p>
          </table:table-cell>
          <table:table-cell office:value-type="float" office:value="8829" table:style-name="ce30">
            <text:p>8,829<text:s/></text:p>
          </table:table-cell>
          <table:table-cell office:value-type="float" office:value="51.025833670461772" table:formula="of:=[.J6]/[.I6]*100" table:style-name="ce31">
            <text:p>51.0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691523" table:formula="of:=[.F7]+[.I7]" table:style-name="ce29">
            <text:p>691,523<text:s/></text:p>
          </table:table-cell>
          <table:table-cell office:value-type="float" office:value="354314" table:formula="of:=[.G7]+[.J7]" table:style-name="ce30">
            <text:p>354,314<text:s/></text:p>
          </table:table-cell>
          <table:table-cell office:value-type="float" office:value="51.236762913164135" table:formula="of:=[.D7]/[.C7]*100" table:style-name="ce31">
            <text:p>51.24<text:s/></text:p>
          </table:table-cell>
          <table:table-cell office:value-type="float" office:value="677017" table:style-name="ce30">
            <text:p>677,017<text:s/></text:p>
          </table:table-cell>
          <table:table-cell office:value-type="float" office:value="346456" table:style-name="ce30">
            <text:p>346,456<text:s/></text:p>
          </table:table-cell>
          <table:table-cell office:value-type="float" office:value="51.17389962142753" table:formula="of:=[.G7]/[.F7]*100" table:style-name="ce31">
            <text:p>51.17<text:s/></text:p>
          </table:table-cell>
          <table:table-cell office:value-type="float" office:value="14506" table:style-name="ce30">
            <text:p>14,506<text:s/></text:p>
          </table:table-cell>
          <table:table-cell office:value-type="float" office:value="7858" table:style-name="ce30">
            <text:p>7,858<text:s/></text:p>
          </table:table-cell>
          <table:table-cell office:value-type="float" office:value="54.170687991176067" table:formula="of:=[.J7]/[.I7]*100" table:style-name="ce31">
            <text:p>54.1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108101" table:formula="of:=[.F8]+[.I8]" table:style-name="ce29">
            <text:p>108,101<text:s/></text:p>
          </table:table-cell>
          <table:table-cell office:value-type="float" office:value="30967" table:formula="of:=[.G8]+[.J8]" table:style-name="ce30">
            <text:p>30,967<text:s/></text:p>
          </table:table-cell>
          <table:table-cell office:value-type="float" office:value="28.646358498071251" table:formula="of:=[.D8]/[.C8]*100" table:style-name="ce31">
            <text:p>28.65<text:s/></text:p>
          </table:table-cell>
          <table:table-cell office:value-type="float" office:value="105069" table:style-name="ce30">
            <text:p>105,069<text:s/></text:p>
          </table:table-cell>
          <table:table-cell office:value-type="float" office:value="30130" table:style-name="ce30">
            <text:p>30,130<text:s/></text:p>
          </table:table-cell>
          <table:table-cell office:value-type="float" office:value="28.676393608009974" table:formula="of:=[.G8]/[.F8]*100" table:style-name="ce31">
            <text:p>28.68<text:s/></text:p>
          </table:table-cell>
          <table:table-cell office:value-type="float" office:value="3032" table:style-name="ce30">
            <text:p>3,032<text:s/></text:p>
          </table:table-cell>
          <table:table-cell office:value-type="float" office:value="837" table:style-name="ce30">
            <text:p>837<text:s/></text:p>
          </table:table-cell>
          <table:table-cell office:value-type="float" office:value="27.605540897097626" table:formula="of:=[.J8]/[.I8]*100" table:style-name="ce31">
            <text:p>27.6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9498" table:formula="of:=[.F9]+[.I9]" table:style-name="ce29">
            <text:p>99,498<text:s/></text:p>
          </table:table-cell>
          <table:table-cell office:value-type="float" office:value="29481" table:formula="of:=[.G9]+[.J9]" table:style-name="ce30">
            <text:p>29,481<text:s/></text:p>
          </table:table-cell>
          <table:table-cell office:value-type="float" office:value="29.62974130133269" table:formula="of:=[.D9]/[.C9]*100" table:style-name="ce31">
            <text:p>29.63<text:s/></text:p>
          </table:table-cell>
          <table:table-cell office:value-type="float" office:value="96970" table:style-name="ce30">
            <text:p>96,970<text:s/></text:p>
          </table:table-cell>
          <table:table-cell office:value-type="float" office:value="28722" table:style-name="ce30">
            <text:p>28,722<text:s/></text:p>
          </table:table-cell>
          <table:table-cell office:value-type="float" office:value="29.619469939156438" table:formula="of:=[.G9]/[.F9]*100" table:style-name="ce31">
            <text:p>29.62<text:s/></text:p>
          </table:table-cell>
          <table:table-cell office:value-type="float" office:value="2528" table:style-name="ce30">
            <text:p>2,528<text:s/></text:p>
          </table:table-cell>
          <table:table-cell office:value-type="float" office:value="759" table:style-name="ce30">
            <text:p>759<text:s/></text:p>
          </table:table-cell>
          <table:table-cell office:value-type="float" office:value="30.023734177215189" table:formula="of:=[.J9]/[.I9]*100" table:style-name="ce31">
            <text:p>30.0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112386" table:formula="of:=[.F10]+[.I10]" table:style-name="ce29">
            <text:p>112,386<text:s/></text:p>
          </table:table-cell>
          <table:table-cell office:value-type="float" office:value="41418" table:formula="of:=[.G10]+[.J10]" table:style-name="ce30">
            <text:p>41,418<text:s/></text:p>
          </table:table-cell>
          <table:table-cell office:value-type="float" office:value="36.853344722652288" table:formula="of:=[.D10]/[.C10]*100" table:style-name="ce31">
            <text:p>36.85<text:s/></text:p>
          </table:table-cell>
          <table:table-cell office:value-type="float" office:value="109515" table:style-name="ce30">
            <text:p>109,515<text:s/></text:p>
          </table:table-cell>
          <table:table-cell office:value-type="float" office:value="40294" table:style-name="ce30">
            <text:p>40,294<text:s/></text:p>
          </table:table-cell>
          <table:table-cell office:value-type="float" office:value="36.793133360726841" table:formula="of:=[.G10]/[.F10]*100" table:style-name="ce31">
            <text:p>36.79<text:s/></text:p>
          </table:table-cell>
          <table:table-cell office:value-type="float" office:value="2871" table:style-name="ce30">
            <text:p>2,871<text:s/></text:p>
          </table:table-cell>
          <table:table-cell office:value-type="float" office:value="1124" table:style-name="ce30">
            <text:p>1,124<text:s/></text:p>
          </table:table-cell>
          <table:table-cell office:value-type="float" office:value="39.150121908742598" table:formula="of:=[.J10]/[.I10]*100" table:style-name="ce31">
            <text:p>39.1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1182" table:formula="of:=[.F11]+[.I11]" table:style-name="ce29">
            <text:p>101,182<text:s/></text:p>
          </table:table-cell>
          <table:table-cell office:value-type="float" office:value="38156" table:formula="of:=[.G11]+[.J11]" table:style-name="ce30">
            <text:p>38,156<text:s/></text:p>
          </table:table-cell>
          <table:table-cell office:value-type="float" office:value="37.710264671581903" table:formula="of:=[.D11]/[.C11]*100" table:style-name="ce31">
            <text:p>37.71<text:s/></text:p>
          </table:table-cell>
          <table:table-cell office:value-type="float" office:value="98815" table:style-name="ce30">
            <text:p>98,815<text:s/></text:p>
          </table:table-cell>
          <table:table-cell office:value-type="float" office:value="37165" table:style-name="ce30">
            <text:p>37,165<text:s/></text:p>
          </table:table-cell>
          <table:table-cell office:value-type="float" office:value="37.610686636644239" table:formula="of:=[.G11]/[.F11]*100" table:style-name="ce31">
            <text:p>37.61<text:s/></text:p>
          </table:table-cell>
          <table:table-cell office:value-type="float" office:value="2367" table:style-name="ce30">
            <text:p>2,367<text:s/></text:p>
          </table:table-cell>
          <table:table-cell office:value-type="float" office:value="991" table:style-name="ce30">
            <text:p>991<text:s/></text:p>
          </table:table-cell>
          <table:table-cell office:value-type="float" office:value="41.867342627798905" table:formula="of:=[.J11]/[.I11]*100" table:style-name="ce31">
            <text:p>41.8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119742" table:formula="of:=[.F12]+[.I12]" table:style-name="ce29">
            <text:p>119,742<text:s/></text:p>
          </table:table-cell>
          <table:table-cell office:value-type="float" office:value="54626" table:formula="of:=[.G12]+[.J12]" table:style-name="ce30">
            <text:p>54,626<text:s/></text:p>
          </table:table-cell>
          <table:table-cell office:value-type="float" office:value="45.619749127290341" table:formula="of:=[.D12]/[.C12]*100" table:style-name="ce31">
            <text:p>45.62<text:s/></text:p>
          </table:table-cell>
          <table:table-cell office:value-type="float" office:value="116933" table:style-name="ce30">
            <text:p>116,933<text:s/></text:p>
          </table:table-cell>
          <table:table-cell office:value-type="float" office:value="53222" table:style-name="ce30">
            <text:p>53,222<text:s/></text:p>
          </table:table-cell>
          <table:table-cell office:value-type="float" office:value="45.514953007277668" table:formula="of:=[.G12]/[.F12]*100" table:style-name="ce31">
            <text:p>45.51<text:s/></text:p>
          </table:table-cell>
          <table:table-cell office:value-type="float" office:value="2809" table:style-name="ce30">
            <text:p>2,809<text:s/></text:p>
          </table:table-cell>
          <table:table-cell office:value-type="float" office:value="1404" table:style-name="ce30">
            <text:p>1,404<text:s/></text:p>
          </table:table-cell>
          <table:table-cell office:value-type="float" office:value="49.982200071199721" table:formula="of:=[.J12]/[.I12]*100" table:style-name="ce31">
            <text:p>49.9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8978" table:formula="of:=[.F13]+[.I13]" table:style-name="ce29">
            <text:p>108,978<text:s/></text:p>
          </table:table-cell>
          <table:table-cell office:value-type="float" office:value="50856" table:formula="of:=[.G13]+[.J13]" table:style-name="ce30">
            <text:p>50,856<text:s/></text:p>
          </table:table-cell>
          <table:table-cell office:value-type="float" office:value="46.666299620106813" table:formula="of:=[.D13]/[.C13]*100" table:style-name="ce31">
            <text:p>46.67<text:s/></text:p>
          </table:table-cell>
          <table:table-cell office:value-type="float" office:value="106732" table:style-name="ce30">
            <text:p>106,732<text:s/></text:p>
          </table:table-cell>
          <table:table-cell office:value-type="float" office:value="49663" table:style-name="ce30">
            <text:p>49,663<text:s/></text:p>
          </table:table-cell>
          <table:table-cell office:value-type="float" office:value="46.530562530450098" table:formula="of:=[.G13]/[.F13]*100" table:style-name="ce31">
            <text:p>46.53<text:s/></text:p>
          </table:table-cell>
          <table:table-cell office:value-type="float" office:value="2246" table:style-name="ce30">
            <text:p>2,246<text:s/></text:p>
          </table:table-cell>
          <table:table-cell office:value-type="float" office:value="1193" table:style-name="ce30">
            <text:p>1,193<text:s/></text:p>
          </table:table-cell>
          <table:table-cell office:value-type="float" office:value="53.1166518254675" table:formula="of:=[.J13]/[.I13]*100" table:style-name="ce31">
            <text:p>53.1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126153" table:formula="of:=[.F14]+[.I14]" table:style-name="ce29">
            <text:p>126,153<text:s/></text:p>
          </table:table-cell>
          <table:table-cell office:value-type="float" office:value="65971" table:formula="of:=[.G14]+[.J14]" table:style-name="ce30">
            <text:p>65,971<text:s/></text:p>
          </table:table-cell>
          <table:table-cell office:value-type="float" office:value="52.294436121217892" table:formula="of:=[.D14]/[.C14]*100" table:style-name="ce31">
            <text:p>52.29<text:s/></text:p>
          </table:table-cell>
          <table:table-cell office:value-type="float" office:value="123383" table:style-name="ce30">
            <text:p>123,383<text:s/></text:p>
          </table:table-cell>
          <table:table-cell office:value-type="float" office:value="64385" table:style-name="ce30">
            <text:p>64,385<text:s/></text:p>
          </table:table-cell>
          <table:table-cell office:value-type="float" office:value="52.183039802890185" table:formula="of:=[.G14]/[.F14]*100" table:style-name="ce31">
            <text:p>52.18<text:s/></text:p>
          </table:table-cell>
          <table:table-cell office:value-type="float" office:value="2770" table:style-name="ce30">
            <text:p>2,770<text:s/></text:p>
          </table:table-cell>
          <table:table-cell office:value-type="float" office:value="1586" table:style-name="ce30">
            <text:p>1,586<text:s/></text:p>
          </table:table-cell>
          <table:table-cell office:value-type="float" office:value="57.25631768953069" table:formula="of:=[.J14]/[.I14]*100" table:style-name="ce31">
            <text:p>57.2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15328" table:formula="of:=[.F15]+[.I15]" table:style-name="ce29">
            <text:p>115,328<text:s/></text:p>
          </table:table-cell>
          <table:table-cell office:value-type="float" office:value="63161" table:formula="of:=[.G15]+[.J15]" table:style-name="ce30">
            <text:p>63,161<text:s/></text:p>
          </table:table-cell>
          <table:table-cell office:value-type="float" office:value="54.766405382907877" table:formula="of:=[.D15]/[.C15]*100" table:style-name="ce31">
            <text:p>54.77<text:s/></text:p>
          </table:table-cell>
          <table:table-cell office:value-type="float" office:value="112942" table:style-name="ce30">
            <text:p>112,942<text:s/></text:p>
          </table:table-cell>
          <table:table-cell office:value-type="float" office:value="61685" table:style-name="ce30">
            <text:p>61,685<text:s/></text:p>
          </table:table-cell>
          <table:table-cell office:value-type="float" office:value="54.616528837810563" table:formula="of:=[.G15]/[.F15]*100" table:style-name="ce31">
            <text:p>54.62<text:s/></text:p>
          </table:table-cell>
          <table:table-cell office:value-type="float" office:value="2386" table:style-name="ce30">
            <text:p>2,386<text:s/></text:p>
          </table:table-cell>
          <table:table-cell office:value-type="float" office:value="1476" table:style-name="ce30">
            <text:p>1,476<text:s/></text:p>
          </table:table-cell>
          <table:table-cell office:value-type="float" office:value="61.860854987426649" table:formula="of:=[.J15]/[.I15]*100" table:style-name="ce31">
            <text:p>61.86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142577" table:formula="of:=[.F16]+[.I16]" table:style-name="ce29">
            <text:p>142,577<text:s/></text:p>
          </table:table-cell>
          <table:table-cell office:value-type="float" office:value="83841" table:formula="of:=[.G16]+[.J16]" table:style-name="ce30">
            <text:p>83,841<text:s/></text:p>
          </table:table-cell>
          <table:table-cell office:value-type="float" office:value="58.804014672773306" table:formula="of:=[.D16]/[.C16]*100" table:style-name="ce31">
            <text:p>58.80<text:s/></text:p>
          </table:table-cell>
          <table:table-cell office:value-type="float" office:value="139629" table:style-name="ce30">
            <text:p>139,629<text:s/></text:p>
          </table:table-cell>
          <table:table-cell office:value-type="float" office:value="81947" table:style-name="ce30">
            <text:p>81,947<text:s/></text:p>
          </table:table-cell>
          <table:table-cell office:value-type="float" office:value="58.689097537044596" table:formula="of:=[.G16]/[.F16]*100" table:style-name="ce31">
            <text:p>58.69<text:s/></text:p>
          </table:table-cell>
          <table:table-cell office:value-type="float" office:value="2948" table:style-name="ce30">
            <text:p>2,948<text:s/></text:p>
          </table:table-cell>
          <table:table-cell office:value-type="float" office:value="1894" table:style-name="ce30">
            <text:p>1,894<text:s/></text:p>
          </table:table-cell>
          <table:table-cell office:value-type="float" office:value="64.246947082767974" table:formula="of:=[.J16]/[.I16]*100" table:style-name="ce31">
            <text:p>64.2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31071" table:formula="of:=[.F17]+[.I17]" table:style-name="ce29">
            <text:p>131,071<text:s/></text:p>
          </table:table-cell>
          <table:table-cell office:value-type="float" office:value="81438" table:formula="of:=[.G17]+[.J17]" table:style-name="ce30">
            <text:p>81,438<text:s/></text:p>
          </table:table-cell>
          <table:table-cell office:value-type="float" office:value="62.132737218759296" table:formula="of:=[.D17]/[.C17]*100" table:style-name="ce31">
            <text:p>62.13<text:s/></text:p>
          </table:table-cell>
          <table:table-cell office:value-type="float" office:value="128509" table:style-name="ce30">
            <text:p>128,509<text:s/></text:p>
          </table:table-cell>
          <table:table-cell office:value-type="float" office:value="79734" table:style-name="ce30">
            <text:p>79,734<text:s/></text:p>
          </table:table-cell>
          <table:table-cell office:value-type="float" office:value="62.045459851061011" table:formula="of:=[.G17]/[.F17]*100" table:style-name="ce31">
            <text:p>62.05<text:s/></text:p>
          </table:table-cell>
          <table:table-cell office:value-type="float" office:value="2562" table:style-name="ce30">
            <text:p>2,562<text:s/></text:p>
          </table:table-cell>
          <table:table-cell office:value-type="float" office:value="1704" table:style-name="ce30">
            <text:p>1,704<text:s/></text:p>
          </table:table-cell>
          <table:table-cell office:value-type="float" office:value="66.510538641686182" table:formula="of:=[.J17]/[.I17]*100" table:style-name="ce31">
            <text:p>66.5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148608" table:formula="of:=[.F18]+[.I18]" table:style-name="ce29">
            <text:p>148,608<text:s/></text:p>
          </table:table-cell>
          <table:table-cell office:value-type="float" office:value="93519" table:formula="of:=[.G18]+[.J18]" table:style-name="ce30">
            <text:p>93,519<text:s/></text:p>
          </table:table-cell>
          <table:table-cell office:value-type="float" office:value="62.929990310077521" table:formula="of:=[.D18]/[.C18]*100" table:style-name="ce31">
            <text:p>62.93<text:s/></text:p>
          </table:table-cell>
          <table:table-cell office:value-type="float" office:value="145735" table:style-name="ce30">
            <text:p>145,735<text:s/></text:p>
          </table:table-cell>
          <table:table-cell office:value-type="float" office:value="91535" table:style-name="ce30">
            <text:p>91,535<text:s/></text:p>
          </table:table-cell>
          <table:table-cell office:value-type="float" office:value="62.80920849487083" table:formula="of:=[.G18]/[.F18]*100" table:style-name="ce31">
            <text:p>62.81<text:s/></text:p>
          </table:table-cell>
          <table:table-cell office:value-type="float" office:value="2873" table:style-name="ce30">
            <text:p>2,873<text:s/></text:p>
          </table:table-cell>
          <table:table-cell office:value-type="float" office:value="1984" table:style-name="ce30">
            <text:p>1,984<text:s/></text:p>
          </table:table-cell>
          <table:table-cell office:value-type="float" office:value="69.05673512008353" table:formula="of:=[.J18]/[.I18]*100" table:style-name="ce31">
            <text:p>69.0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35466" table:formula="of:=[.F19]+[.I19]" table:style-name="ce32">
            <text:p>135,466<text:s/></text:p>
          </table:table-cell>
          <table:table-cell office:value-type="float" office:value="91222" table:formula="of:=[.G19]+[.J19]" table:style-name="ce33">
            <text:p>91,222<text:s/></text:p>
          </table:table-cell>
          <table:table-cell office:value-type="float" office:value="67.339406197865145" table:formula="of:=[.D19]/[.C19]*100" table:style-name="ce34">
            <text:p>67.34<text:s/></text:p>
          </table:table-cell>
          <table:table-cell office:value-type="float" office:value="133049" table:style-name="ce33">
            <text:p>133,049<text:s/></text:p>
          </table:table-cell>
          <table:table-cell office:value-type="float" office:value="89487" table:style-name="ce33">
            <text:p>89,487<text:s/></text:p>
          </table:table-cell>
          <table:table-cell office:value-type="float" office:value="67.258679133251661" table:formula="of:=[.G19]/[.F19]*100" table:style-name="ce34">
            <text:p>67.26<text:s/></text:p>
          </table:table-cell>
          <table:table-cell office:value-type="float" office:value="2417" table:style-name="ce33">
            <text:p>2,417<text:s/></text:p>
          </table:table-cell>
          <table:table-cell office:value-type="float" office:value="1735" table:style-name="ce33">
            <text:p>1,735<text:s/></text:p>
          </table:table-cell>
          <table:table-cell office:value-type="float" office:value="71.783202316921802" table:formula="of:=[.J19]/[.I19]*100" table:style-name="ce34">
            <text:p>71.78<text:s/>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6383" table:style-name="ce35"/>
        </table:table-row>
        <table:table-row table:number-rows-repeated="1048556" table:style-name="ro1">
          <table:table-cell table:number-columns-repeated="16384"/>
        </table:table-row>
      </table:table>
      <table:table table:name="101全國" table:style-name="ta4">
        <table:table-column table:style-name="co6" table:number-columns-repeated="3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number-columns-repeated="1013" table:default-cell-style-name="ce20"/>
        <table:table-column table:style-name="co2" table:number-columns-repeated="15360" table:default-cell-style-name="ce1"/>
        <table:table-row table:style-name="ro4">
          <table:table-cell office:value-type="string" table:number-columns-spanned="11" table:number-rows-spanned="1" table:style-name="ce3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table:style-name="ce20"/>
          <table:table-cell office:value-type="string" table:number-columns-spanned="9" table:number-rows-spanned="1" table:style-name="ce37">
            <text:p>  101 學年度   </text:p>
          </table:table-cell>
          <table:covered-table-cell table:number-columns-repeated="8"/>
          <table:table-cell office:value-type="string" table:style-name="ce22">
            <text:p>單位：人；<text:span text:style-name="T3">%</text:span></text:p>
          </table:table-cell>
          <table:table-cell table:number-columns-repeated="16373" table:style-name="ce20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366870" table:formula="of:=[.F5]+[.I5]" table:style-name="ce26">
            <text:p>1,366,870<text:s/></text:p>
          </table:table-cell>
          <table:table-cell office:value-type="float" office:value="674706" table:formula="of:=[.G5]+[.J5]" table:style-name="ce27">
            <text:p>674,706<text:s/></text:p>
          </table:table-cell>
          <table:table-cell office:value-type="float" office:value="49.361387695976937" table:formula="of:=[.D5]/[.C5]*100" table:style-name="ce28">
            <text:p>49.36<text:s/></text:p>
          </table:table-cell>
          <table:table-cell office:value-type="float" office:value="1334338" table:style-name="ce27">
            <text:p>1,334,338<text:s/></text:p>
          </table:table-cell>
          <table:table-cell office:value-type="float" office:value="657711" table:style-name="ce27">
            <text:p>657,711<text:s/></text:p>
          </table:table-cell>
          <table:table-cell office:value-type="float" office:value="49.291184092786082" table:formula="of:=[.G5]/[.F5]*100" table:style-name="ce28">
            <text:p>49.29<text:s/></text:p>
          </table:table-cell>
          <table:table-cell office:value-type="float" office:value="32532" table:style-name="ce27">
            <text:p>32,532<text:s/></text:p>
          </table:table-cell>
          <table:table-cell office:value-type="float" office:value="16995" table:style-name="ce27">
            <text:p>16,995<text:s/></text:p>
          </table:table-cell>
          <table:table-cell office:value-type="float" office:value="52.240870527480631" table:formula="of:=[.J5]/[.I5]*100" table:style-name="ce28">
            <text:p>52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714688" table:formula="of:=[.F6]+[.I6]" table:style-name="ce29">
            <text:p>714,688<text:s/></text:p>
          </table:table-cell>
          <table:table-cell office:value-type="float" office:value="345945" table:formula="of:=[.G6]+[.J6]" table:style-name="ce30">
            <text:p>345,945<text:s/></text:p>
          </table:table-cell>
          <table:table-cell office:value-type="float" office:value="48.405038282439328" table:formula="of:=[.D6]/[.C6]*100" table:style-name="ce31">
            <text:p>48.41<text:s/></text:p>
          </table:table-cell>
          <table:table-cell office:value-type="float" office:value="696997" table:style-name="ce30">
            <text:p>696,997<text:s/></text:p>
          </table:table-cell>
          <table:table-cell office:value-type="float" office:value="336880" table:style-name="ce30">
            <text:p>336,880<text:s/></text:p>
          </table:table-cell>
          <table:table-cell office:value-type="float" office:value="48.333063126527087" table:formula="of:=[.G6]/[.F6]*100" table:style-name="ce31">
            <text:p>48.33<text:s/></text:p>
          </table:table-cell>
          <table:table-cell office:value-type="float" office:value="17691" table:style-name="ce30">
            <text:p>17,691<text:s/></text:p>
          </table:table-cell>
          <table:table-cell office:value-type="float" office:value="9065" table:style-name="ce30">
            <text:p>9,065<text:s/></text:p>
          </table:table-cell>
          <table:table-cell office:value-type="float" office:value="51.24074388106947" table:formula="of:=[.J6]/[.I6]*100" table:style-name="ce31">
            <text:p>51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652182" table:formula="of:=[.F7]+[.I7]" table:style-name="ce29">
            <text:p>652,182<text:s/></text:p>
          </table:table-cell>
          <table:table-cell office:value-type="float" office:value="328761" table:formula="of:=[.G7]+[.J7]" table:style-name="ce30">
            <text:p>328,761<text:s/></text:p>
          </table:table-cell>
          <table:table-cell office:value-type="float" office:value="50.409394923502951" table:formula="of:=[.D7]/[.C7]*100" table:style-name="ce31">
            <text:p>50.41<text:s/></text:p>
          </table:table-cell>
          <table:table-cell office:value-type="float" office:value="637341" table:style-name="ce30">
            <text:p>637,341<text:s/></text:p>
          </table:table-cell>
          <table:table-cell office:value-type="float" office:value="320831" table:style-name="ce30">
            <text:p>320,831<text:s/></text:p>
          </table:table-cell>
          <table:table-cell office:value-type="float" office:value="50.338986508007487" table:formula="of:=[.G7]/[.F7]*100" table:style-name="ce31">
            <text:p>50.34<text:s/></text:p>
          </table:table-cell>
          <table:table-cell office:value-type="float" office:value="14841" table:style-name="ce30">
            <text:p>14,841<text:s/></text:p>
          </table:table-cell>
          <table:table-cell office:value-type="float" office:value="7930" table:style-name="ce30">
            <text:p>7,930<text:s/></text:p>
          </table:table-cell>
          <table:table-cell office:value-type="float" office:value="53.433057071625903" table:formula="of:=[.J7]/[.I7]*100" table:style-name="ce31">
            <text:p>53.4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105279" table:formula="of:=[.F8]+[.I8]" table:style-name="ce29">
            <text:p>105,279<text:s/></text:p>
          </table:table-cell>
          <table:table-cell office:value-type="float" office:value="28519" table:formula="of:=[.G8]+[.J8]" table:style-name="ce30">
            <text:p>28,519<text:s/></text:p>
          </table:table-cell>
          <table:table-cell office:value-type="float" office:value="27.088973109547016" table:formula="of:=[.D8]/[.C8]*100" table:style-name="ce31">
            <text:p>27.09<text:s/></text:p>
          </table:table-cell>
          <table:table-cell office:value-type="float" office:value="102108" table:style-name="ce30">
            <text:p>102,108<text:s/></text:p>
          </table:table-cell>
          <table:table-cell office:value-type="float" office:value="27612" table:style-name="ce30">
            <text:p>27,612<text:s/></text:p>
          </table:table-cell>
          <table:table-cell office:value-type="float" office:value="27.041955576448469" table:formula="of:=[.G8]/[.F8]*100" table:style-name="ce31">
            <text:p>27.04<text:s/></text:p>
          </table:table-cell>
          <table:table-cell office:value-type="float" office:value="3171" table:style-name="ce30">
            <text:p>3,171<text:s/></text:p>
          </table:table-cell>
          <table:table-cell office:value-type="float" office:value="907" table:style-name="ce30">
            <text:p>907<text:s/></text:p>
          </table:table-cell>
          <table:table-cell office:value-type="float" office:value="28.602964364553767" table:formula="of:=[.J8]/[.I8]*100" table:style-name="ce31">
            <text:p>28.6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5635" table:formula="of:=[.F9]+[.I9]" table:style-name="ce29">
            <text:p>95,635<text:s/></text:p>
          </table:table-cell>
          <table:table-cell office:value-type="float" office:value="26772" table:formula="of:=[.G9]+[.J9]" table:style-name="ce30">
            <text:p>26,772<text:s/></text:p>
          </table:table-cell>
          <table:table-cell office:value-type="float" office:value="27.993935274742508" table:formula="of:=[.D9]/[.C9]*100" table:style-name="ce31">
            <text:p>27.99<text:s/></text:p>
          </table:table-cell>
          <table:table-cell office:value-type="float" office:value="92990" table:style-name="ce30">
            <text:p>92,990<text:s/></text:p>
          </table:table-cell>
          <table:table-cell office:value-type="float" office:value="26024" table:style-name="ce30">
            <text:p>26,024<text:s/></text:p>
          </table:table-cell>
          <table:table-cell office:value-type="float" office:value="27.985804925260783" table:formula="of:=[.G9]/[.F9]*100" table:style-name="ce31">
            <text:p>27.99<text:s/></text:p>
          </table:table-cell>
          <table:table-cell office:value-type="float" office:value="2645" table:style-name="ce30">
            <text:p>2,645<text:s/></text:p>
          </table:table-cell>
          <table:table-cell office:value-type="float" office:value="748" table:style-name="ce30">
            <text:p>748<text:s/></text:p>
          </table:table-cell>
          <table:table-cell office:value-type="float" office:value="28.279773156899811" table:formula="of:=[.J9]/[.I9]*100" table:style-name="ce31">
            <text:p>28.2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108153" table:formula="of:=[.F10]+[.I10]" table:style-name="ce29">
            <text:p>108,153<text:s/></text:p>
          </table:table-cell>
          <table:table-cell office:value-type="float" office:value="38929" table:formula="of:=[.G10]+[.J10]" table:style-name="ce30">
            <text:p>38,929<text:s/></text:p>
          </table:table-cell>
          <table:table-cell office:value-type="float" office:value="35.994378334396643" table:formula="of:=[.D10]/[.C10]*100" table:style-name="ce31">
            <text:p>35.99<text:s/></text:p>
          </table:table-cell>
          <table:table-cell office:value-type="float" office:value="105124" table:style-name="ce30">
            <text:p>105,124<text:s/></text:p>
          </table:table-cell>
          <table:table-cell office:value-type="float" office:value="37725" table:style-name="ce30">
            <text:p>37,725<text:s/></text:p>
          </table:table-cell>
          <table:table-cell office:value-type="float" office:value="35.886191545222786" table:formula="of:=[.G10]/[.F10]*100" table:style-name="ce31">
            <text:p>35.89<text:s/></text:p>
          </table:table-cell>
          <table:table-cell office:value-type="float" office:value="3029" table:style-name="ce30">
            <text:p>3,029<text:s/></text:p>
          </table:table-cell>
          <table:table-cell office:value-type="float" office:value="1204" table:style-name="ce30">
            <text:p>1,204<text:s/></text:p>
          </table:table-cell>
          <table:table-cell office:value-type="float" office:value="39.749092109607133" table:formula="of:=[.J10]/[.I10]*100" table:style-name="ce31">
            <text:p>39.7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9611" table:formula="of:=[.F11]+[.I11]" table:style-name="ce29">
            <text:p>99,611<text:s/></text:p>
          </table:table-cell>
          <table:table-cell office:value-type="float" office:value="36091" table:formula="of:=[.G11]+[.J11]" table:style-name="ce30">
            <text:p>36,091<text:s/></text:p>
          </table:table-cell>
          <table:table-cell office:value-type="float" office:value="36.231942255373397" table:formula="of:=[.D11]/[.C11]*100" table:style-name="ce31">
            <text:p>36.23<text:s/></text:p>
          </table:table-cell>
          <table:table-cell office:value-type="float" office:value="97079" table:style-name="ce30">
            <text:p>97,079<text:s/></text:p>
          </table:table-cell>
          <table:table-cell office:value-type="float" office:value="35100" table:style-name="ce30">
            <text:p>35,100<text:s/></text:p>
          </table:table-cell>
          <table:table-cell office:value-type="float" office:value="36.156120273179575" table:formula="of:=[.G11]/[.F11]*100" table:style-name="ce31">
            <text:p>36.16<text:s/></text:p>
          </table:table-cell>
          <table:table-cell office:value-type="float" office:value="2532" table:style-name="ce30">
            <text:p>2,532<text:s/></text:p>
          </table:table-cell>
          <table:table-cell office:value-type="float" office:value="991" table:style-name="ce30">
            <text:p>991<text:s/></text:p>
          </table:table-cell>
          <table:table-cell office:value-type="float" office:value="39.1390205371248" table:formula="of:=[.J11]/[.I11]*100" table:style-name="ce31">
            <text:p>39.1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112476" table:formula="of:=[.F12]+[.I12]" table:style-name="ce29">
            <text:p>112,476<text:s/></text:p>
          </table:table-cell>
          <table:table-cell office:value-type="float" office:value="50920" table:formula="of:=[.G12]+[.J12]" table:style-name="ce30">
            <text:p>50,920<text:s/></text:p>
          </table:table-cell>
          <table:table-cell office:value-type="float" office:value="45.271880223336538" table:formula="of:=[.D12]/[.C12]*100" table:style-name="ce31">
            <text:p>45.27<text:s/></text:p>
          </table:table-cell>
          <table:table-cell office:value-type="float" office:value="109610" table:style-name="ce30">
            <text:p>109,610<text:s/></text:p>
          </table:table-cell>
          <table:table-cell office:value-type="float" office:value="49457" table:style-name="ce30">
            <text:p>49,457<text:s/></text:p>
          </table:table-cell>
          <table:table-cell office:value-type="float" office:value="45.120883131101174" table:formula="of:=[.G12]/[.F12]*100" table:style-name="ce31">
            <text:p>45.12<text:s/></text:p>
          </table:table-cell>
          <table:table-cell office:value-type="float" office:value="2866" table:style-name="ce30">
            <text:p>2,866<text:s/></text:p>
          </table:table-cell>
          <table:table-cell office:value-type="float" office:value="1463" table:style-name="ce30">
            <text:p>1,463<text:s/></text:p>
          </table:table-cell>
          <table:table-cell office:value-type="float" office:value="51.046755059316119" table:formula="of:=[.J12]/[.I12]*100" table:style-name="ce31">
            <text:p>51.0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1206" table:formula="of:=[.F13]+[.I13]" table:style-name="ce29">
            <text:p>101,206<text:s/></text:p>
          </table:table-cell>
          <table:table-cell office:value-type="float" office:value="46413" table:formula="of:=[.G13]+[.J13]" table:style-name="ce30">
            <text:p>46,413<text:s/></text:p>
          </table:table-cell>
          <table:table-cell office:value-type="float" office:value="45.859929253206332" table:formula="of:=[.D13]/[.C13]*100" table:style-name="ce31">
            <text:p>45.86<text:s/></text:p>
          </table:table-cell>
          <table:table-cell office:value-type="float" office:value="98848" table:style-name="ce30">
            <text:p>98,848<text:s/></text:p>
          </table:table-cell>
          <table:table-cell office:value-type="float" office:value="45142" table:style-name="ce30">
            <text:p>45,142<text:s/></text:p>
          </table:table-cell>
          <table:table-cell office:value-type="float" office:value="45.668096471349948" table:formula="of:=[.G13]/[.F13]*100" table:style-name="ce31">
            <text:p>45.67<text:s/></text:p>
          </table:table-cell>
          <table:table-cell office:value-type="float" office:value="2358" table:style-name="ce30">
            <text:p>2,358<text:s/></text:p>
          </table:table-cell>
          <table:table-cell office:value-type="float" office:value="1271" table:style-name="ce30">
            <text:p>1,271<text:s/></text:p>
          </table:table-cell>
          <table:table-cell office:value-type="float" office:value="53.901611535199322" table:formula="of:=[.J13]/[.I13]*100" table:style-name="ce31">
            <text:p>53.9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119865" table:formula="of:=[.F14]+[.I14]" table:style-name="ce29">
            <text:p>119,865<text:s/></text:p>
          </table:table-cell>
          <table:table-cell office:value-type="float" office:value="63081" table:formula="of:=[.G14]+[.J14]" table:style-name="ce30">
            <text:p>63,081<text:s/></text:p>
          </table:table-cell>
          <table:table-cell office:value-type="float" office:value="52.626705043173573" table:formula="of:=[.D14]/[.C14]*100" table:style-name="ce31">
            <text:p>52.63<text:s/></text:p>
          </table:table-cell>
          <table:table-cell office:value-type="float" office:value="117031" table:style-name="ce30">
            <text:p>117,031<text:s/></text:p>
          </table:table-cell>
          <table:table-cell office:value-type="float" office:value="61450" table:style-name="ce30">
            <text:p>61,450<text:s/></text:p>
          </table:table-cell>
          <table:table-cell office:value-type="float" office:value="52.507455289624119" table:formula="of:=[.G14]/[.F14]*100" table:style-name="ce31">
            <text:p>52.51<text:s/></text:p>
          </table:table-cell>
          <table:table-cell office:value-type="float" office:value="2834" table:style-name="ce30">
            <text:p>2,834<text:s/></text:p>
          </table:table-cell>
          <table:table-cell office:value-type="float" office:value="1631" table:style-name="ce30">
            <text:p>1,631<text:s/></text:p>
          </table:table-cell>
          <table:table-cell office:value-type="float" office:value="57.551164431898371" table:formula="of:=[.J14]/[.I14]*100" table:style-name="ce31">
            <text:p>57.5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9150" table:formula="of:=[.F15]+[.I15]" table:style-name="ce29">
            <text:p>109,150<text:s/></text:p>
          </table:table-cell>
          <table:table-cell office:value-type="float" office:value="59070" table:formula="of:=[.G15]+[.J15]" table:style-name="ce30">
            <text:p>59,070<text:s/></text:p>
          </table:table-cell>
          <table:table-cell office:value-type="float" office:value="54.118185982592756" table:formula="of:=[.D15]/[.C15]*100" table:style-name="ce31">
            <text:p>54.12<text:s/></text:p>
          </table:table-cell>
          <table:table-cell office:value-type="float" office:value="106844" table:style-name="ce30">
            <text:p>106,844<text:s/></text:p>
          </table:table-cell>
          <table:table-cell office:value-type="float" office:value="57635" table:style-name="ce30">
            <text:p>57,635<text:s/></text:p>
          </table:table-cell>
          <table:table-cell office:value-type="float" office:value="53.943132042978547" table:formula="of:=[.G15]/[.F15]*100" table:style-name="ce31">
            <text:p>53.94<text:s/></text:p>
          </table:table-cell>
          <table:table-cell office:value-type="float" office:value="2306" table:style-name="ce30">
            <text:p>2,306<text:s/></text:p>
          </table:table-cell>
          <table:table-cell office:value-type="float" office:value="1435" table:style-name="ce30">
            <text:p>1,435<text:s/></text:p>
          </table:table-cell>
          <table:table-cell office:value-type="float" office:value="62.228967909800524" table:formula="of:=[.J15]/[.I15]*100" table:style-name="ce31">
            <text:p>62.2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126199" table:formula="of:=[.F16]+[.I16]" table:style-name="ce29">
            <text:p>126,199<text:s/></text:p>
          </table:table-cell>
          <table:table-cell office:value-type="float" office:value="73703" table:formula="of:=[.G16]+[.J16]" table:style-name="ce30">
            <text:p>73,703<text:s/></text:p>
          </table:table-cell>
          <table:table-cell office:value-type="float" office:value="58.402206039667512" table:formula="of:=[.D16]/[.C16]*100" table:style-name="ce31">
            <text:p>58.40<text:s/></text:p>
          </table:table-cell>
          <table:table-cell office:value-type="float" office:value="123379" table:style-name="ce30">
            <text:p>123,379<text:s/></text:p>
          </table:table-cell>
          <table:table-cell office:value-type="float" office:value="71893" table:style-name="ce30">
            <text:p>71,893<text:s/></text:p>
          </table:table-cell>
          <table:table-cell office:value-type="float" office:value="58.270045955956853" table:formula="of:=[.G16]/[.F16]*100" table:style-name="ce31">
            <text:p>58.27<text:s/></text:p>
          </table:table-cell>
          <table:table-cell office:value-type="float" office:value="2820" table:style-name="ce30">
            <text:p>2,820<text:s/></text:p>
          </table:table-cell>
          <table:table-cell office:value-type="float" office:value="1810" table:style-name="ce30">
            <text:p>1,810<text:s/></text:p>
          </table:table-cell>
          <table:table-cell office:value-type="float" office:value="64.184397163120565" table:formula="of:=[.J16]/[.I16]*100" table:style-name="ce31">
            <text:p>64.1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15391" table:formula="of:=[.F17]+[.I17]" table:style-name="ce29">
            <text:p>115,391<text:s/></text:p>
          </table:table-cell>
          <table:table-cell office:value-type="float" office:value="71171" table:formula="of:=[.G17]+[.J17]" table:style-name="ce30">
            <text:p>71,171<text:s/></text:p>
          </table:table-cell>
          <table:table-cell office:value-type="float" office:value="61.678120477333586" table:formula="of:=[.D17]/[.C17]*100" table:style-name="ce31">
            <text:p>61.68<text:s/></text:p>
          </table:table-cell>
          <table:table-cell office:value-type="float" office:value="112976" table:style-name="ce30">
            <text:p>112,976<text:s/></text:p>
          </table:table-cell>
          <table:table-cell office:value-type="float" office:value="69524" table:style-name="ce30">
            <text:p>69,524<text:s/></text:p>
          </table:table-cell>
          <table:table-cell office:value-type="float" office:value="61.538733890383803" table:formula="of:=[.G17]/[.F17]*100" table:style-name="ce31">
            <text:p>61.54<text:s/></text:p>
          </table:table-cell>
          <table:table-cell office:value-type="float" office:value="2415" table:style-name="ce30">
            <text:p>2,415<text:s/></text:p>
          </table:table-cell>
          <table:table-cell office:value-type="float" office:value="1647" table:style-name="ce30">
            <text:p>1,647<text:s/></text:p>
          </table:table-cell>
          <table:table-cell office:value-type="float" office:value="68.198757763975166" table:formula="of:=[.J17]/[.I17]*100" table:style-name="ce31">
            <text:p>68.2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142716" table:formula="of:=[.F18]+[.I18]" table:style-name="ce29">
            <text:p>142,716<text:s/></text:p>
          </table:table-cell>
          <table:table-cell office:value-type="float" office:value="90793" table:formula="of:=[.G18]+[.J18]" table:style-name="ce30">
            <text:p>90,793<text:s/></text:p>
          </table:table-cell>
          <table:table-cell office:value-type="float" office:value="63.617954539084622" table:formula="of:=[.D18]/[.C18]*100" table:style-name="ce31">
            <text:p>63.62<text:s/></text:p>
          </table:table-cell>
          <table:table-cell office:value-type="float" office:value="139745" table:style-name="ce30">
            <text:p>139,745<text:s/></text:p>
          </table:table-cell>
          <table:table-cell office:value-type="float" office:value="88743" table:style-name="ce30">
            <text:p>88,743<text:s/></text:p>
          </table:table-cell>
          <table:table-cell office:value-type="float" office:value="63.503524276360515" table:formula="of:=[.G18]/[.F18]*100" table:style-name="ce31">
            <text:p>63.50<text:s/></text:p>
          </table:table-cell>
          <table:table-cell office:value-type="float" office:value="2971" table:style-name="ce30">
            <text:p>2,971<text:s/></text:p>
          </table:table-cell>
          <table:table-cell office:value-type="float" office:value="2050" table:style-name="ce30">
            <text:p>2,050<text:s/></text:p>
          </table:table-cell>
          <table:table-cell office:value-type="float" office:value="69.000336587007737" table:formula="of:=[.J18]/[.I18]*100" table:style-name="ce31">
            <text:p>69.0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31189" table:formula="of:=[.F19]+[.I19]" table:style-name="ce32">
            <text:p>131,189<text:s/></text:p>
          </table:table-cell>
          <table:table-cell office:value-type="float" office:value="89244" table:formula="of:=[.G19]+[.J19]" table:style-name="ce33">
            <text:p>89,244<text:s/></text:p>
          </table:table-cell>
          <table:table-cell office:value-type="float" office:value="68.027044950415046" table:formula="of:=[.D19]/[.C19]*100" table:style-name="ce34">
            <text:p>68.03<text:s/></text:p>
          </table:table-cell>
          <table:table-cell office:value-type="float" office:value="128604" table:style-name="ce33">
            <text:p>128,604<text:s/></text:p>
          </table:table-cell>
          <table:table-cell office:value-type="float" office:value="87406" table:style-name="ce33">
            <text:p>87,406<text:s/></text:p>
          </table:table-cell>
          <table:table-cell office:value-type="float" office:value="67.965226587042395" table:formula="of:=[.G19]/[.F19]*100" table:style-name="ce34">
            <text:p>67.97<text:s/></text:p>
          </table:table-cell>
          <table:table-cell office:value-type="float" office:value="2585" table:style-name="ce33">
            <text:p>2,585<text:s/></text:p>
          </table:table-cell>
          <table:table-cell office:value-type="float" office:value="1838" table:style-name="ce33">
            <text:p>1,838<text:s/></text:p>
          </table:table-cell>
          <table:table-cell office:value-type="float" office:value="71.102514506769822" table:formula="of:=[.J19]/[.I19]*100" table:style-name="ce34">
            <text:p>71.10<text:s/>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6383" table:style-name="ce35"/>
        </table:table-row>
        <table:table-row table:number-rows-repeated="1048556" table:style-name="ro1">
          <table:table-cell table:number-columns-repeated="16384"/>
        </table:table-row>
      </table:table>
      <table:table table:name="102全國" table:style-name="ta4">
        <table:table-column table:style-name="co6" table:number-columns-repeated="3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number-columns-repeated="1013" table:default-cell-style-name="ce20"/>
        <table:table-column table:style-name="co2" table:number-columns-repeated="15360" table:default-cell-style-name="ce1"/>
        <table:table-row table:style-name="ro4">
          <table:table-cell office:value-type="string" table:number-columns-spanned="11" table:number-rows-spanned="1" table:style-name="ce3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table:style-name="ce20"/>
          <table:table-cell office:value-type="string" table:number-columns-spanned="9" table:number-rows-spanned="1" table:style-name="ce37">
            <text:p>  102 學年度   </text:p>
          </table:table-cell>
          <table:covered-table-cell table:number-columns-repeated="8"/>
          <table:table-cell office:value-type="string" table:style-name="ce22">
            <text:p>單位：人；<text:span text:style-name="T3">%</text:span></text:p>
          </table:table-cell>
          <table:table-cell table:number-columns-repeated="16373" table:style-name="ce20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291529" table:formula="of:=[.F5]+[.I5]" table:style-name="ce26">
            <text:p>1,291,529<text:s/></text:p>
          </table:table-cell>
          <table:table-cell office:value-type="float" office:value="621328" table:formula="of:=[.G5]+[.J5]" table:style-name="ce27">
            <text:p>621,328<text:s/></text:p>
          </table:table-cell>
          <table:table-cell office:value-type="float" office:value="48.107940278538074" table:formula="of:=[.D5]/[.C5]*100" table:style-name="ce28">
            <text:p>48.11<text:s/></text:p>
          </table:table-cell>
          <table:table-cell office:value-type="float" office:value="1258582" table:style-name="ce27">
            <text:p>1,258,582<text:s/></text:p>
          </table:table-cell>
          <table:table-cell office:value-type="float" office:value="604792" table:style-name="ce27">
            <text:p>604,792<text:s/></text:p>
          </table:table-cell>
          <table:table-cell office:value-type="float" office:value="48.053444272999293" table:formula="of:=[.G5]/[.F5]*100" table:style-name="ce28">
            <text:p>48.05<text:s/></text:p>
          </table:table-cell>
          <table:table-cell office:value-type="float" office:value="32947" table:style-name="ce27">
            <text:p>32,947<text:s/></text:p>
          </table:table-cell>
          <table:table-cell office:value-type="float" office:value="16536" table:style-name="ce27">
            <text:p>16,536<text:s/></text:p>
          </table:table-cell>
          <table:table-cell office:value-type="float" office:value="50.189698606853426" table:formula="of:=[.J5]/[.I5]*100" table:style-name="ce28">
            <text:p>50.1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675562" table:formula="of:=[.F6]+[.I6]" table:style-name="ce29">
            <text:p>675,562<text:s/></text:p>
          </table:table-cell>
          <table:table-cell office:value-type="float" office:value="319753" table:formula="of:=[.G6]+[.J6]" table:style-name="ce30">
            <text:p>319,753<text:s/></text:p>
          </table:table-cell>
          <table:table-cell office:value-type="float" office:value="47.331407035919725" table:formula="of:=[.D6]/[.C6]*100" table:style-name="ce31">
            <text:p>47.33<text:s/></text:p>
          </table:table-cell>
          <table:table-cell office:value-type="float" office:value="657822" table:style-name="ce30">
            <text:p>657,822<text:s/></text:p>
          </table:table-cell>
          <table:table-cell office:value-type="float" office:value="310989" table:style-name="ce30">
            <text:p>310,989<text:s/></text:p>
          </table:table-cell>
          <table:table-cell office:value-type="float" office:value="47.275554785337064" table:formula="of:=[.G6]/[.F6]*100" table:style-name="ce31">
            <text:p>47.28<text:s/></text:p>
          </table:table-cell>
          <table:table-cell office:value-type="float" office:value="17740" table:style-name="ce30">
            <text:p>17,740<text:s/></text:p>
          </table:table-cell>
          <table:table-cell office:value-type="float" office:value="8764" table:style-name="ce30">
            <text:p>8,764<text:s/></text:p>
          </table:table-cell>
          <table:table-cell office:value-type="float" office:value="49.402480270574969" table:formula="of:=[.J6]/[.I6]*100" table:style-name="ce31">
            <text:p>49.4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615967" table:formula="of:=[.F7]+[.I7]" table:style-name="ce29">
            <text:p>615,967<text:s/></text:p>
          </table:table-cell>
          <table:table-cell office:value-type="float" office:value="301575" table:formula="of:=[.G7]+[.J7]" table:style-name="ce30">
            <text:p>301,575<text:s/></text:p>
          </table:table-cell>
          <table:table-cell office:value-type="float" office:value="48.959603355374561" table:formula="of:=[.D7]/[.C7]*100" table:style-name="ce31">
            <text:p>48.96<text:s/></text:p>
          </table:table-cell>
          <table:table-cell office:value-type="float" office:value="600760" table:style-name="ce30">
            <text:p>600,760<text:s/></text:p>
          </table:table-cell>
          <table:table-cell office:value-type="float" office:value="293803" table:style-name="ce30">
            <text:p>293,803<text:s/></text:p>
          </table:table-cell>
          <table:table-cell office:value-type="float" office:value="48.905220054597507" table:formula="of:=[.G7]/[.F7]*100" table:style-name="ce31">
            <text:p>48.91<text:s/></text:p>
          </table:table-cell>
          <table:table-cell office:value-type="float" office:value="15207" table:style-name="ce30">
            <text:p>15,207<text:s/></text:p>
          </table:table-cell>
          <table:table-cell office:value-type="float" office:value="7772" table:style-name="ce30">
            <text:p>7,772<text:s/></text:p>
          </table:table-cell>
          <table:table-cell office:value-type="float" office:value="51.108042348918261" table:formula="of:=[.J7]/[.I7]*100" table:style-name="ce31">
            <text:p>51.1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103216" table:formula="of:=[.F8]+[.I8]" table:style-name="ce29">
            <text:p>103,216<text:s/></text:p>
          </table:table-cell>
          <table:table-cell office:value-type="float" office:value="27649" table:formula="of:=[.G8]+[.J8]" table:style-name="ce30">
            <text:p>27,649<text:s/></text:p>
          </table:table-cell>
          <table:table-cell office:value-type="float" office:value="26.787513563788561" table:formula="of:=[.D8]/[.C8]*100" table:style-name="ce31">
            <text:p>26.79<text:s/></text:p>
          </table:table-cell>
          <table:table-cell office:value-type="float" office:value="100074" table:style-name="ce30">
            <text:p>100,074<text:s/></text:p>
          </table:table-cell>
          <table:table-cell office:value-type="float" office:value="26827" table:style-name="ce30">
            <text:p>26,827<text:s/></text:p>
          </table:table-cell>
          <table:table-cell office:value-type="float" office:value="26.807162699602294" table:formula="of:=[.G8]/[.F8]*100" table:style-name="ce31">
            <text:p>26.81<text:s/></text:p>
          </table:table-cell>
          <table:table-cell office:value-type="float" office:value="3142" table:style-name="ce30">
            <text:p>3,142<text:s/></text:p>
          </table:table-cell>
          <table:table-cell office:value-type="float" office:value="822" table:style-name="ce30">
            <text:p>822<text:s/></text:p>
          </table:table-cell>
          <table:table-cell office:value-type="float" office:value="26.161680458306812" table:formula="of:=[.J8]/[.I8]*100" table:style-name="ce31">
            <text:p>26.1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4641" table:formula="of:=[.F9]+[.I9]" table:style-name="ce29">
            <text:p>94,641<text:s/></text:p>
          </table:table-cell>
          <table:table-cell office:value-type="float" office:value="26372" table:formula="of:=[.G9]+[.J9]" table:style-name="ce30">
            <text:p>26,372<text:s/></text:p>
          </table:table-cell>
          <table:table-cell office:value-type="float" office:value="27.865301507803171" table:formula="of:=[.D9]/[.C9]*100" table:style-name="ce31">
            <text:p>27.87<text:s/></text:p>
          </table:table-cell>
          <table:table-cell office:value-type="float" office:value="91762" table:style-name="ce30">
            <text:p>91,762<text:s/></text:p>
          </table:table-cell>
          <table:table-cell office:value-type="float" office:value="25635" table:style-name="ce30">
            <text:p>25,635<text:s/></text:p>
          </table:table-cell>
          <table:table-cell office:value-type="float" office:value="27.936400688738257" table:formula="of:=[.G9]/[.F9]*100" table:style-name="ce31">
            <text:p>27.94<text:s/></text:p>
          </table:table-cell>
          <table:table-cell office:value-type="float" office:value="2879" table:style-name="ce30">
            <text:p>2,879<text:s/></text:p>
          </table:table-cell>
          <table:table-cell office:value-type="float" office:value="737" table:style-name="ce30">
            <text:p>737<text:s/></text:p>
          </table:table-cell>
          <table:table-cell office:value-type="float" office:value="25.59916637721431" table:formula="of:=[.J9]/[.I9]*100" table:style-name="ce31">
            <text:p>25.6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105300" table:formula="of:=[.F10]+[.I10]" table:style-name="ce29">
            <text:p>105,300<text:s/></text:p>
          </table:table-cell>
          <table:table-cell office:value-type="float" office:value="36862" table:formula="of:=[.G10]+[.J10]" table:style-name="ce30">
            <text:p>36,862<text:s/></text:p>
          </table:table-cell>
          <table:table-cell office:value-type="float" office:value="35.00664767331434" table:formula="of:=[.D10]/[.C10]*100" table:style-name="ce31">
            <text:p>35.01<text:s/></text:p>
          </table:table-cell>
          <table:table-cell office:value-type="float" office:value="102162" table:style-name="ce30">
            <text:p>102,162<text:s/></text:p>
          </table:table-cell>
          <table:table-cell office:value-type="float" office:value="35665" table:style-name="ce30">
            <text:p>35,665<text:s/></text:p>
          </table:table-cell>
          <table:table-cell office:value-type="float" office:value="34.910240598265503" table:formula="of:=[.G10]/[.F10]*100" table:style-name="ce31">
            <text:p>34.91<text:s/></text:p>
          </table:table-cell>
          <table:table-cell office:value-type="float" office:value="3138" table:style-name="ce30">
            <text:p>3,138<text:s/></text:p>
          </table:table-cell>
          <table:table-cell office:value-type="float" office:value="1197" table:style-name="ce30">
            <text:p>1,197<text:s/></text:p>
          </table:table-cell>
          <table:table-cell office:value-type="float" office:value="38.1453154875717" table:formula="of:=[.J10]/[.I10]*100" table:style-name="ce31">
            <text:p>38.1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5628" table:formula="of:=[.F11]+[.I11]" table:style-name="ce29">
            <text:p>95,628<text:s/></text:p>
          </table:table-cell>
          <table:table-cell office:value-type="float" office:value="33574" table:formula="of:=[.G11]+[.J11]" table:style-name="ce30">
            <text:p>33,574<text:s/></text:p>
          </table:table-cell>
          <table:table-cell office:value-type="float" office:value="35.10896390178609" table:formula="of:=[.D11]/[.C11]*100" table:style-name="ce31">
            <text:p>35.11<text:s/></text:p>
          </table:table-cell>
          <table:table-cell office:value-type="float" office:value="92986" table:style-name="ce30">
            <text:p>92,986<text:s/></text:p>
          </table:table-cell>
          <table:table-cell office:value-type="float" office:value="32530" table:style-name="ce30">
            <text:p>32,530<text:s/></text:p>
          </table:table-cell>
          <table:table-cell office:value-type="float" office:value="34.98376099627901" table:formula="of:=[.G11]/[.F11]*100" table:style-name="ce31">
            <text:p>34.98<text:s/></text:p>
          </table:table-cell>
          <table:table-cell office:value-type="float" office:value="2642" table:style-name="ce30">
            <text:p>2,642<text:s/></text:p>
          </table:table-cell>
          <table:table-cell office:value-type="float" office:value="1044" table:style-name="ce30">
            <text:p>1,044<text:s/></text:p>
          </table:table-cell>
          <table:table-cell office:value-type="float" office:value="39.51551854655564" table:formula="of:=[.J11]/[.I11]*100" table:style-name="ce31">
            <text:p>39.5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108316" table:formula="of:=[.F12]+[.I12]" table:style-name="ce29">
            <text:p>108,316<text:s/></text:p>
          </table:table-cell>
          <table:table-cell office:value-type="float" office:value="47740" table:formula="of:=[.G12]+[.J12]" table:style-name="ce30">
            <text:p>47,740<text:s/></text:p>
          </table:table-cell>
          <table:table-cell office:value-type="float" office:value="44.074744266774992" table:formula="of:=[.D12]/[.C12]*100" table:style-name="ce31">
            <text:p>44.07<text:s/></text:p>
          </table:table-cell>
          <table:table-cell office:value-type="float" office:value="105341" table:style-name="ce30">
            <text:p>105,341<text:s/></text:p>
          </table:table-cell>
          <table:table-cell office:value-type="float" office:value="46311" table:style-name="ce30">
            <text:p>46,311<text:s/></text:p>
          </table:table-cell>
          <table:table-cell office:value-type="float" office:value="43.962939406309033" table:formula="of:=[.G12]/[.F12]*100" table:style-name="ce31">
            <text:p>43.96<text:s/></text:p>
          </table:table-cell>
          <table:table-cell office:value-type="float" office:value="2975" table:style-name="ce30">
            <text:p>2,975<text:s/></text:p>
          </table:table-cell>
          <table:table-cell office:value-type="float" office:value="1429" table:style-name="ce30">
            <text:p>1,429<text:s/></text:p>
          </table:table-cell>
          <table:table-cell office:value-type="float" office:value="48.033613445378151" table:formula="of:=[.J12]/[.I12]*100" table:style-name="ce31">
            <text:p>48.0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9646" table:formula="of:=[.F13]+[.I13]" table:style-name="ce29">
            <text:p>99,646<text:s/></text:p>
          </table:table-cell>
          <table:table-cell office:value-type="float" office:value="44106" table:formula="of:=[.G13]+[.J13]" table:style-name="ce30">
            <text:p>44,106<text:s/></text:p>
          </table:table-cell>
          <table:table-cell office:value-type="float" office:value="44.262689922325031" table:formula="of:=[.D13]/[.C13]*100" table:style-name="ce31">
            <text:p>44.26<text:s/></text:p>
          </table:table-cell>
          <table:table-cell office:value-type="float" office:value="97118" table:style-name="ce30">
            <text:p>97,118<text:s/></text:p>
          </table:table-cell>
          <table:table-cell office:value-type="float" office:value="42861" table:style-name="ce30">
            <text:p>42,861<text:s/></text:p>
          </table:table-cell>
          <table:table-cell office:value-type="float" office:value="44.132910480034596" table:formula="of:=[.G13]/[.F13]*100" table:style-name="ce31">
            <text:p>44.13<text:s/></text:p>
          </table:table-cell>
          <table:table-cell office:value-type="float" office:value="2528" table:style-name="ce30">
            <text:p>2,528<text:s/></text:p>
          </table:table-cell>
          <table:table-cell office:value-type="float" office:value="1245" table:style-name="ce30">
            <text:p>1,245<text:s/></text:p>
          </table:table-cell>
          <table:table-cell office:value-type="float" office:value="49.24841772151899" table:formula="of:=[.J13]/[.I13]*100" table:style-name="ce31">
            <text:p>49.25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112481" table:formula="of:=[.F14]+[.I14]" table:style-name="ce29">
            <text:p>112,481<text:s/></text:p>
          </table:table-cell>
          <table:table-cell office:value-type="float" office:value="58155" table:formula="of:=[.G14]+[.J14]" table:style-name="ce30">
            <text:p>58,155<text:s/></text:p>
          </table:table-cell>
          <table:table-cell office:value-type="float" office:value="51.702065237684593" table:formula="of:=[.D14]/[.C14]*100" table:style-name="ce31">
            <text:p>51.70<text:s/></text:p>
          </table:table-cell>
          <table:table-cell office:value-type="float" office:value="109648" table:style-name="ce30">
            <text:p>109,648<text:s/></text:p>
          </table:table-cell>
          <table:table-cell office:value-type="float" office:value="56529" table:style-name="ce30">
            <text:p>56,529<text:s/></text:p>
          </table:table-cell>
          <table:table-cell office:value-type="float" office:value="51.554975922953453" table:formula="of:=[.G14]/[.F14]*100" table:style-name="ce31">
            <text:p>51.55<text:s/></text:p>
          </table:table-cell>
          <table:table-cell office:value-type="float" office:value="2833" table:style-name="ce30">
            <text:p>2,833<text:s/></text:p>
          </table:table-cell>
          <table:table-cell office:value-type="float" office:value="1626" table:style-name="ce30">
            <text:p>1,626<text:s/></text:p>
          </table:table-cell>
          <table:table-cell office:value-type="float" office:value="57.394987645605369" table:formula="of:=[.J14]/[.I14]*100" table:style-name="ce31">
            <text:p>57.3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1304" table:formula="of:=[.F15]+[.I15]" table:style-name="ce29">
            <text:p>101,304<text:s/></text:p>
          </table:table-cell>
          <table:table-cell office:value-type="float" office:value="53591" table:formula="of:=[.G15]+[.J15]" table:style-name="ce30">
            <text:p>53,591<text:s/></text:p>
          </table:table-cell>
          <table:table-cell office:value-type="float" office:value="52.901168759377711" table:formula="of:=[.D15]/[.C15]*100" table:style-name="ce31">
            <text:p>52.90<text:s/></text:p>
          </table:table-cell>
          <table:table-cell office:value-type="float" office:value="98937" table:style-name="ce30">
            <text:p>98,937<text:s/></text:p>
          </table:table-cell>
          <table:table-cell office:value-type="float" office:value="52162" table:style-name="ce30">
            <text:p>52,162<text:s/></text:p>
          </table:table-cell>
          <table:table-cell office:value-type="float" office:value="52.722439532227583" table:formula="of:=[.G15]/[.F15]*100" table:style-name="ce31">
            <text:p>52.72<text:s/></text:p>
          </table:table-cell>
          <table:table-cell office:value-type="float" office:value="2367" table:style-name="ce30">
            <text:p>2,367<text:s/></text:p>
          </table:table-cell>
          <table:table-cell office:value-type="float" office:value="1429" table:style-name="ce30">
            <text:p>1,429<text:s/></text:p>
          </table:table-cell>
          <table:table-cell office:value-type="float" office:value="60.371778622729188" table:formula="of:=[.J15]/[.I15]*100" table:style-name="ce31">
            <text:p>60.3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119918" table:formula="of:=[.F16]+[.I16]" table:style-name="ce29">
            <text:p>119,918<text:s/></text:p>
          </table:table-cell>
          <table:table-cell office:value-type="float" office:value="69789" table:formula="of:=[.G16]+[.J16]" table:style-name="ce30">
            <text:p>69,789<text:s/></text:p>
          </table:table-cell>
          <table:table-cell office:value-type="float" office:value="58.19726813322437" table:formula="of:=[.D16]/[.C16]*100" table:style-name="ce31">
            <text:p>58.20<text:s/></text:p>
          </table:table-cell>
          <table:table-cell office:value-type="float" office:value="117069" table:style-name="ce30">
            <text:p>117,069<text:s/></text:p>
          </table:table-cell>
          <table:table-cell office:value-type="float" office:value="68019" table:style-name="ce30">
            <text:p>68,019<text:s/></text:p>
          </table:table-cell>
          <table:table-cell office:value-type="float" office:value="58.101632370653199" table:formula="of:=[.G16]/[.F16]*100" table:style-name="ce31">
            <text:p>58.10<text:s/></text:p>
          </table:table-cell>
          <table:table-cell office:value-type="float" office:value="2849" table:style-name="ce30">
            <text:p>2,849<text:s/></text:p>
          </table:table-cell>
          <table:table-cell office:value-type="float" office:value="1770" table:style-name="ce30">
            <text:p>1,770<text:s/></text:p>
          </table:table-cell>
          <table:table-cell office:value-type="float" office:value="62.127062127062125" table:formula="of:=[.J16]/[.I16]*100" table:style-name="ce31">
            <text:p>62.1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9243" table:formula="of:=[.F17]+[.I17]" table:style-name="ce29">
            <text:p>109,243<text:s/></text:p>
          </table:table-cell>
          <table:table-cell office:value-type="float" office:value="66608" table:formula="of:=[.G17]+[.J17]" table:style-name="ce30">
            <text:p>66,608<text:s/></text:p>
          </table:table-cell>
          <table:table-cell office:value-type="float" office:value="60.972327746400225" table:formula="of:=[.D17]/[.C17]*100" table:style-name="ce31">
            <text:p>60.97<text:s/></text:p>
          </table:table-cell>
          <table:table-cell office:value-type="float" office:value="106887" table:style-name="ce30">
            <text:p>106,887<text:s/></text:p>
          </table:table-cell>
          <table:table-cell office:value-type="float" office:value="65054" table:style-name="ce30">
            <text:p>65,054<text:s/></text:p>
          </table:table-cell>
          <table:table-cell office:value-type="float" office:value="60.862406092415355" table:formula="of:=[.G17]/[.F17]*100" table:style-name="ce31">
            <text:p>60.86<text:s/></text:p>
          </table:table-cell>
          <table:table-cell office:value-type="float" office:value="2356" table:style-name="ce30">
            <text:p>2,356<text:s/></text:p>
          </table:table-cell>
          <table:table-cell office:value-type="float" office:value="1554" table:style-name="ce30">
            <text:p>1,554<text:s/></text:p>
          </table:table-cell>
          <table:table-cell office:value-type="float" office:value="65.959252971137516" table:formula="of:=[.J17]/[.I17]*100" table:style-name="ce31">
            <text:p>65.96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126331" table:formula="of:=[.F18]+[.I18]" table:style-name="ce29">
            <text:p>126,331<text:s/></text:p>
          </table:table-cell>
          <table:table-cell office:value-type="float" office:value="79558" table:formula="of:=[.G18]+[.J18]" table:style-name="ce30">
            <text:p>79,558<text:s/></text:p>
          </table:table-cell>
          <table:table-cell office:value-type="float" office:value="62.975833326736904" table:formula="of:=[.D18]/[.C18]*100" table:style-name="ce31">
            <text:p>62.98<text:s/></text:p>
          </table:table-cell>
          <table:table-cell office:value-type="float" office:value="123528" table:style-name="ce30">
            <text:p>123,528<text:s/></text:p>
          </table:table-cell>
          <table:table-cell office:value-type="float" office:value="77638" table:style-name="ce30">
            <text:p>77,638<text:s/></text:p>
          </table:table-cell>
          <table:table-cell office:value-type="float" office:value="62.850527815555992" table:formula="of:=[.G18]/[.F18]*100" table:style-name="ce31">
            <text:p>62.85<text:s/></text:p>
          </table:table-cell>
          <table:table-cell office:value-type="float" office:value="2803" table:style-name="ce30">
            <text:p>2,803<text:s/></text:p>
          </table:table-cell>
          <table:table-cell office:value-type="float" office:value="1920" table:style-name="ce30">
            <text:p>1,920<text:s/></text:p>
          </table:table-cell>
          <table:table-cell office:value-type="float" office:value="68.498037816625043" table:formula="of:=[.J18]/[.I18]*100" table:style-name="ce31">
            <text:p>68.5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15505" table:formula="of:=[.F19]+[.I19]" table:style-name="ce32">
            <text:p>115,505<text:s/></text:p>
          </table:table-cell>
          <table:table-cell office:value-type="float" office:value="77324" table:formula="of:=[.G19]+[.J19]" table:style-name="ce33">
            <text:p>77,324<text:s/></text:p>
          </table:table-cell>
          <table:table-cell office:value-type="float" office:value="66.944288126055156" table:formula="of:=[.D19]/[.C19]*100" table:style-name="ce34">
            <text:p>66.94<text:s/></text:p>
          </table:table-cell>
          <table:table-cell office:value-type="float" office:value="113070" table:style-name="ce33">
            <text:p>113,070<text:s/></text:p>
          </table:table-cell>
          <table:table-cell office:value-type="float" office:value="75561" table:style-name="ce33">
            <text:p>75,561<text:s/></text:p>
          </table:table-cell>
          <table:table-cell office:value-type="float" office:value="66.826744494560899" table:formula="of:=[.G19]/[.F19]*100" table:style-name="ce34">
            <text:p>66.83<text:s/></text:p>
          </table:table-cell>
          <table:table-cell office:value-type="float" office:value="2435" table:style-name="ce33">
            <text:p>2,435<text:s/></text:p>
          </table:table-cell>
          <table:table-cell office:value-type="float" office:value="1763" table:style-name="ce33">
            <text:p>1,763<text:s/></text:p>
          </table:table-cell>
          <table:table-cell office:value-type="float" office:value="72.402464065708415" table:formula="of:=[.J19]/[.I19]*100" table:style-name="ce34">
            <text:p>72.40<text:s/>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6383" table:style-name="ce35"/>
        </table:table-row>
        <table:table-row table:number-rows-repeated="1048556" table:style-name="ro1">
          <table:table-cell table:number-columns-repeated="16384"/>
        </table:table-row>
      </table:table>
      <table:table table:name="103全國" table:style-name="ta4">
        <table:table-column table:style-name="co6" table:number-columns-repeated="3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number-columns-repeated="1013" table:default-cell-style-name="ce20"/>
        <table:table-column table:style-name="co2" table:number-columns-repeated="15360" table:default-cell-style-name="ce1"/>
        <table:table-row table:style-name="ro4">
          <table:table-cell office:value-type="string" table:number-columns-spanned="11" table:number-rows-spanned="1" table:style-name="ce3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table:style-name="ce20"/>
          <table:table-cell office:value-type="string" table:number-columns-spanned="9" table:number-rows-spanned="1" table:style-name="ce37">
            <text:p>  103 學年度   </text:p>
          </table:table-cell>
          <table:covered-table-cell table:number-columns-repeated="8"/>
          <table:table-cell office:value-type="string" table:style-name="ce22">
            <text:p>單位：人；<text:span text:style-name="T3">%</text:span></text:p>
          </table:table-cell>
          <table:table-cell table:number-columns-repeated="16373" table:style-name="ce20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246849" table:style-name="ce26">
            <text:p>1,246,849<text:s/></text:p>
          </table:table-cell>
          <table:table-cell office:value-type="float" office:value="586669" table:style-name="ce27">
            <text:p>586,669<text:s/></text:p>
          </table:table-cell>
          <table:table-cell office:value-type="float" office:value="47.0521290068003" table:style-name="ce28">
            <text:p>47.05<text:s/></text:p>
          </table:table-cell>
          <table:table-cell office:value-type="float" office:value="1212646" table:style-name="ce27">
            <text:p>1,212,646<text:s/></text:p>
          </table:table-cell>
          <table:table-cell office:value-type="float" office:value="569640" table:style-name="ce27">
            <text:p>569,640<text:s/></text:p>
          </table:table-cell>
          <table:table-cell office:value-type="float" office:value="46.974962190119797" table:style-name="ce28">
            <text:p>46.97<text:s/></text:p>
          </table:table-cell>
          <table:table-cell office:value-type="float" office:value="34203" table:style-name="ce27">
            <text:p>34,203<text:s/></text:p>
          </table:table-cell>
          <table:table-cell office:value-type="float" office:value="17029" table:style-name="ce27">
            <text:p>17,029<text:s/></text:p>
          </table:table-cell>
          <table:table-cell office:value-type="float" office:value="49.788030289740703" table:style-name="ce28">
            <text:p>49.7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652345" table:style-name="ce29">
            <text:p>652,345<text:s/></text:p>
          </table:table-cell>
          <table:table-cell office:value-type="float" office:value="303130" table:style-name="ce30">
            <text:p>303,130<text:s/></text:p>
          </table:table-cell>
          <table:table-cell office:value-type="float" office:value="46.467743295342203" table:style-name="ce31">
            <text:p>46.47<text:s/></text:p>
          </table:table-cell>
          <table:table-cell office:value-type="float" office:value="633980" table:style-name="ce30">
            <text:p>633,980<text:s/></text:p>
          </table:table-cell>
          <table:table-cell office:value-type="float" office:value="294145" table:style-name="ce30">
            <text:p>294,145<text:s/></text:p>
          </table:table-cell>
          <table:table-cell office:value-type="float" office:value="46.396574024417198" table:style-name="ce31">
            <text:p>46.40<text:s/></text:p>
          </table:table-cell>
          <table:table-cell office:value-type="float" office:value="18365" table:style-name="ce30">
            <text:p>18,365<text:s/></text:p>
          </table:table-cell>
          <table:table-cell office:value-type="float" office:value="8985" table:style-name="ce30">
            <text:p>8,985<text:s/></text:p>
          </table:table-cell>
          <table:table-cell office:value-type="float" office:value="48.924584808058803" table:style-name="ce31">
            <text:p>48.9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594504" table:style-name="ce29">
            <text:p>594,504<text:s/></text:p>
          </table:table-cell>
          <table:table-cell office:value-type="float" office:value="283539" table:style-name="ce30">
            <text:p>283,539<text:s/></text:p>
          </table:table-cell>
          <table:table-cell office:value-type="float" office:value="47.693371280933398" table:style-name="ce31">
            <text:p>47.69<text:s/></text:p>
          </table:table-cell>
          <table:table-cell office:value-type="float" office:value="578666" table:style-name="ce30">
            <text:p>578,666<text:s/></text:p>
          </table:table-cell>
          <table:table-cell office:value-type="float" office:value="275495" table:style-name="ce30">
            <text:p>275,495<text:s/></text:p>
          </table:table-cell>
          <table:table-cell office:value-type="float" office:value="47.608637797969799" table:style-name="ce31">
            <text:p>47.61<text:s/></text:p>
          </table:table-cell>
          <table:table-cell office:value-type="float" office:value="15838" table:style-name="ce30">
            <text:p>15,838<text:s/></text:p>
          </table:table-cell>
          <table:table-cell office:value-type="float" office:value="8044" table:style-name="ce30">
            <text:p>8,044<text:s/></text:p>
          </table:table-cell>
          <table:table-cell office:value-type="float" office:value="50.789241065791103" table:style-name="ce31">
            <text:p>50.7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103173" table:style-name="ce29">
            <text:p>103,173<text:s/></text:p>
          </table:table-cell>
          <table:table-cell office:value-type="float" office:value="27021" table:style-name="ce30">
            <text:p>27,021<text:s/></text:p>
          </table:table-cell>
          <table:table-cell office:value-type="float" office:value="26.1899915675613" table:style-name="ce31">
            <text:p>26.19<text:s/></text:p>
          </table:table-cell>
          <table:table-cell office:value-type="float" office:value="99777" table:style-name="ce30">
            <text:p>99,777<text:s/></text:p>
          </table:table-cell>
          <table:table-cell office:value-type="float" office:value="26124" table:style-name="ce30">
            <text:p>26,124<text:s/></text:p>
          </table:table-cell>
          <table:table-cell office:value-type="float" office:value="26.182386722390898" table:style-name="ce31">
            <text:p>26.18<text:s/></text:p>
          </table:table-cell>
          <table:table-cell office:value-type="float" office:value="3396" table:style-name="ce30">
            <text:p>3,396<text:s/></text:p>
          </table:table-cell>
          <table:table-cell office:value-type="float" office:value="897" table:style-name="ce30">
            <text:p>897<text:s/></text:p>
          </table:table-cell>
          <table:table-cell office:value-type="float" office:value="26.413427561837501" table:style-name="ce31">
            <text:p>26.4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3984" table:style-name="ce29">
            <text:p>93,984<text:s/></text:p>
          </table:table-cell>
          <table:table-cell office:value-type="float" office:value="25786" table:style-name="ce30">
            <text:p>25,786<text:s/></text:p>
          </table:table-cell>
          <table:table-cell office:value-type="float" office:value="27.4365849506299" table:style-name="ce31">
            <text:p>27.44<text:s/></text:p>
          </table:table-cell>
          <table:table-cell office:value-type="float" office:value="91015" table:style-name="ce30">
            <text:p>91,015<text:s/></text:p>
          </table:table-cell>
          <table:table-cell office:value-type="float" office:value="24920" table:style-name="ce30">
            <text:p>24,920<text:s/></text:p>
          </table:table-cell>
          <table:table-cell office:value-type="float" office:value="27.380102180959199" table:style-name="ce31">
            <text:p>27.38<text:s/></text:p>
          </table:table-cell>
          <table:table-cell office:value-type="float" office:value="2969" table:style-name="ce30">
            <text:p>2,969<text:s/></text:p>
          </table:table-cell>
          <table:table-cell office:value-type="float" office:value="866" table:style-name="ce30">
            <text:p>866<text:s/></text:p>
          </table:table-cell>
          <table:table-cell office:value-type="float" office:value="29.168070057258301" table:style-name="ce31">
            <text:p>29.1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103237" table:style-name="ce29">
            <text:p>103,237<text:s/></text:p>
          </table:table-cell>
          <table:table-cell office:value-type="float" office:value="35356" table:style-name="ce30">
            <text:p>35,356<text:s/></text:p>
          </table:table-cell>
          <table:table-cell office:value-type="float" office:value="34.247411296337603" table:style-name="ce31">
            <text:p>34.25<text:s/></text:p>
          </table:table-cell>
          <table:table-cell office:value-type="float" office:value="100103" table:style-name="ce30">
            <text:p>100,103<text:s/></text:p>
          </table:table-cell>
          <table:table-cell office:value-type="float" office:value="34218" table:style-name="ce30">
            <text:p>34,218<text:s/></text:p>
          </table:table-cell>
          <table:table-cell office:value-type="float" office:value="34.182791724523703" table:style-name="ce31">
            <text:p>34.18<text:s/></text:p>
          </table:table-cell>
          <table:table-cell office:value-type="float" office:value="3134" table:style-name="ce30">
            <text:p>3,134<text:s/></text:p>
          </table:table-cell>
          <table:table-cell office:value-type="float" office:value="1138" table:style-name="ce30">
            <text:p>1,138<text:s/></text:p>
          </table:table-cell>
          <table:table-cell office:value-type="float" office:value="36.311423101467803" table:style-name="ce31">
            <text:p>36.3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4716" table:style-name="ce29">
            <text:p>94,716<text:s/></text:p>
          </table:table-cell>
          <table:table-cell office:value-type="float" office:value="32040" table:style-name="ce30">
            <text:p>32,040<text:s/></text:p>
          </table:table-cell>
          <table:table-cell office:value-type="float" office:value="33.827442037248197" table:style-name="ce31">
            <text:p>33.83<text:s/></text:p>
          </table:table-cell>
          <table:table-cell office:value-type="float" office:value="91846" table:style-name="ce30">
            <text:p>91,846<text:s/></text:p>
          </table:table-cell>
          <table:table-cell office:value-type="float" office:value="31006" table:style-name="ce30">
            <text:p>31,006<text:s/></text:p>
          </table:table-cell>
          <table:table-cell office:value-type="float" office:value="33.758683012869398" table:style-name="ce31">
            <text:p>33.76<text:s/></text:p>
          </table:table-cell>
          <table:table-cell office:value-type="float" office:value="2870" table:style-name="ce30">
            <text:p>2,870<text:s/></text:p>
          </table:table-cell>
          <table:table-cell office:value-type="float" office:value="1034" table:style-name="ce30">
            <text:p>1,034<text:s/></text:p>
          </table:table-cell>
          <table:table-cell office:value-type="float" office:value="36.0278745644599" table:style-name="ce31">
            <text:p>36.0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105321" table:style-name="ce29">
            <text:p>105,321<text:s/></text:p>
          </table:table-cell>
          <table:table-cell office:value-type="float" office:value="45705" table:style-name="ce30">
            <text:p>45,705<text:s/></text:p>
          </table:table-cell>
          <table:table-cell office:value-type="float" office:value="43.395903950779001" table:style-name="ce31">
            <text:p>43.40<text:s/></text:p>
          </table:table-cell>
          <table:table-cell office:value-type="float" office:value="102204" table:style-name="ce30">
            <text:p>102,204<text:s/></text:p>
          </table:table-cell>
          <table:table-cell office:value-type="float" office:value="44214" table:style-name="ce30">
            <text:p>44,214<text:s/></text:p>
          </table:table-cell>
          <table:table-cell office:value-type="float" office:value="43.2605377480333" table:style-name="ce31">
            <text:p>43.26<text:s/></text:p>
          </table:table-cell>
          <table:table-cell office:value-type="float" office:value="3117" table:style-name="ce30">
            <text:p>3,117<text:s/></text:p>
          </table:table-cell>
          <table:table-cell office:value-type="float" office:value="1491" table:style-name="ce30">
            <text:p>1,491<text:s/></text:p>
          </table:table-cell>
          <table:table-cell office:value-type="float" office:value="47.834456207892202" table:style-name="ce31">
            <text:p>47.8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5598" table:style-name="ce29">
            <text:p>95,598<text:s/></text:p>
          </table:table-cell>
          <table:table-cell office:value-type="float" office:value="41003" table:style-name="ce30">
            <text:p>41,003<text:s/></text:p>
          </table:table-cell>
          <table:table-cell office:value-type="float" office:value="42.8910646666248" table:style-name="ce31">
            <text:p>42.89<text:s/></text:p>
          </table:table-cell>
          <table:table-cell office:value-type="float" office:value="92952" table:style-name="ce30">
            <text:p>92,952<text:s/></text:p>
          </table:table-cell>
          <table:table-cell office:value-type="float" office:value="39672" table:style-name="ce30">
            <text:p>39,672<text:s/></text:p>
          </table:table-cell>
          <table:table-cell office:value-type="float" office:value="42.680092951200599" table:style-name="ce31">
            <text:p>42.68<text:s/></text:p>
          </table:table-cell>
          <table:table-cell office:value-type="float" office:value="2646" table:style-name="ce30">
            <text:p>2,646<text:s/></text:p>
          </table:table-cell>
          <table:table-cell office:value-type="float" office:value="1331" table:style-name="ce30">
            <text:p>1,331<text:s/></text:p>
          </table:table-cell>
          <table:table-cell office:value-type="float" office:value="50.302343159486" table:style-name="ce31">
            <text:p>50.3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108301" table:style-name="ce29">
            <text:p>108,301<text:s/></text:p>
          </table:table-cell>
          <table:table-cell office:value-type="float" office:value="54946" table:style-name="ce30">
            <text:p>54,946<text:s/></text:p>
          </table:table-cell>
          <table:table-cell office:value-type="float" office:value="50.734526920342397" table:style-name="ce31">
            <text:p>50.73<text:s/></text:p>
          </table:table-cell>
          <table:table-cell office:value-type="float" office:value="105325" table:style-name="ce30">
            <text:p>105,325<text:s/></text:p>
          </table:table-cell>
          <table:table-cell office:value-type="float" office:value="53270" table:style-name="ce30">
            <text:p>53,270<text:s/></text:p>
          </table:table-cell>
          <table:table-cell office:value-type="float" office:value="50.576786138143802" table:style-name="ce31">
            <text:p>50.58<text:s/></text:p>
          </table:table-cell>
          <table:table-cell office:value-type="float" office:value="2976" table:style-name="ce30">
            <text:p>2,976<text:s/></text:p>
          </table:table-cell>
          <table:table-cell office:value-type="float" office:value="1676" table:style-name="ce30">
            <text:p>1,676<text:s/></text:p>
          </table:table-cell>
          <table:table-cell office:value-type="float" office:value="56.3172043010753" table:style-name="ce31">
            <text:p>56.3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9679" table:style-name="ce29">
            <text:p>99,679<text:s/></text:p>
          </table:table-cell>
          <table:table-cell office:value-type="float" office:value="51464" table:style-name="ce30">
            <text:p>51,464<text:s/></text:p>
          </table:table-cell>
          <table:table-cell office:value-type="float" office:value="51.629731437915702" table:style-name="ce31">
            <text:p>51.63<text:s/></text:p>
          </table:table-cell>
          <table:table-cell office:value-type="float" office:value="97117" table:style-name="ce30">
            <text:p>97,117<text:s/></text:p>
          </table:table-cell>
          <table:table-cell office:value-type="float" office:value="49954" table:style-name="ce30">
            <text:p>49,954<text:s/></text:p>
          </table:table-cell>
          <table:table-cell office:value-type="float" office:value="51.436926593696299" table:style-name="ce31">
            <text:p>51.44<text:s/></text:p>
          </table:table-cell>
          <table:table-cell office:value-type="float" office:value="2562" table:style-name="ce30">
            <text:p>2,562<text:s/></text:p>
          </table:table-cell>
          <table:table-cell office:value-type="float" office:value="1510" table:style-name="ce30">
            <text:p>1,510<text:s/></text:p>
          </table:table-cell>
          <table:table-cell office:value-type="float" office:value="58.938329430132697" table:style-name="ce31">
            <text:p>58.9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112503" table:style-name="ce29">
            <text:p>112,503<text:s/></text:p>
          </table:table-cell>
          <table:table-cell office:value-type="float" office:value="64821" table:style-name="ce30">
            <text:p>64,821<text:s/></text:p>
          </table:table-cell>
          <table:table-cell office:value-type="float" office:value="57.617130209861102" table:style-name="ce31">
            <text:p>57.62<text:s/></text:p>
          </table:table-cell>
          <table:table-cell office:value-type="float" office:value="109606" table:style-name="ce30">
            <text:p>109,606<text:s/></text:p>
          </table:table-cell>
          <table:table-cell office:value-type="float" office:value="62951" table:style-name="ce30">
            <text:p>62,951<text:s/></text:p>
          </table:table-cell>
          <table:table-cell office:value-type="float" office:value="57.433899604036299" table:style-name="ce31">
            <text:p>57.43<text:s/></text:p>
          </table:table-cell>
          <table:table-cell office:value-type="float" office:value="2897" table:style-name="ce30">
            <text:p>2,897<text:s/></text:p>
          </table:table-cell>
          <table:table-cell office:value-type="float" office:value="1870" table:style-name="ce30">
            <text:p>1,870<text:s/></text:p>
          </table:table-cell>
          <table:table-cell office:value-type="float" office:value="64.5495340006904" table:style-name="ce31">
            <text:p>64.5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1324" table:style-name="ce29">
            <text:p>101,324<text:s/></text:p>
          </table:table-cell>
          <table:table-cell office:value-type="float" office:value="60699" table:style-name="ce30">
            <text:p>60,699<text:s/></text:p>
          </table:table-cell>
          <table:table-cell office:value-type="float" office:value="59.905846591133397" table:style-name="ce31">
            <text:p>59.91<text:s/></text:p>
          </table:table-cell>
          <table:table-cell office:value-type="float" office:value="98922" table:style-name="ce30">
            <text:p>98,922<text:s/></text:p>
          </table:table-cell>
          <table:table-cell office:value-type="float" office:value="59102" table:style-name="ce30">
            <text:p>59,102<text:s/></text:p>
          </table:table-cell>
          <table:table-cell office:value-type="float" office:value="59.746062554335701" table:style-name="ce31">
            <text:p>59.75<text:s/></text:p>
          </table:table-cell>
          <table:table-cell office:value-type="float" office:value="2402" table:style-name="ce30">
            <text:p>2,402<text:s/></text:p>
          </table:table-cell>
          <table:table-cell office:value-type="float" office:value="1597" table:style-name="ce30">
            <text:p>1,597<text:s/></text:p>
          </table:table-cell>
          <table:table-cell office:value-type="float" office:value="66.486261448792703" table:style-name="ce31">
            <text:p>66.4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119810" table:style-name="ce29">
            <text:p>119,810<text:s/></text:p>
          </table:table-cell>
          <table:table-cell office:value-type="float" office:value="75281" table:style-name="ce30">
            <text:p>75,281<text:s/></text:p>
          </table:table-cell>
          <table:table-cell office:value-type="float" office:value="62.833653284366903" table:style-name="ce31">
            <text:p>62.83<text:s/></text:p>
          </table:table-cell>
          <table:table-cell office:value-type="float" office:value="116965" table:style-name="ce30">
            <text:p>116,965<text:s/></text:p>
          </table:table-cell>
          <table:table-cell office:value-type="float" office:value="73368" table:style-name="ce30">
            <text:p>73,368<text:s/></text:p>
          </table:table-cell>
          <table:table-cell office:value-type="float" office:value="62.726456632325899" table:style-name="ce31">
            <text:p>62.73<text:s/></text:p>
          </table:table-cell>
          <table:table-cell office:value-type="float" office:value="2845" table:style-name="ce30">
            <text:p>2,845<text:s/></text:p>
          </table:table-cell>
          <table:table-cell office:value-type="float" office:value="1913" table:style-name="ce30">
            <text:p>1,913<text:s/></text:p>
          </table:table-cell>
          <table:table-cell office:value-type="float" office:value="67.240773286467501" table:style-name="ce31">
            <text:p>67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9203" table:style-name="ce32">
            <text:p>109,203<text:s/></text:p>
          </table:table-cell>
          <table:table-cell office:value-type="float" office:value="72547" table:style-name="ce33">
            <text:p>72,547<text:s/></text:p>
          </table:table-cell>
          <table:table-cell office:value-type="float" office:value="66.433156598262002" table:style-name="ce34">
            <text:p>66.43<text:s/></text:p>
          </table:table-cell>
          <table:table-cell office:value-type="float" office:value="106814" table:style-name="ce33">
            <text:p>106,814<text:s/></text:p>
          </table:table-cell>
          <table:table-cell office:value-type="float" office:value="70841" table:style-name="ce33">
            <text:p>70,841<text:s/></text:p>
          </table:table-cell>
          <table:table-cell office:value-type="float" office:value="66.321830471661002" table:style-name="ce34">
            <text:p>66.32<text:s/></text:p>
          </table:table-cell>
          <table:table-cell office:value-type="float" office:value="2389" table:style-name="ce33">
            <text:p>2,389<text:s/></text:p>
          </table:table-cell>
          <table:table-cell office:value-type="float" office:value="1706" table:style-name="ce33">
            <text:p>1,706<text:s/></text:p>
          </table:table-cell>
          <table:table-cell office:value-type="float" office:value="71.410632063624902" table:style-name="ce34">
            <text:p>71.41<text:s/>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6383" table:style-name="ce35"/>
        </table:table-row>
        <table:table-row table:number-rows-repeated="1048556" table:style-name="ro1">
          <table:table-cell table:number-columns-repeated="16384"/>
        </table:table-row>
      </table:table>
      <table:table table:name="104全國" table:style-name="ta4">
        <table:table-column table:style-name="co6" table:number-columns-repeated="3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5" table:default-cell-style-name="ce20"/>
        <table:table-column table:style-name="co6" table:number-columns-repeated="1013" table:default-cell-style-name="ce20"/>
        <table:table-column table:style-name="co2" table:number-columns-repeated="15360" table:default-cell-style-name="ce1"/>
        <table:table-row table:style-name="ro4">
          <table:table-cell office:value-type="string" table:number-columns-spanned="11" table:number-rows-spanned="1" table:style-name="ce36">
            <text:p> <text:s/><text:span text:style-name="T2">國小學生裸視視力不良率統計</text:span>(<text:span text:style-name="T2">年級別</text:span>)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table:style-name="ce20"/>
          <table:table-cell office:value-type="string" table:number-columns-spanned="9" table:number-rows-spanned="1" table:style-name="ce37">
            <text:p>  104 學年度   </text:p>
          </table:table-cell>
          <table:covered-table-cell table:number-columns-repeated="8"/>
          <table:table-cell office:value-type="string" table:style-name="ce22">
            <text:p>單位：人；<text:span text:style-name="T3">%</text:span></text:p>
          </table:table-cell>
          <table:table-cell table:number-columns-repeated="16373" table:style-name="ce20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208990" table:style-name="ce26">
            <text:p>1,208,990<text:s/></text:p>
          </table:table-cell>
          <table:table-cell office:value-type="float" office:value="557607" table:style-name="ce27">
            <text:p>557,607<text:s/></text:p>
          </table:table-cell>
          <table:table-cell office:value-type="float" office:value="46.1217214369019" table:style-name="ce28">
            <text:p>46.12<text:s/></text:p>
          </table:table-cell>
          <table:table-cell office:value-type="float" office:value="1173823" table:style-name="ce27">
            <text:p>1,173,823<text:s/></text:p>
          </table:table-cell>
          <table:table-cell office:value-type="float" office:value="540267" table:style-name="ce27">
            <text:p>540,267<text:s/></text:p>
          </table:table-cell>
          <table:table-cell office:value-type="float" office:value="46.026274830191603" table:style-name="ce28">
            <text:p>46.03<text:s/></text:p>
          </table:table-cell>
          <table:table-cell office:value-type="float" office:value="35167" table:style-name="ce27">
            <text:p>35,167<text:s/></text:p>
          </table:table-cell>
          <table:table-cell office:value-type="float" office:value="17340" table:style-name="ce27">
            <text:p>17,340<text:s/></text:p>
          </table:table-cell>
          <table:table-cell office:value-type="float" office:value="49.307589501521299" table:style-name="ce28">
            <text:p>49.3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632076" table:style-name="ce29">
            <text:p>632,076<text:s/></text:p>
          </table:table-cell>
          <table:table-cell office:value-type="float" office:value="287646" table:style-name="ce30">
            <text:p>287,646<text:s/></text:p>
          </table:table-cell>
          <table:table-cell office:value-type="float" office:value="45.5081350976781" table:style-name="ce31">
            <text:p>45.51<text:s/></text:p>
          </table:table-cell>
          <table:table-cell office:value-type="float" office:value="613366" table:style-name="ce30">
            <text:p>613,366<text:s/></text:p>
          </table:table-cell>
          <table:table-cell office:value-type="float" office:value="278537" table:style-name="ce30">
            <text:p>278,537<text:s/></text:p>
          </table:table-cell>
          <table:table-cell office:value-type="float" office:value="45.411222663140798" table:style-name="ce31">
            <text:p>45.41<text:s/></text:p>
          </table:table-cell>
          <table:table-cell office:value-type="float" office:value="18710" table:style-name="ce30">
            <text:p>18,710<text:s/></text:p>
          </table:table-cell>
          <table:table-cell office:value-type="float" office:value="9109" table:style-name="ce30">
            <text:p>9,109<text:s/></text:p>
          </table:table-cell>
          <table:table-cell office:value-type="float" office:value="48.6851950828434" table:style-name="ce31">
            <text:p>48.6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576914" table:style-name="ce29">
            <text:p>576,914<text:s/></text:p>
          </table:table-cell>
          <table:table-cell office:value-type="float" office:value="269961" table:style-name="ce30">
            <text:p>269,961<text:s/></text:p>
          </table:table-cell>
          <table:table-cell office:value-type="float" office:value="46.793976225225997" table:style-name="ce31">
            <text:p>46.79<text:s/></text:p>
          </table:table-cell>
          <table:table-cell office:value-type="float" office:value="560457" table:style-name="ce30">
            <text:p>560,457<text:s/></text:p>
          </table:table-cell>
          <table:table-cell office:value-type="float" office:value="261730" table:style-name="ce30">
            <text:p>261,730<text:s/></text:p>
          </table:table-cell>
          <table:table-cell office:value-type="float" office:value="46.6993899621202" table:style-name="ce31">
            <text:p>46.70<text:s/></text:p>
          </table:table-cell>
          <table:table-cell office:value-type="float" office:value="16457" table:style-name="ce30">
            <text:p>16,457<text:s/></text:p>
          </table:table-cell>
          <table:table-cell office:value-type="float" office:value="8231" table:style-name="ce30">
            <text:p>8,231<text:s/></text:p>
          </table:table-cell>
          <table:table-cell office:value-type="float" office:value="50.015191104089403" table:style-name="ce31">
            <text:p>50.0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99239" table:style-name="ce29">
            <text:p>99,239<text:s/></text:p>
          </table:table-cell>
          <table:table-cell office:value-type="float" office:value="25397" table:style-name="ce30">
            <text:p>25,397<text:s/></text:p>
          </table:table-cell>
          <table:table-cell office:value-type="float" office:value="25.591753242172899" table:style-name="ce31">
            <text:p>25.59<text:s/></text:p>
          </table:table-cell>
          <table:table-cell office:value-type="float" office:value="95930" table:style-name="ce30">
            <text:p>95,930<text:s/></text:p>
          </table:table-cell>
          <table:table-cell office:value-type="float" office:value="24488" table:style-name="ce30">
            <text:p>24,488<text:s/></text:p>
          </table:table-cell>
          <table:table-cell office:value-type="float" office:value="25.526946731992101" table:style-name="ce31">
            <text:p>25.53<text:s/></text:p>
          </table:table-cell>
          <table:table-cell office:value-type="float" office:value="3309" table:style-name="ce30">
            <text:p>3,309<text:s/></text:p>
          </table:table-cell>
          <table:table-cell office:value-type="float" office:value="909" table:style-name="ce30">
            <text:p>909<text:s/></text:p>
          </table:table-cell>
          <table:table-cell office:value-type="float" office:value="27.470534904805099" table:style-name="ce31">
            <text:p>27.4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1318" table:style-name="ce29">
            <text:p>91,318<text:s/></text:p>
          </table:table-cell>
          <table:table-cell office:value-type="float" office:value="24402" table:style-name="ce30">
            <text:p>24,402<text:s/></text:p>
          </table:table-cell>
          <table:table-cell office:value-type="float" office:value="26.722004424100401" table:style-name="ce31">
            <text:p>26.72<text:s/></text:p>
          </table:table-cell>
          <table:table-cell office:value-type="float" office:value="88270" table:style-name="ce30">
            <text:p>88,270<text:s/></text:p>
          </table:table-cell>
          <table:table-cell office:value-type="float" office:value="23553" table:style-name="ce30">
            <text:p>23,553<text:s/></text:p>
          </table:table-cell>
          <table:table-cell office:value-type="float" office:value="26.6829047241418" table:style-name="ce31">
            <text:p>26.68<text:s/></text:p>
          </table:table-cell>
          <table:table-cell office:value-type="float" office:value="3048" table:style-name="ce30">
            <text:p>3,048<text:s/></text:p>
          </table:table-cell>
          <table:table-cell office:value-type="float" office:value="849" table:style-name="ce30">
            <text:p>849<text:s/></text:p>
          </table:table-cell>
          <table:table-cell office:value-type="float" office:value="27.854330708661401" table:style-name="ce31">
            <text:p>27.85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103236" table:style-name="ce29">
            <text:p>103,236<text:s/></text:p>
          </table:table-cell>
          <table:table-cell office:value-type="float" office:value="34194" table:style-name="ce30">
            <text:p>34,194<text:s/></text:p>
          </table:table-cell>
          <table:table-cell office:value-type="float" office:value="33.122166686039797" table:style-name="ce31">
            <text:p>33.12<text:s/></text:p>
          </table:table-cell>
          <table:table-cell office:value-type="float" office:value="99901" table:style-name="ce30">
            <text:p>99,901<text:s/></text:p>
          </table:table-cell>
          <table:table-cell office:value-type="float" office:value="32989" table:style-name="ce30">
            <text:p>32,989<text:s/></text:p>
          </table:table-cell>
          <table:table-cell office:value-type="float" office:value="33.021691474559802" table:style-name="ce31">
            <text:p>33.02<text:s/></text:p>
          </table:table-cell>
          <table:table-cell office:value-type="float" office:value="3335" table:style-name="ce30">
            <text:p>3,335<text:s/></text:p>
          </table:table-cell>
          <table:table-cell office:value-type="float" office:value="1205" table:style-name="ce30">
            <text:p>1,205<text:s/></text:p>
          </table:table-cell>
          <table:table-cell office:value-type="float" office:value="36.131934032983501" table:style-name="ce31">
            <text:p>36.1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4006" table:style-name="ce29">
            <text:p>94,006<text:s/></text:p>
          </table:table-cell>
          <table:table-cell office:value-type="float" office:value="31434" table:style-name="ce30">
            <text:p>31,434<text:s/></text:p>
          </table:table-cell>
          <table:table-cell office:value-type="float" office:value="33.438291172903902" table:style-name="ce31">
            <text:p>33.44<text:s/></text:p>
          </table:table-cell>
          <table:table-cell office:value-type="float" office:value="91071" table:style-name="ce30">
            <text:p>91,071<text:s/></text:p>
          </table:table-cell>
          <table:table-cell office:value-type="float" office:value="30357" table:style-name="ce30">
            <text:p>30,357<text:s/></text:p>
          </table:table-cell>
          <table:table-cell office:value-type="float" office:value="33.3333333333333" table:style-name="ce31">
            <text:p>33.33<text:s/></text:p>
          </table:table-cell>
          <table:table-cell office:value-type="float" office:value="2935" table:style-name="ce30">
            <text:p>2,935<text:s/></text:p>
          </table:table-cell>
          <table:table-cell office:value-type="float" office:value="1077" table:style-name="ce30">
            <text:p>1,077<text:s/></text:p>
          </table:table-cell>
          <table:table-cell office:value-type="float" office:value="36.695059625212899" table:style-name="ce31">
            <text:p>36.7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103280" table:style-name="ce29">
            <text:p>103,280<text:s/></text:p>
          </table:table-cell>
          <table:table-cell office:value-type="float" office:value="44104" table:style-name="ce30">
            <text:p>44,104<text:s/></text:p>
          </table:table-cell>
          <table:table-cell office:value-type="float" office:value="42.703330751355502" table:style-name="ce31">
            <text:p>42.70<text:s/></text:p>
          </table:table-cell>
          <table:table-cell office:value-type="float" office:value="100198" table:style-name="ce30">
            <text:p>100,198<text:s/></text:p>
          </table:table-cell>
          <table:table-cell office:value-type="float" office:value="42648" table:style-name="ce30">
            <text:p>42,648<text:s/></text:p>
          </table:table-cell>
          <table:table-cell office:value-type="float" office:value="42.563723826822901" table:style-name="ce31">
            <text:p>42.56<text:s/></text:p>
          </table:table-cell>
          <table:table-cell office:value-type="float" office:value="3082" table:style-name="ce30">
            <text:p>3,082<text:s/></text:p>
          </table:table-cell>
          <table:table-cell office:value-type="float" office:value="1456" table:style-name="ce30">
            <text:p>1,456<text:s/></text:p>
          </table:table-cell>
          <table:table-cell office:value-type="float" office:value="47.2420506164828" table:style-name="ce31">
            <text:p>47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4750" table:style-name="ce29">
            <text:p>94,750<text:s/></text:p>
          </table:table-cell>
          <table:table-cell office:value-type="float" office:value="39947" table:style-name="ce30">
            <text:p>39,947<text:s/></text:p>
          </table:table-cell>
          <table:table-cell office:value-type="float" office:value="42.1604221635884" table:style-name="ce31">
            <text:p>42.16<text:s/></text:p>
          </table:table-cell>
          <table:table-cell office:value-type="float" office:value="91919" table:style-name="ce30">
            <text:p>91,919<text:s/></text:p>
          </table:table-cell>
          <table:table-cell office:value-type="float" office:value="38597" table:style-name="ce30">
            <text:p>38,597<text:s/></text:p>
          </table:table-cell>
          <table:table-cell office:value-type="float" office:value="41.990230529052802" table:style-name="ce31">
            <text:p>41.99<text:s/></text:p>
          </table:table-cell>
          <table:table-cell office:value-type="float" office:value="2831" table:style-name="ce30">
            <text:p>2,831<text:s/></text:p>
          </table:table-cell>
          <table:table-cell office:value-type="float" office:value="1350" table:style-name="ce30">
            <text:p>1,350<text:s/></text:p>
          </table:table-cell>
          <table:table-cell office:value-type="float" office:value="47.686329918756599" table:style-name="ce31">
            <text:p>47.6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105415" table:style-name="ce29">
            <text:p>105,415<text:s/></text:p>
          </table:table-cell>
          <table:table-cell office:value-type="float" office:value="52917" table:style-name="ce30">
            <text:p>52,917<text:s/></text:p>
          </table:table-cell>
          <table:table-cell office:value-type="float" office:value="50.198738319973401" table:style-name="ce31">
            <text:p>50.20<text:s/></text:p>
          </table:table-cell>
          <table:table-cell office:value-type="float" office:value="102301" table:style-name="ce30">
            <text:p>102,301<text:s/></text:p>
          </table:table-cell>
          <table:table-cell office:value-type="float" office:value="51188" table:style-name="ce30">
            <text:p>51,188<text:s/></text:p>
          </table:table-cell>
          <table:table-cell office:value-type="float" office:value="50.036656533171701" table:style-name="ce31">
            <text:p>50.04<text:s/></text:p>
          </table:table-cell>
          <table:table-cell office:value-type="float" office:value="3114" table:style-name="ce30">
            <text:p>3,114<text:s/></text:p>
          </table:table-cell>
          <table:table-cell office:value-type="float" office:value="1729" table:style-name="ce30">
            <text:p>1,729<text:s/></text:p>
          </table:table-cell>
          <table:table-cell office:value-type="float" office:value="55.523442517662197" table:style-name="ce31">
            <text:p>55.5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5701" table:style-name="ce29">
            <text:p>95,701<text:s/></text:p>
          </table:table-cell>
          <table:table-cell office:value-type="float" office:value="48419" table:style-name="ce30">
            <text:p>48,419<text:s/></text:p>
          </table:table-cell>
          <table:table-cell office:value-type="float" office:value="50.594037679857102" table:style-name="ce31">
            <text:p>50.59<text:s/></text:p>
          </table:table-cell>
          <table:table-cell office:value-type="float" office:value="93058" table:style-name="ce30">
            <text:p>93,058<text:s/></text:p>
          </table:table-cell>
          <table:table-cell office:value-type="float" office:value="46884" table:style-name="ce30">
            <text:p>46,884<text:s/></text:p>
          </table:table-cell>
          <table:table-cell office:value-type="float" office:value="50.381482516280201" table:style-name="ce31">
            <text:p>50.38<text:s/></text:p>
          </table:table-cell>
          <table:table-cell office:value-type="float" office:value="2643" table:style-name="ce30">
            <text:p>2,643<text:s/></text:p>
          </table:table-cell>
          <table:table-cell office:value-type="float" office:value="1535" table:style-name="ce30">
            <text:p>1,535<text:s/></text:p>
          </table:table-cell>
          <table:table-cell office:value-type="float" office:value="58.077941732879303" table:style-name="ce31">
            <text:p>58.0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108366" table:style-name="ce29">
            <text:p>108,366<text:s/></text:p>
          </table:table-cell>
          <table:table-cell office:value-type="float" office:value="61281" table:style-name="ce30">
            <text:p>61,281<text:s/></text:p>
          </table:table-cell>
          <table:table-cell office:value-type="float" office:value="56.550024915563903" table:style-name="ce31">
            <text:p>56.55<text:s/></text:p>
          </table:table-cell>
          <table:table-cell office:value-type="float" office:value="105378" table:style-name="ce30">
            <text:p>105,378<text:s/></text:p>
          </table:table-cell>
          <table:table-cell office:value-type="float" office:value="59440" table:style-name="ce30">
            <text:p>59,440<text:s/></text:p>
          </table:table-cell>
          <table:table-cell office:value-type="float" office:value="56.406460551538302" table:style-name="ce31">
            <text:p>56.41<text:s/></text:p>
          </table:table-cell>
          <table:table-cell office:value-type="float" office:value="2988" table:style-name="ce30">
            <text:p>2,988<text:s/></text:p>
          </table:table-cell>
          <table:table-cell office:value-type="float" office:value="1841" table:style-name="ce30">
            <text:p>1,841<text:s/></text:p>
          </table:table-cell>
          <table:table-cell office:value-type="float" office:value="61.613119143239601" table:style-name="ce31">
            <text:p>61.6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9716" table:style-name="ce29">
            <text:p>99,716<text:s/></text:p>
          </table:table-cell>
          <table:table-cell office:value-type="float" office:value="58889" table:style-name="ce30">
            <text:p>58,889<text:s/></text:p>
          </table:table-cell>
          <table:table-cell office:value-type="float" office:value="59.056721087889599" table:style-name="ce31">
            <text:p>59.06<text:s/></text:p>
          </table:table-cell>
          <table:table-cell office:value-type="float" office:value="97119" table:style-name="ce30">
            <text:p>97,119<text:s/></text:p>
          </table:table-cell>
          <table:table-cell office:value-type="float" office:value="57193" table:style-name="ce30">
            <text:p>57,193<text:s/></text:p>
          </table:table-cell>
          <table:table-cell office:value-type="float" office:value="58.889609654135697" table:style-name="ce31">
            <text:p>58.89<text:s/></text:p>
          </table:table-cell>
          <table:table-cell office:value-type="float" office:value="2597" table:style-name="ce30">
            <text:p>2,597<text:s/></text:p>
          </table:table-cell>
          <table:table-cell office:value-type="float" office:value="1696" table:style-name="ce30">
            <text:p>1,696<text:s/></text:p>
          </table:table-cell>
          <table:table-cell office:value-type="float" office:value="65.306122448979593" table:style-name="ce31">
            <text:p>65.3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112540" table:style-name="ce29">
            <text:p>112,540<text:s/></text:p>
          </table:table-cell>
          <table:table-cell office:value-type="float" office:value="69753" table:style-name="ce30">
            <text:p>69,753<text:s/></text:p>
          </table:table-cell>
          <table:table-cell office:value-type="float" office:value="61.980629109649897" table:style-name="ce31">
            <text:p>61.98<text:s/></text:p>
          </table:table-cell>
          <table:table-cell office:value-type="float" office:value="109658" table:style-name="ce30">
            <text:p>109,658<text:s/></text:p>
          </table:table-cell>
          <table:table-cell office:value-type="float" office:value="67784" table:style-name="ce30">
            <text:p>67,784<text:s/></text:p>
          </table:table-cell>
          <table:table-cell office:value-type="float" office:value="61.814003538273496" table:style-name="ce31">
            <text:p>61.81<text:s/></text:p>
          </table:table-cell>
          <table:table-cell office:value-type="float" office:value="2882" table:style-name="ce30">
            <text:p>2,882<text:s/></text:p>
          </table:table-cell>
          <table:table-cell office:value-type="float" office:value="1969" table:style-name="ce30">
            <text:p>1,969<text:s/></text:p>
          </table:table-cell>
          <table:table-cell office:value-type="float" office:value="68.320610687022906" table:style-name="ce31">
            <text:p>68.3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1423" table:style-name="ce32">
            <text:p>101,423<text:s/></text:p>
          </table:table-cell>
          <table:table-cell office:value-type="float" office:value="66870" table:style-name="ce33">
            <text:p>66,870<text:s/></text:p>
          </table:table-cell>
          <table:table-cell office:value-type="float" office:value="65.931790619484701" table:style-name="ce34">
            <text:p>65.93<text:s/></text:p>
          </table:table-cell>
          <table:table-cell office:value-type="float" office:value="99020" table:style-name="ce33">
            <text:p>99,020<text:s/></text:p>
          </table:table-cell>
          <table:table-cell office:value-type="float" office:value="65146" table:style-name="ce33">
            <text:p>65,146<text:s/></text:p>
          </table:table-cell>
          <table:table-cell office:value-type="float" office:value="65.790749343567001" table:style-name="ce34">
            <text:p>65.79<text:s/></text:p>
          </table:table-cell>
          <table:table-cell office:value-type="float" office:value="2403" table:style-name="ce33">
            <text:p>2,403<text:s/></text:p>
          </table:table-cell>
          <table:table-cell office:value-type="float" office:value="1724" table:style-name="ce33">
            <text:p>1,724<text:s/></text:p>
          </table:table-cell>
          <table:table-cell office:value-type="float" office:value="71.743653766125703" table:style-name="ce34">
            <text:p>71.74<text:s/>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6383" table:style-name="ce35"/>
        </table:table-row>
        <table:table-row table:number-rows-repeated="1048556" table:style-name="ro1">
          <table:table-cell table:number-columns-repeated="16384"/>
        </table:table-row>
      </table:table>
      <table:table table:name="105全國" table:style-name="ta4">
        <table:table-column table:style-name="co6" table:number-columns-repeated="2" table:default-cell-style-name="ce20"/>
        <table:table-column table:style-name="co8" table:number-columns-repeated="9" table:default-cell-style-name="ce20"/>
        <table:table-column table:style-name="co6" table:number-columns-repeated="1013" table:default-cell-style-name="ce20"/>
        <table:table-column table:style-name="co2" table:number-columns-repeated="15360" table:default-cell-style-name="ce1"/>
        <table:table-row table:style-name="ro4">
          <table:table-cell office:value-type="string" table:number-columns-spanned="11" table:number-rows-spanned="1" table:style-name="ce43">
            <text:p>國小學生裸視視力不良率統計(年級別)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office:value-type="string" table:number-columns-spanned="11" table:number-rows-spanned="1" table:style-name="ce44">
            <text:p>105 學年度   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table:style-name="ce20"/>
          <table:table-cell table:style-name="ce42"/>
          <table:table-cell table:number-columns-repeated="8" table:style-name="ce21"/>
          <table:table-cell office:value-type="string" table:style-name="ce22">
            <text:p>單位：人；<text:span text:style-name="T3">%</text:span></text:p>
          </table:table-cell>
          <table:table-cell table:number-columns-repeated="16373" table:style-name="ce20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168328" table:style-name="ce26">
            <text:p>1,168,328<text:s/></text:p>
          </table:table-cell>
          <table:table-cell office:value-type="float" office:value="535747" table:style-name="ce27">
            <text:p>535,747<text:s/></text:p>
          </table:table-cell>
          <table:table-cell office:value-type="float" office:value="45.855872665895198" table:style-name="ce28">
            <text:p>45.86<text:s/></text:p>
          </table:table-cell>
          <table:table-cell office:value-type="float" office:value="1132612" table:style-name="ce27">
            <text:p>1,132,612<text:s/></text:p>
          </table:table-cell>
          <table:table-cell office:value-type="float" office:value="518519" table:style-name="ce27">
            <text:p>518,519<text:s/></text:p>
          </table:table-cell>
          <table:table-cell office:value-type="float" office:value="45.780814612594597" table:style-name="ce28">
            <text:p>45.78<text:s/></text:p>
          </table:table-cell>
          <table:table-cell office:value-type="float" office:value="35716" table:style-name="ce27">
            <text:p>35,716<text:s/></text:p>
          </table:table-cell>
          <table:table-cell office:value-type="float" office:value="17228" table:style-name="ce27">
            <text:p>17,228<text:s/></text:p>
          </table:table-cell>
          <table:table-cell office:value-type="float" office:value="48.236084667935899" table:style-name="ce28">
            <text:p>48.2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609871" table:style-name="ce29">
            <text:p>609,871<text:s/></text:p>
          </table:table-cell>
          <table:table-cell office:value-type="float" office:value="274908" table:style-name="ce30">
            <text:p>274,908<text:s/></text:p>
          </table:table-cell>
          <table:table-cell office:value-type="float" office:value="45.076417799829798" table:style-name="ce31">
            <text:p>45.08<text:s/></text:p>
          </table:table-cell>
          <table:table-cell office:value-type="float" office:value="591056" table:style-name="ce30">
            <text:p>591,056<text:s/></text:p>
          </table:table-cell>
          <table:table-cell office:value-type="float" office:value="266008" table:style-name="ce30">
            <text:p>266,008<text:s/></text:p>
          </table:table-cell>
          <table:table-cell office:value-type="float" office:value="45.0055493895672" table:style-name="ce31">
            <text:p>45.01<text:s/></text:p>
          </table:table-cell>
          <table:table-cell office:value-type="float" office:value="18815" table:style-name="ce30">
            <text:p>18,815<text:s/></text:p>
          </table:table-cell>
          <table:table-cell office:value-type="float" office:value="8900" table:style-name="ce30">
            <text:p>8,900<text:s/></text:p>
          </table:table-cell>
          <table:table-cell office:value-type="float" office:value="47.302684028700497" table:style-name="ce31">
            <text:p>47.3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558457" table:style-name="ce29">
            <text:p>558,457<text:s/></text:p>
          </table:table-cell>
          <table:table-cell office:value-type="float" office:value="260839" table:style-name="ce30">
            <text:p>260,839<text:s/></text:p>
          </table:table-cell>
          <table:table-cell office:value-type="float" office:value="46.707087564485697" table:style-name="ce31">
            <text:p>46.71<text:s/></text:p>
          </table:table-cell>
          <table:table-cell office:value-type="float" office:value="541556" table:style-name="ce30">
            <text:p>541,556<text:s/></text:p>
          </table:table-cell>
          <table:table-cell office:value-type="float" office:value="252511" table:style-name="ce30">
            <text:p>252,511<text:s/></text:p>
          </table:table-cell>
          <table:table-cell office:value-type="float" office:value="46.626941627458699" table:style-name="ce31">
            <text:p>46.63<text:s/></text:p>
          </table:table-cell>
          <table:table-cell office:value-type="float" office:value="16901" table:style-name="ce30">
            <text:p>16,901<text:s/></text:p>
          </table:table-cell>
          <table:table-cell office:value-type="float" office:value="8328" table:style-name="ce30">
            <text:p>8,328<text:s/></text:p>
          </table:table-cell>
          <table:table-cell office:value-type="float" office:value="49.275190817111401" table:style-name="ce31">
            <text:p>49.2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90545" table:style-name="ce29">
            <text:p>90,545<text:s/></text:p>
          </table:table-cell>
          <table:table-cell office:value-type="float" office:value="22850" table:style-name="ce30">
            <text:p>22,850<text:s/></text:p>
          </table:table-cell>
          <table:table-cell office:value-type="float" office:value="25.236070462201099" table:style-name="ce31">
            <text:p>25.24<text:s/></text:p>
          </table:table-cell>
          <table:table-cell office:value-type="float" office:value="87312" table:style-name="ce30">
            <text:p>87,312<text:s/></text:p>
          </table:table-cell>
          <table:table-cell office:value-type="float" office:value="22000" table:style-name="ce30">
            <text:p>22,000<text:s/></text:p>
          </table:table-cell>
          <table:table-cell office:value-type="float" office:value="25.1969946857248" table:style-name="ce31">
            <text:p>25.20<text:s/></text:p>
          </table:table-cell>
          <table:table-cell office:value-type="float" office:value="3233" table:style-name="ce30">
            <text:p>3,233<text:s/></text:p>
          </table:table-cell>
          <table:table-cell office:value-type="float" office:value="850" table:style-name="ce30">
            <text:p>850<text:s/></text:p>
          </table:table-cell>
          <table:table-cell office:value-type="float" office:value="26.2913702443551" table:style-name="ce31">
            <text:p>26.2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83126" table:style-name="ce29">
            <text:p>83,126<text:s/></text:p>
          </table:table-cell>
          <table:table-cell office:value-type="float" office:value="22239" table:style-name="ce30">
            <text:p>22,239<text:s/></text:p>
          </table:table-cell>
          <table:table-cell office:value-type="float" office:value="26.753362365565501" table:style-name="ce31">
            <text:p>26.75<text:s/></text:p>
          </table:table-cell>
          <table:table-cell office:value-type="float" office:value="80185" table:style-name="ce30">
            <text:p>80,185<text:s/></text:p>
          </table:table-cell>
          <table:table-cell office:value-type="float" office:value="21438" table:style-name="ce30">
            <text:p>21,438<text:s/></text:p>
          </table:table-cell>
          <table:table-cell office:value-type="float" office:value="26.7356737544428" table:style-name="ce31">
            <text:p>26.74<text:s/></text:p>
          </table:table-cell>
          <table:table-cell office:value-type="float" office:value="2941" table:style-name="ce30">
            <text:p>2,941<text:s/></text:p>
          </table:table-cell>
          <table:table-cell office:value-type="float" office:value="801" table:style-name="ce30">
            <text:p>801<text:s/></text:p>
          </table:table-cell>
          <table:table-cell office:value-type="float" office:value="27.235634138048301" table:style-name="ce31">
            <text:p>27.2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99230" table:style-name="ce29">
            <text:p>99,230<text:s/></text:p>
          </table:table-cell>
          <table:table-cell office:value-type="float" office:value="32481" table:style-name="ce30">
            <text:p>32,481<text:s/></text:p>
          </table:table-cell>
          <table:table-cell office:value-type="float" office:value="32.733044442204999" table:style-name="ce31">
            <text:p>32.73<text:s/></text:p>
          </table:table-cell>
          <table:table-cell office:value-type="float" office:value="95982" table:style-name="ce30">
            <text:p>95,982<text:s/></text:p>
          </table:table-cell>
          <table:table-cell office:value-type="float" office:value="31398" table:style-name="ce30">
            <text:p>31,398<text:s/></text:p>
          </table:table-cell>
          <table:table-cell office:value-type="float" office:value="32.712383571919702" table:style-name="ce31">
            <text:p>32.71<text:s/></text:p>
          </table:table-cell>
          <table:table-cell office:value-type="float" office:value="3248" table:style-name="ce30">
            <text:p>3,248<text:s/></text:p>
          </table:table-cell>
          <table:table-cell office:value-type="float" office:value="1083" table:style-name="ce30">
            <text:p>1,083<text:s/></text:p>
          </table:table-cell>
          <table:table-cell office:value-type="float" office:value="33.343596059113302" table:style-name="ce31">
            <text:p>33.3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1285" table:style-name="ce29">
            <text:p>91,285<text:s/></text:p>
          </table:table-cell>
          <table:table-cell office:value-type="float" office:value="30037" table:style-name="ce30">
            <text:p>30,037<text:s/></text:p>
          </table:table-cell>
          <table:table-cell office:value-type="float" office:value="32.904639316426596" table:style-name="ce31">
            <text:p>32.90<text:s/></text:p>
          </table:table-cell>
          <table:table-cell office:value-type="float" office:value="88238" table:style-name="ce30">
            <text:p>88,238<text:s/></text:p>
          </table:table-cell>
          <table:table-cell office:value-type="float" office:value="28961" table:style-name="ce30">
            <text:p>28,961<text:s/></text:p>
          </table:table-cell>
          <table:table-cell office:value-type="float" office:value="32.821460141888998" table:style-name="ce31">
            <text:p>32.82<text:s/></text:p>
          </table:table-cell>
          <table:table-cell office:value-type="float" office:value="3047" table:style-name="ce30">
            <text:p>3,047<text:s/></text:p>
          </table:table-cell>
          <table:table-cell office:value-type="float" office:value="1076" table:style-name="ce30">
            <text:p>1,076<text:s/></text:p>
          </table:table-cell>
          <table:table-cell office:value-type="float" office:value="35.313423039054797" table:style-name="ce31">
            <text:p>35.3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103177" table:style-name="ce29">
            <text:p>103,177<text:s/></text:p>
          </table:table-cell>
          <table:table-cell office:value-type="float" office:value="42519" table:style-name="ce30">
            <text:p>42,519<text:s/></text:p>
          </table:table-cell>
          <table:table-cell office:value-type="float" office:value="41.2097657423651" table:style-name="ce31">
            <text:p>41.21<text:s/></text:p>
          </table:table-cell>
          <table:table-cell office:value-type="float" office:value="99910" table:style-name="ce30">
            <text:p>99,910<text:s/></text:p>
          </table:table-cell>
          <table:table-cell office:value-type="float" office:value="41065" table:style-name="ce30">
            <text:p>41,065<text:s/></text:p>
          </table:table-cell>
          <table:table-cell office:value-type="float" office:value="41.101991792613397" table:style-name="ce31">
            <text:p>41.10<text:s/></text:p>
          </table:table-cell>
          <table:table-cell office:value-type="float" office:value="3267" table:style-name="ce30">
            <text:p>3,267<text:s/></text:p>
          </table:table-cell>
          <table:table-cell office:value-type="float" office:value="1454" table:style-name="ce30">
            <text:p>1,454<text:s/></text:p>
          </table:table-cell>
          <table:table-cell office:value-type="float" office:value="44.5056626874809" table:style-name="ce31">
            <text:p>44.5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3943" table:style-name="ce29">
            <text:p>93,943<text:s/></text:p>
          </table:table-cell>
          <table:table-cell office:value-type="float" office:value="39030" table:style-name="ce30">
            <text:p>39,030<text:s/></text:p>
          </table:table-cell>
          <table:table-cell office:value-type="float" office:value="41.546469667777302" table:style-name="ce31">
            <text:p>41.55<text:s/></text:p>
          </table:table-cell>
          <table:table-cell office:value-type="float" office:value="91058" table:style-name="ce30">
            <text:p>91,058<text:s/></text:p>
          </table:table-cell>
          <table:table-cell office:value-type="float" office:value="37692" table:style-name="ce30">
            <text:p>37,692<text:s/></text:p>
          </table:table-cell>
          <table:table-cell office:value-type="float" office:value="41.393397614707098" table:style-name="ce31">
            <text:p>41.39<text:s/></text:p>
          </table:table-cell>
          <table:table-cell office:value-type="float" office:value="2885" table:style-name="ce30">
            <text:p>2,885<text:s/></text:p>
          </table:table-cell>
          <table:table-cell office:value-type="float" office:value="1338" table:style-name="ce30">
            <text:p>1,338<text:s/></text:p>
          </table:table-cell>
          <table:table-cell office:value-type="float" office:value="46.377816291161203" table:style-name="ce31">
            <text:p>46.3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103258" table:style-name="ce29">
            <text:p>103,258<text:s/></text:p>
          </table:table-cell>
          <table:table-cell office:value-type="float" office:value="51439" table:style-name="ce30">
            <text:p>51,439<text:s/></text:p>
          </table:table-cell>
          <table:table-cell office:value-type="float" office:value="49.815994886594801" table:style-name="ce31">
            <text:p>49.82<text:s/></text:p>
          </table:table-cell>
          <table:table-cell office:value-type="float" office:value="100224" table:style-name="ce30">
            <text:p>100,224<text:s/></text:p>
          </table:table-cell>
          <table:table-cell office:value-type="float" office:value="49810" table:style-name="ce30">
            <text:p>49,810<text:s/></text:p>
          </table:table-cell>
          <table:table-cell office:value-type="float" office:value="49.698674968071501" table:style-name="ce31">
            <text:p>49.70<text:s/></text:p>
          </table:table-cell>
          <table:table-cell office:value-type="float" office:value="3034" table:style-name="ce30">
            <text:p>3,034<text:s/></text:p>
          </table:table-cell>
          <table:table-cell office:value-type="float" office:value="1629" table:style-name="ce30">
            <text:p>1,629<text:s/></text:p>
          </table:table-cell>
          <table:table-cell office:value-type="float" office:value="53.691496374423203" table:style-name="ce31">
            <text:p>53.6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4713" table:style-name="ce29">
            <text:p>94,713<text:s/></text:p>
          </table:table-cell>
          <table:table-cell office:value-type="float" office:value="47977" table:style-name="ce30">
            <text:p>47,977<text:s/></text:p>
          </table:table-cell>
          <table:table-cell office:value-type="float" office:value="50.655137098391997" table:style-name="ce31">
            <text:p>50.66<text:s/></text:p>
          </table:table-cell>
          <table:table-cell office:value-type="float" office:value="91888" table:style-name="ce30">
            <text:p>91,888<text:s/></text:p>
          </table:table-cell>
          <table:table-cell office:value-type="float" office:value="46425" table:style-name="ce30">
            <text:p>46,425<text:s/></text:p>
          </table:table-cell>
          <table:table-cell office:value-type="float" office:value="50.523463346682902" table:style-name="ce31">
            <text:p>50.52<text:s/></text:p>
          </table:table-cell>
          <table:table-cell office:value-type="float" office:value="2825" table:style-name="ce30">
            <text:p>2,825<text:s/></text:p>
          </table:table-cell>
          <table:table-cell office:value-type="float" office:value="1552" table:style-name="ce30">
            <text:p>1,552<text:s/></text:p>
          </table:table-cell>
          <table:table-cell office:value-type="float" office:value="54.938053097345097" table:style-name="ce31">
            <text:p>54.9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105317" table:style-name="ce29">
            <text:p>105,317<text:s/></text:p>
          </table:table-cell>
          <table:table-cell office:value-type="float" office:value="59194" table:style-name="ce30">
            <text:p>59,194<text:s/></text:p>
          </table:table-cell>
          <table:table-cell office:value-type="float" office:value="56.205550860734697" table:style-name="ce31">
            <text:p>56.21<text:s/></text:p>
          </table:table-cell>
          <table:table-cell office:value-type="float" office:value="102239" table:style-name="ce30">
            <text:p>102,239<text:s/></text:p>
          </table:table-cell>
          <table:table-cell office:value-type="float" office:value="57328" table:style-name="ce30">
            <text:p>57,328<text:s/></text:p>
          </table:table-cell>
          <table:table-cell office:value-type="float" office:value="56.072535920734801" table:style-name="ce31">
            <text:p>56.07<text:s/></text:p>
          </table:table-cell>
          <table:table-cell office:value-type="float" office:value="3078" table:style-name="ce30">
            <text:p>3,078<text:s/></text:p>
          </table:table-cell>
          <table:table-cell office:value-type="float" office:value="1866" table:style-name="ce30">
            <text:p>1,866<text:s/></text:p>
          </table:table-cell>
          <table:table-cell office:value-type="float" office:value="60.623781676413302" table:style-name="ce31">
            <text:p>60.6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5674" table:style-name="ce29">
            <text:p>95,674<text:s/></text:p>
          </table:table-cell>
          <table:table-cell office:value-type="float" office:value="56148" table:style-name="ce30">
            <text:p>56,148<text:s/></text:p>
          </table:table-cell>
          <table:table-cell office:value-type="float" office:value="58.686790559608703" table:style-name="ce31">
            <text:p>58.69<text:s/></text:p>
          </table:table-cell>
          <table:table-cell office:value-type="float" office:value="93046" table:style-name="ce30">
            <text:p>93,046<text:s/></text:p>
          </table:table-cell>
          <table:table-cell office:value-type="float" office:value="54455" table:style-name="ce30">
            <text:p>54,455<text:s/></text:p>
          </table:table-cell>
          <table:table-cell office:value-type="float" office:value="58.524815682565603" table:style-name="ce31">
            <text:p>58.52<text:s/></text:p>
          </table:table-cell>
          <table:table-cell office:value-type="float" office:value="2628" table:style-name="ce30">
            <text:p>2,628<text:s/></text:p>
          </table:table-cell>
          <table:table-cell office:value-type="float" office:value="1693" table:style-name="ce30">
            <text:p>1,693<text:s/></text:p>
          </table:table-cell>
          <table:table-cell office:value-type="float" office:value="64.421613394216095" table:style-name="ce31">
            <text:p>64.4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108344" table:style-name="ce29">
            <text:p>108,344<text:s/></text:p>
          </table:table-cell>
          <table:table-cell office:value-type="float" office:value="66425" table:style-name="ce30">
            <text:p>66,425<text:s/></text:p>
          </table:table-cell>
          <table:table-cell office:value-type="float" office:value="61.309348002658197" table:style-name="ce31">
            <text:p>61.31<text:s/></text:p>
          </table:table-cell>
          <table:table-cell office:value-type="float" office:value="105389" table:style-name="ce30">
            <text:p>105,389<text:s/></text:p>
          </table:table-cell>
          <table:table-cell office:value-type="float" office:value="64407" table:style-name="ce30">
            <text:p>64,407<text:s/></text:p>
          </table:table-cell>
          <table:table-cell office:value-type="float" office:value="61.113588704703503" table:style-name="ce31">
            <text:p>61.11<text:s/></text:p>
          </table:table-cell>
          <table:table-cell office:value-type="float" office:value="2955" table:style-name="ce30">
            <text:p>2,955<text:s/></text:p>
          </table:table-cell>
          <table:table-cell office:value-type="float" office:value="2018" table:style-name="ce30">
            <text:p>2,018<text:s/></text:p>
          </table:table-cell>
          <table:table-cell office:value-type="float" office:value="68.2910321489002" table:style-name="ce31">
            <text:p>68.2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9716" table:style-name="ce32">
            <text:p>99,716<text:s/></text:p>
          </table:table-cell>
          <table:table-cell office:value-type="float" office:value="65408" table:style-name="ce33">
            <text:p>65,408<text:s/></text:p>
          </table:table-cell>
          <table:table-cell office:value-type="float" office:value="65.594287777287505" table:style-name="ce34">
            <text:p>65.59<text:s/></text:p>
          </table:table-cell>
          <table:table-cell office:value-type="float" office:value="97141" table:style-name="ce33">
            <text:p>97,141<text:s/></text:p>
          </table:table-cell>
          <table:table-cell office:value-type="float" office:value="63540" table:style-name="ce33">
            <text:p>63,540<text:s/></text:p>
          </table:table-cell>
          <table:table-cell office:value-type="float" office:value="65.410074016120902" table:style-name="ce34">
            <text:p>65.41<text:s/></text:p>
          </table:table-cell>
          <table:table-cell office:value-type="float" office:value="2575" table:style-name="ce33">
            <text:p>2,575<text:s/></text:p>
          </table:table-cell>
          <table:table-cell office:value-type="float" office:value="1868" table:style-name="ce33">
            <text:p>1,868<text:s/></text:p>
          </table:table-cell>
          <table:table-cell office:value-type="float" office:value="72.543689320388395" table:style-name="ce34">
            <text:p>72.54<text:s/>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6383" table:style-name="ce35"/>
        </table:table-row>
        <table:table-row table:number-rows-repeated="1048555" table:style-name="ro1">
          <table:table-cell table:number-columns-repeated="16384"/>
        </table:table-row>
      </table:table>
      <table:table table:name="106全國" table:style-name="ta4">
        <table:table-column table:style-name="co6" table:number-columns-repeated="2" table:default-cell-style-name="ce20"/>
        <table:table-column table:style-name="co8" table:number-columns-repeated="9" table:default-cell-style-name="ce20"/>
        <table:table-column table:style-name="co6" table:number-columns-repeated="1013" table:default-cell-style-name="ce20"/>
        <table:table-column table:style-name="co2" table:number-columns-repeated="15360" table:default-cell-style-name="ce1"/>
        <table:table-row table:style-name="ro4">
          <table:table-cell office:value-type="string" table:number-columns-spanned="11" table:number-rows-spanned="1" table:style-name="ce43">
            <text:p>國小學生裸視視力不良率統計(年級別)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office:value-type="string" table:number-columns-spanned="11" table:number-rows-spanned="1" table:style-name="ce44">
            <text:p>106 學年度   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table:style-name="ce20"/>
          <table:table-cell table:style-name="ce42"/>
          <table:table-cell table:number-columns-repeated="8" table:style-name="ce21"/>
          <table:table-cell office:value-type="string" table:style-name="ce22">
            <text:p>單位：人；<text:span text:style-name="T3">%</text:span></text:p>
          </table:table-cell>
          <table:table-cell table:number-columns-repeated="16373" table:style-name="ce20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141137" table:style-name="ce26">
            <text:p>1,141,137<text:s/></text:p>
          </table:table-cell>
          <table:table-cell office:value-type="float" office:value="518969" table:style-name="ce27">
            <text:p>518,969<text:s/></text:p>
          </table:table-cell>
          <table:table-cell office:value-type="float" office:value="45.478237932868701" table:style-name="ce28">
            <text:p>45.48<text:s/></text:p>
          </table:table-cell>
          <table:table-cell office:value-type="float" office:value="1104452" table:style-name="ce27">
            <text:p>1,104,452<text:s/></text:p>
          </table:table-cell>
          <table:table-cell office:value-type="float" office:value="501622" table:style-name="ce27">
            <text:p>501,622<text:s/></text:p>
          </table:table-cell>
          <table:table-cell office:value-type="float" office:value="45.418180237801202" table:style-name="ce28">
            <text:p>45.42<text:s/></text:p>
          </table:table-cell>
          <table:table-cell office:value-type="float" office:value="36685" table:style-name="ce27">
            <text:p>36,685<text:s/></text:p>
          </table:table-cell>
          <table:table-cell office:value-type="float" office:value="17347" table:style-name="ce27">
            <text:p>17,347<text:s/></text:p>
          </table:table-cell>
          <table:table-cell office:value-type="float" office:value="47.286356821589202" table:style-name="ce28">
            <text:p>47.2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595265" table:style-name="ce29">
            <text:p>595,265<text:s/></text:p>
          </table:table-cell>
          <table:table-cell office:value-type="float" office:value="265706" table:style-name="ce30">
            <text:p>265,706<text:s/></text:p>
          </table:table-cell>
          <table:table-cell office:value-type="float" office:value="44.636590426112697" table:style-name="ce31">
            <text:p>44.64<text:s/></text:p>
          </table:table-cell>
          <table:table-cell office:value-type="float" office:value="576031" table:style-name="ce30">
            <text:p>576,031<text:s/></text:p>
          </table:table-cell>
          <table:table-cell office:value-type="float" office:value="256737" table:style-name="ce30">
            <text:p>256,737<text:s/></text:p>
          </table:table-cell>
          <table:table-cell office:value-type="float" office:value="44.5699971008505" table:style-name="ce31">
            <text:p>44.57<text:s/></text:p>
          </table:table-cell>
          <table:table-cell office:value-type="float" office:value="19234" table:style-name="ce30">
            <text:p>19,234<text:s/></text:p>
          </table:table-cell>
          <table:table-cell office:value-type="float" office:value="8969" table:style-name="ce30">
            <text:p>8,969<text:s/></text:p>
          </table:table-cell>
          <table:table-cell office:value-type="float" office:value="46.630965997712401" table:style-name="ce31">
            <text:p>46.6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545872" table:style-name="ce29">
            <text:p>545,872<text:s/></text:p>
          </table:table-cell>
          <table:table-cell office:value-type="float" office:value="253263" table:style-name="ce30">
            <text:p>253,263<text:s/></text:p>
          </table:table-cell>
          <table:table-cell office:value-type="float" office:value="46.396041562857199" table:style-name="ce31">
            <text:p>46.40<text:s/></text:p>
          </table:table-cell>
          <table:table-cell office:value-type="float" office:value="528421" table:style-name="ce30">
            <text:p>528,421<text:s/></text:p>
          </table:table-cell>
          <table:table-cell office:value-type="float" office:value="244885" table:style-name="ce30">
            <text:p>244,885<text:s/></text:p>
          </table:table-cell>
          <table:table-cell office:value-type="float" office:value="46.3427835002772" table:style-name="ce31">
            <text:p>46.34<text:s/></text:p>
          </table:table-cell>
          <table:table-cell office:value-type="float" office:value="17451" table:style-name="ce30">
            <text:p>17,451<text:s/></text:p>
          </table:table-cell>
          <table:table-cell office:value-type="float" office:value="8378" table:style-name="ce30">
            <text:p>8,378<text:s/></text:p>
          </table:table-cell>
          <table:table-cell office:value-type="float" office:value="48.008710102572898" table:style-name="ce31">
            <text:p>48.01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94036" table:style-name="ce29">
            <text:p>94,036<text:s/></text:p>
          </table:table-cell>
          <table:table-cell office:value-type="float" office:value="23607" table:style-name="ce30">
            <text:p>23,607<text:s/></text:p>
          </table:table-cell>
          <table:table-cell office:value-type="float" office:value="25.104215406865499" table:style-name="ce31">
            <text:p>25.10<text:s/></text:p>
          </table:table-cell>
          <table:table-cell office:value-type="float" office:value="90639" table:style-name="ce30">
            <text:p>90,639<text:s/></text:p>
          </table:table-cell>
          <table:table-cell office:value-type="float" office:value="22778" table:style-name="ce30">
            <text:p>22,778<text:s/></text:p>
          </table:table-cell>
          <table:table-cell office:value-type="float" office:value="25.1304626043977" table:style-name="ce31">
            <text:p>25.13<text:s/></text:p>
          </table:table-cell>
          <table:table-cell office:value-type="float" office:value="3397" table:style-name="ce30">
            <text:p>3,397<text:s/></text:p>
          </table:table-cell>
          <table:table-cell office:value-type="float" office:value="829" table:style-name="ce30">
            <text:p>829<text:s/></text:p>
          </table:table-cell>
          <table:table-cell office:value-type="float" office:value="24.403885781572001" table:style-name="ce31">
            <text:p>24.40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87299" table:style-name="ce29">
            <text:p>87,299<text:s/></text:p>
          </table:table-cell>
          <table:table-cell office:value-type="float" office:value="22885" table:style-name="ce30">
            <text:p>22,885<text:s/></text:p>
          </table:table-cell>
          <table:table-cell office:value-type="float" office:value="26.214504175305599" table:style-name="ce31">
            <text:p>26.21<text:s/></text:p>
          </table:table-cell>
          <table:table-cell office:value-type="float" office:value="84110" table:style-name="ce30">
            <text:p>84,110<text:s/></text:p>
          </table:table-cell>
          <table:table-cell office:value-type="float" office:value="22071" table:style-name="ce30">
            <text:p>22,071<text:s/></text:p>
          </table:table-cell>
          <table:table-cell office:value-type="float" office:value="26.240637260730001" table:style-name="ce31">
            <text:p>26.24<text:s/></text:p>
          </table:table-cell>
          <table:table-cell office:value-type="float" office:value="3189" table:style-name="ce30">
            <text:p>3,189<text:s/></text:p>
          </table:table-cell>
          <table:table-cell office:value-type="float" office:value="814" table:style-name="ce30">
            <text:p>814<text:s/></text:p>
          </table:table-cell>
          <table:table-cell office:value-type="float" office:value="25.5252430228912" table:style-name="ce31">
            <text:p>25.5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90524" table:style-name="ce29">
            <text:p>90,524<text:s/></text:p>
          </table:table-cell>
          <table:table-cell office:value-type="float" office:value="29317" table:style-name="ce30">
            <text:p>29,317<text:s/></text:p>
          </table:table-cell>
          <table:table-cell office:value-type="float" office:value="32.385886615704102" table:style-name="ce31">
            <text:p>32.39<text:s/></text:p>
          </table:table-cell>
          <table:table-cell office:value-type="float" office:value="87333" table:style-name="ce30">
            <text:p>87,333<text:s/></text:p>
          </table:table-cell>
          <table:table-cell office:value-type="float" office:value="28222" table:style-name="ce30">
            <text:p>28,222<text:s/></text:p>
          </table:table-cell>
          <table:table-cell office:value-type="float" office:value="32.315390516757702" table:style-name="ce31">
            <text:p>32.32<text:s/></text:p>
          </table:table-cell>
          <table:table-cell office:value-type="float" office:value="3191" table:style-name="ce30">
            <text:p>3,191<text:s/></text:p>
          </table:table-cell>
          <table:table-cell office:value-type="float" office:value="1095" table:style-name="ce30">
            <text:p>1,095<text:s/></text:p>
          </table:table-cell>
          <table:table-cell office:value-type="float" office:value="34.315261673456597" table:style-name="ce31">
            <text:p>34.3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83025" table:style-name="ce29">
            <text:p>83,025<text:s/></text:p>
          </table:table-cell>
          <table:table-cell office:value-type="float" office:value="27456" table:style-name="ce30">
            <text:p>27,456<text:s/></text:p>
          </table:table-cell>
          <table:table-cell office:value-type="float" office:value="33.069557362240303" table:style-name="ce31">
            <text:p>33.07<text:s/></text:p>
          </table:table-cell>
          <table:table-cell office:value-type="float" office:value="80115" table:style-name="ce30">
            <text:p>80,115<text:s/></text:p>
          </table:table-cell>
          <table:table-cell office:value-type="float" office:value="26455" table:style-name="ce30">
            <text:p>26,455<text:s/></text:p>
          </table:table-cell>
          <table:table-cell office:value-type="float" office:value="33.021281907258299" table:style-name="ce31">
            <text:p>33.02<text:s/></text:p>
          </table:table-cell>
          <table:table-cell office:value-type="float" office:value="2910" table:style-name="ce30">
            <text:p>2,910<text:s/></text:p>
          </table:table-cell>
          <table:table-cell office:value-type="float" office:value="1001" table:style-name="ce30">
            <text:p>1,001<text:s/></text:p>
          </table:table-cell>
          <table:table-cell office:value-type="float" office:value="34.398625429553299" table:style-name="ce31">
            <text:p>34.4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99134" table:style-name="ce29">
            <text:p>99,134<text:s/></text:p>
          </table:table-cell>
          <table:table-cell office:value-type="float" office:value="40866" table:style-name="ce30">
            <text:p>40,866<text:s/></text:p>
          </table:table-cell>
          <table:table-cell office:value-type="float" office:value="41.222991102951603" table:style-name="ce31">
            <text:p>41.22<text:s/></text:p>
          </table:table-cell>
          <table:table-cell office:value-type="float" office:value="95909" table:style-name="ce30">
            <text:p>95,909<text:s/></text:p>
          </table:table-cell>
          <table:table-cell office:value-type="float" office:value="39438" table:style-name="ce30">
            <text:p>39,438<text:s/></text:p>
          </table:table-cell>
          <table:table-cell office:value-type="float" office:value="41.1202285499797" table:style-name="ce31">
            <text:p>41.12<text:s/></text:p>
          </table:table-cell>
          <table:table-cell office:value-type="float" office:value="3225" table:style-name="ce30">
            <text:p>3,225<text:s/></text:p>
          </table:table-cell>
          <table:table-cell office:value-type="float" office:value="1428" table:style-name="ce30">
            <text:p>1,428<text:s/></text:p>
          </table:table-cell>
          <table:table-cell office:value-type="float" office:value="44.279069767441896" table:style-name="ce31">
            <text:p>44.2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1273" table:style-name="ce29">
            <text:p>91,273<text:s/></text:p>
          </table:table-cell>
          <table:table-cell office:value-type="float" office:value="37816" table:style-name="ce30">
            <text:p>37,816<text:s/></text:p>
          </table:table-cell>
          <table:table-cell office:value-type="float" office:value="41.431748709914203" table:style-name="ce31">
            <text:p>41.43<text:s/></text:p>
          </table:table-cell>
          <table:table-cell office:value-type="float" office:value="88285" table:style-name="ce30">
            <text:p>88,285<text:s/></text:p>
          </table:table-cell>
          <table:table-cell office:value-type="float" office:value="36429" table:style-name="ce30">
            <text:p>36,429<text:s/></text:p>
          </table:table-cell>
          <table:table-cell office:value-type="float" office:value="41.262955201902898" table:style-name="ce31">
            <text:p>41.26<text:s/></text:p>
          </table:table-cell>
          <table:table-cell office:value-type="float" office:value="2988" table:style-name="ce30">
            <text:p>2,988<text:s/></text:p>
          </table:table-cell>
          <table:table-cell office:value-type="float" office:value="1387" table:style-name="ce30">
            <text:p>1,387<text:s/></text:p>
          </table:table-cell>
          <table:table-cell office:value-type="float" office:value="46.419009370816603" table:style-name="ce31">
            <text:p>46.4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103124" table:style-name="ce29">
            <text:p>103,124<text:s/></text:p>
          </table:table-cell>
          <table:table-cell office:value-type="float" office:value="49819" table:style-name="ce30">
            <text:p>49,819<text:s/></text:p>
          </table:table-cell>
          <table:table-cell office:value-type="float" office:value="48.309801792017403" table:style-name="ce31">
            <text:p>48.31<text:s/></text:p>
          </table:table-cell>
          <table:table-cell office:value-type="float" office:value="99829" table:style-name="ce30">
            <text:p>99,829<text:s/></text:p>
          </table:table-cell>
          <table:table-cell office:value-type="float" office:value="48070" table:style-name="ce30">
            <text:p>48,070<text:s/></text:p>
          </table:table-cell>
          <table:table-cell office:value-type="float" office:value="48.152340502258902" table:style-name="ce31">
            <text:p>48.15<text:s/></text:p>
          </table:table-cell>
          <table:table-cell office:value-type="float" office:value="3295" table:style-name="ce30">
            <text:p>3,295<text:s/></text:p>
          </table:table-cell>
          <table:table-cell office:value-type="float" office:value="1749" table:style-name="ce30">
            <text:p>1,749<text:s/></text:p>
          </table:table-cell>
          <table:table-cell office:value-type="float" office:value="53.080424886191203" table:style-name="ce31">
            <text:p>53.0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3945" table:style-name="ce29">
            <text:p>93,945<text:s/></text:p>
          </table:table-cell>
          <table:table-cell office:value-type="float" office:value="47004" table:style-name="ce30">
            <text:p>47,004<text:s/></text:p>
          </table:table-cell>
          <table:table-cell office:value-type="float" office:value="50.033530257065301" table:style-name="ce31">
            <text:p>50.03<text:s/></text:p>
          </table:table-cell>
          <table:table-cell office:value-type="float" office:value="91063" table:style-name="ce30">
            <text:p>91,063<text:s/></text:p>
          </table:table-cell>
          <table:table-cell office:value-type="float" office:value="45425" table:style-name="ce30">
            <text:p>45,425<text:s/></text:p>
          </table:table-cell>
          <table:table-cell office:value-type="float" office:value="49.883047999736498" table:style-name="ce31">
            <text:p>49.88<text:s/></text:p>
          </table:table-cell>
          <table:table-cell office:value-type="float" office:value="2882" table:style-name="ce30">
            <text:p>2,882<text:s/></text:p>
          </table:table-cell>
          <table:table-cell office:value-type="float" office:value="1579" table:style-name="ce30">
            <text:p>1,579<text:s/></text:p>
          </table:table-cell>
          <table:table-cell office:value-type="float" office:value="54.788341429562799" table:style-name="ce31">
            <text:p>54.7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103175" table:style-name="ce29">
            <text:p>103,175<text:s/></text:p>
          </table:table-cell>
          <table:table-cell office:value-type="float" office:value="57673" table:style-name="ce30">
            <text:p>57,673<text:s/></text:p>
          </table:table-cell>
          <table:table-cell office:value-type="float" office:value="55.898231160649402" table:style-name="ce31">
            <text:p>55.90<text:s/></text:p>
          </table:table-cell>
          <table:table-cell office:value-type="float" office:value="100124" table:style-name="ce30">
            <text:p>100,124<text:s/></text:p>
          </table:table-cell>
          <table:table-cell office:value-type="float" office:value="55831" table:style-name="ce30">
            <text:p>55,831<text:s/></text:p>
          </table:table-cell>
          <table:table-cell office:value-type="float" office:value="55.761855299428703" table:style-name="ce31">
            <text:p>55.76<text:s/></text:p>
          </table:table-cell>
          <table:table-cell office:value-type="float" office:value="3051" table:style-name="ce30">
            <text:p>3,051<text:s/></text:p>
          </table:table-cell>
          <table:table-cell office:value-type="float" office:value="1842" table:style-name="ce30">
            <text:p>1,842<text:s/></text:p>
          </table:table-cell>
          <table:table-cell office:value-type="float" office:value="60.3736479842675" table:style-name="ce31">
            <text:p>60.3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4692" table:style-name="ce29">
            <text:p>94,692<text:s/></text:p>
          </table:table-cell>
          <table:table-cell office:value-type="float" office:value="55524" table:style-name="ce30">
            <text:p>55,524<text:s/></text:p>
          </table:table-cell>
          <table:table-cell office:value-type="float" office:value="58.6364212393866" table:style-name="ce31">
            <text:p>58.64<text:s/></text:p>
          </table:table-cell>
          <table:table-cell office:value-type="float" office:value="91885" table:style-name="ce30">
            <text:p>91,885<text:s/></text:p>
          </table:table-cell>
          <table:table-cell office:value-type="float" office:value="53781" table:style-name="ce30">
            <text:p>53,781<text:s/></text:p>
          </table:table-cell>
          <table:table-cell office:value-type="float" office:value="58.530772160853203" table:style-name="ce31">
            <text:p>58.53<text:s/></text:p>
          </table:table-cell>
          <table:table-cell office:value-type="float" office:value="2807" table:style-name="ce30">
            <text:p>2,807<text:s/></text:p>
          </table:table-cell>
          <table:table-cell office:value-type="float" office:value="1743" table:style-name="ce30">
            <text:p>1,743<text:s/></text:p>
          </table:table-cell>
          <table:table-cell office:value-type="float" office:value="62.094763092269297" table:style-name="ce31">
            <text:p>62.09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105272" table:style-name="ce29">
            <text:p>105,272<text:s/></text:p>
          </table:table-cell>
          <table:table-cell office:value-type="float" office:value="64424" table:style-name="ce30">
            <text:p>64,424<text:s/></text:p>
          </table:table-cell>
          <table:table-cell office:value-type="float" office:value="61.197659396610703" table:style-name="ce31">
            <text:p>61.20<text:s/></text:p>
          </table:table-cell>
          <table:table-cell office:value-type="float" office:value="102197" table:style-name="ce30">
            <text:p>102,197<text:s/></text:p>
          </table:table-cell>
          <table:table-cell office:value-type="float" office:value="62398" table:style-name="ce30">
            <text:p>62,398<text:s/></text:p>
          </table:table-cell>
          <table:table-cell office:value-type="float" office:value="61.056586788261903" table:style-name="ce31">
            <text:p>61.06<text:s/></text:p>
          </table:table-cell>
          <table:table-cell office:value-type="float" office:value="3075" table:style-name="ce30">
            <text:p>3,075<text:s/></text:p>
          </table:table-cell>
          <table:table-cell office:value-type="float" office:value="2026" table:style-name="ce30">
            <text:p>2,026<text:s/></text:p>
          </table:table-cell>
          <table:table-cell office:value-type="float" office:value="65.886178861788594" table:style-name="ce31">
            <text:p>65.8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5638" table:style-name="ce32">
            <text:p>95,638<text:s/></text:p>
          </table:table-cell>
          <table:table-cell office:value-type="float" office:value="62578" table:style-name="ce33">
            <text:p>62,578<text:s/></text:p>
          </table:table-cell>
          <table:table-cell office:value-type="float" office:value="65.432150400468402" table:style-name="ce34">
            <text:p>65.43<text:s/></text:p>
          </table:table-cell>
          <table:table-cell office:value-type="float" office:value="92963" table:style-name="ce33">
            <text:p>92,963<text:s/></text:p>
          </table:table-cell>
          <table:table-cell office:value-type="float" office:value="60724" table:style-name="ce33">
            <text:p>60,724<text:s/></text:p>
          </table:table-cell>
          <table:table-cell office:value-type="float" office:value="65.320611426051201" table:style-name="ce34">
            <text:p>65.32<text:s/></text:p>
          </table:table-cell>
          <table:table-cell office:value-type="float" office:value="2675" table:style-name="ce33">
            <text:p>2,675<text:s/></text:p>
          </table:table-cell>
          <table:table-cell office:value-type="float" office:value="1854" table:style-name="ce33">
            <text:p>1,854<text:s/></text:p>
          </table:table-cell>
          <table:table-cell office:value-type="float" office:value="69.308411214953296" table:style-name="ce34">
            <text:p>69.31<text:s/>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6383" table:style-name="ce35"/>
        </table:table-row>
        <table:table-row table:number-rows-repeated="1048555" table:style-name="ro1">
          <table:table-cell table:number-columns-repeated="16384"/>
        </table:table-row>
      </table:table>
      <table:table table:name="107全國" table:style-name="ta4">
        <table:table-column table:style-name="co6" table:number-columns-repeated="2" table:default-cell-style-name="ce20"/>
        <table:table-column table:style-name="co8" table:number-columns-repeated="9" table:default-cell-style-name="ce20"/>
        <table:table-column table:style-name="co6" table:number-columns-repeated="1013" table:default-cell-style-name="ce20"/>
        <table:table-column table:style-name="co2" table:number-columns-repeated="15360" table:default-cell-style-name="ce1"/>
        <table:table-row table:style-name="ro4">
          <table:table-cell office:value-type="string" table:number-columns-spanned="11" table:number-rows-spanned="1" table:style-name="ce43">
            <text:p>國小學生裸視視力概況—依年級別分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office:value-type="string" table:number-columns-spanned="11" table:number-rows-spanned="1" table:style-name="ce44">
            <text:p>107 學年度   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table:style-name="ce20"/>
          <table:table-cell table:style-name="ce42"/>
          <table:table-cell table:number-columns-repeated="8" table:style-name="ce21"/>
          <table:table-cell office:value-type="string" table:style-name="ce22">
            <text:p>單位：人；<text:span text:style-name="T3">%</text:span></text:p>
          </table:table-cell>
          <table:table-cell table:number-columns-repeated="16373" table:style-name="ce20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152851" table:style-name="ce26">
            <text:p>1,152,851<text:s/></text:p>
          </table:table-cell>
          <table:table-cell office:value-type="float" office:value="516339" table:style-name="ce27">
            <text:p>516,339<text:s/></text:p>
          </table:table-cell>
          <table:table-cell office:value-type="float" office:value="44.7880081641079" table:style-name="ce28">
            <text:p>44.79<text:s/></text:p>
          </table:table-cell>
          <table:table-cell office:value-type="float" office:value="1114144" table:style-name="ce27">
            <text:p>1,114,144<text:s/></text:p>
          </table:table-cell>
          <table:table-cell office:value-type="float" office:value="498463" table:style-name="ce27">
            <text:p>498,463<text:s/></text:p>
          </table:table-cell>
          <table:table-cell office:value-type="float" office:value="44.739548927248201" table:style-name="ce28">
            <text:p>44.74<text:s/></text:p>
          </table:table-cell>
          <table:table-cell office:value-type="float" office:value="38707" table:style-name="ce27">
            <text:p>38,707<text:s/></text:p>
          </table:table-cell>
          <table:table-cell office:value-type="float" office:value="17876" table:style-name="ce27">
            <text:p>17,876<text:s/></text:p>
          </table:table-cell>
          <table:table-cell office:value-type="float" office:value="46.1828609812179" table:style-name="ce28">
            <text:p>46.1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599978" table:style-name="ce29">
            <text:p>599,978<text:s/></text:p>
          </table:table-cell>
          <table:table-cell office:value-type="float" office:value="263005" table:style-name="ce30">
            <text:p>263,005<text:s/></text:p>
          </table:table-cell>
          <table:table-cell office:value-type="float" office:value="43.835773978379201" table:style-name="ce31">
            <text:p>43.84<text:s/></text:p>
          </table:table-cell>
          <table:table-cell office:value-type="float" office:value="579881" table:style-name="ce30">
            <text:p>579,881<text:s/></text:p>
          </table:table-cell>
          <table:table-cell office:value-type="float" office:value="253927" table:style-name="ce30">
            <text:p>253,927<text:s/></text:p>
          </table:table-cell>
          <table:table-cell office:value-type="float" office:value="43.789501639129398" table:style-name="ce31">
            <text:p>43.79<text:s/></text:p>
          </table:table-cell>
          <table:table-cell office:value-type="float" office:value="20097" table:style-name="ce30">
            <text:p>20,097<text:s/></text:p>
          </table:table-cell>
          <table:table-cell office:value-type="float" office:value="9078" table:style-name="ce30">
            <text:p>9,078<text:s/></text:p>
          </table:table-cell>
          <table:table-cell office:value-type="float" office:value="45.170921032990002" table:style-name="ce31">
            <text:p>45.1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552873" table:style-name="ce29">
            <text:p>552,873<text:s/></text:p>
          </table:table-cell>
          <table:table-cell office:value-type="float" office:value="253334" table:style-name="ce30">
            <text:p>253,334<text:s/></text:p>
          </table:table-cell>
          <table:table-cell office:value-type="float" office:value="45.821373082064099" table:style-name="ce31">
            <text:p>45.82<text:s/></text:p>
          </table:table-cell>
          <table:table-cell office:value-type="float" office:value="534263" table:style-name="ce30">
            <text:p>534,263<text:s/></text:p>
          </table:table-cell>
          <table:table-cell office:value-type="float" office:value="244536" table:style-name="ce30">
            <text:p>244,536<text:s/></text:p>
          </table:table-cell>
          <table:table-cell office:value-type="float" office:value="45.770715920810503" table:style-name="ce31">
            <text:p>45.77<text:s/></text:p>
          </table:table-cell>
          <table:table-cell office:value-type="float" office:value="18610" table:style-name="ce30">
            <text:p>18,610<text:s/></text:p>
          </table:table-cell>
          <table:table-cell office:value-type="float" office:value="8798" table:style-name="ce30">
            <text:p>8,798<text:s/></text:p>
          </table:table-cell>
          <table:table-cell office:value-type="float" office:value="47.275658248253599" table:style-name="ce31">
            <text:p>47.2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110051" table:style-name="ce29">
            <text:p>110,051<text:s/></text:p>
          </table:table-cell>
          <table:table-cell office:value-type="float" office:value="28104" table:style-name="ce30">
            <text:p>28,104<text:s/></text:p>
          </table:table-cell>
          <table:table-cell office:value-type="float" office:value="25.5372509109413" table:style-name="ce31">
            <text:p>25.54<text:s/></text:p>
          </table:table-cell>
          <table:table-cell office:value-type="float" office:value="106240" table:style-name="ce30">
            <text:p>106,240<text:s/></text:p>
          </table:table-cell>
          <table:table-cell office:value-type="float" office:value="27161" table:style-name="ce30">
            <text:p>27,161<text:s/></text:p>
          </table:table-cell>
          <table:table-cell office:value-type="float" office:value="25.565700301204799" table:style-name="ce31">
            <text:p>25.57<text:s/></text:p>
          </table:table-cell>
          <table:table-cell office:value-type="float" office:value="3811" table:style-name="ce30">
            <text:p>3,811<text:s/></text:p>
          </table:table-cell>
          <table:table-cell office:value-type="float" office:value="943" table:style-name="ce30">
            <text:p>943<text:s/></text:p>
          </table:table-cell>
          <table:table-cell office:value-type="float" office:value="24.744161637365501" table:style-name="ce31">
            <text:p>24.7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2738" table:style-name="ce29">
            <text:p>102,738<text:s/></text:p>
          </table:table-cell>
          <table:table-cell office:value-type="float" office:value="27268" table:style-name="ce30">
            <text:p>27,268<text:s/></text:p>
          </table:table-cell>
          <table:table-cell office:value-type="float" office:value="26.541299227160401" table:style-name="ce31">
            <text:p>26.54<text:s/></text:p>
          </table:table-cell>
          <table:table-cell office:value-type="float" office:value="99161" table:style-name="ce30">
            <text:p>99,161<text:s/></text:p>
          </table:table-cell>
          <table:table-cell office:value-type="float" office:value="26335" table:style-name="ce30">
            <text:p>26,335<text:s/></text:p>
          </table:table-cell>
          <table:table-cell office:value-type="float" office:value="26.557820110729001" table:style-name="ce31">
            <text:p>26.56<text:s/></text:p>
          </table:table-cell>
          <table:table-cell office:value-type="float" office:value="3577" table:style-name="ce30">
            <text:p>3,577<text:s/></text:p>
          </table:table-cell>
          <table:table-cell office:value-type="float" office:value="933" table:style-name="ce30">
            <text:p>933<text:s/></text:p>
          </table:table-cell>
          <table:table-cell office:value-type="float" office:value="26.083310036343299" table:style-name="ce31">
            <text:p>26.0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94059" table:style-name="ce29">
            <text:p>94,059<text:s/></text:p>
          </table:table-cell>
          <table:table-cell office:value-type="float" office:value="30588" table:style-name="ce30">
            <text:p>30,588<text:s/></text:p>
          </table:table-cell>
          <table:table-cell office:value-type="float" office:value="32.5200140337448" table:style-name="ce31">
            <text:p>32.52<text:s/></text:p>
          </table:table-cell>
          <table:table-cell office:value-type="float" office:value="90635" table:style-name="ce30">
            <text:p>90,635<text:s/></text:p>
          </table:table-cell>
          <table:table-cell office:value-type="float" office:value="29467" table:style-name="ce30">
            <text:p>29,467<text:s/></text:p>
          </table:table-cell>
          <table:table-cell office:value-type="float" office:value="32.511722844375797" table:style-name="ce31">
            <text:p>32.51<text:s/></text:p>
          </table:table-cell>
          <table:table-cell office:value-type="float" office:value="3424" table:style-name="ce30">
            <text:p>3,424<text:s/></text:p>
          </table:table-cell>
          <table:table-cell office:value-type="float" office:value="1121" table:style-name="ce30">
            <text:p>1,121<text:s/></text:p>
          </table:table-cell>
          <table:table-cell office:value-type="float" office:value="32.739485981308398" table:style-name="ce31">
            <text:p>32.74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87333" table:style-name="ce29">
            <text:p>87,333<text:s/></text:p>
          </table:table-cell>
          <table:table-cell office:value-type="float" office:value="28587" table:style-name="ce30">
            <text:p>28,587<text:s/></text:p>
          </table:table-cell>
          <table:table-cell office:value-type="float" office:value="32.733331043248299" table:style-name="ce31">
            <text:p>32.73<text:s/></text:p>
          </table:table-cell>
          <table:table-cell office:value-type="float" office:value="84063" table:style-name="ce30">
            <text:p>84,063<text:s/></text:p>
          </table:table-cell>
          <table:table-cell office:value-type="float" office:value="27490" table:style-name="ce30">
            <text:p>27,490<text:s/></text:p>
          </table:table-cell>
          <table:table-cell office:value-type="float" office:value="32.701664228019503" table:style-name="ce31">
            <text:p>32.70<text:s/></text:p>
          </table:table-cell>
          <table:table-cell office:value-type="float" office:value="3270" table:style-name="ce30">
            <text:p>3,270<text:s/></text:p>
          </table:table-cell>
          <table:table-cell office:value-type="float" office:value="1097" table:style-name="ce30">
            <text:p>1,097<text:s/></text:p>
          </table:table-cell>
          <table:table-cell office:value-type="float" office:value="33.547400611620802" table:style-name="ce31">
            <text:p>33.55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90494" table:style-name="ce29">
            <text:p>90,494<text:s/></text:p>
          </table:table-cell>
          <table:table-cell office:value-type="float" office:value="36979" table:style-name="ce30">
            <text:p>36,979<text:s/></text:p>
          </table:table-cell>
          <table:table-cell office:value-type="float" office:value="40.863482661833899" table:style-name="ce31">
            <text:p>40.86<text:s/></text:p>
          </table:table-cell>
          <table:table-cell office:value-type="float" office:value="87289" table:style-name="ce30">
            <text:p>87,289<text:s/></text:p>
          </table:table-cell>
          <table:table-cell office:value-type="float" office:value="35538" table:style-name="ce30">
            <text:p>35,538<text:s/></text:p>
          </table:table-cell>
          <table:table-cell office:value-type="float" office:value="40.713033715588402" table:style-name="ce31">
            <text:p>40.71<text:s/></text:p>
          </table:table-cell>
          <table:table-cell office:value-type="float" office:value="3205" table:style-name="ce30">
            <text:p>3,205<text:s/></text:p>
          </table:table-cell>
          <table:table-cell office:value-type="float" office:value="1441" table:style-name="ce30">
            <text:p>1,441<text:s/></text:p>
          </table:table-cell>
          <table:table-cell office:value-type="float" office:value="44.960998439937597" table:style-name="ce31">
            <text:p>44.9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83020" table:style-name="ce29">
            <text:p>83,020<text:s/></text:p>
          </table:table-cell>
          <table:table-cell office:value-type="float" office:value="34324" table:style-name="ce30">
            <text:p>34,324<text:s/></text:p>
          </table:table-cell>
          <table:table-cell office:value-type="float" office:value="41.344254396530999" table:style-name="ce31">
            <text:p>41.34<text:s/></text:p>
          </table:table-cell>
          <table:table-cell office:value-type="float" office:value="80099" table:style-name="ce30">
            <text:p>80,099<text:s/></text:p>
          </table:table-cell>
          <table:table-cell office:value-type="float" office:value="33013" table:style-name="ce30">
            <text:p>33,013<text:s/></text:p>
          </table:table-cell>
          <table:table-cell office:value-type="float" office:value="41.215246132910501" table:style-name="ce31">
            <text:p>41.22<text:s/></text:p>
          </table:table-cell>
          <table:table-cell office:value-type="float" office:value="2921" table:style-name="ce30">
            <text:p>2,921<text:s/></text:p>
          </table:table-cell>
          <table:table-cell office:value-type="float" office:value="1311" table:style-name="ce30">
            <text:p>1,311<text:s/></text:p>
          </table:table-cell>
          <table:table-cell office:value-type="float" office:value="44.881889763779498" table:style-name="ce31">
            <text:p>44.8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99119" table:style-name="ce29">
            <text:p>99,119<text:s/></text:p>
          </table:table-cell>
          <table:table-cell office:value-type="float" office:value="47815" table:style-name="ce30">
            <text:p>47,815<text:s/></text:p>
          </table:table-cell>
          <table:table-cell office:value-type="float" office:value="48.239994350225501" table:style-name="ce31">
            <text:p>48.24<text:s/></text:p>
          </table:table-cell>
          <table:table-cell office:value-type="float" office:value="95858" table:style-name="ce30">
            <text:p>95,858<text:s/></text:p>
          </table:table-cell>
          <table:table-cell office:value-type="float" office:value="46145" table:style-name="ce30">
            <text:p>46,145<text:s/></text:p>
          </table:table-cell>
          <table:table-cell office:value-type="float" office:value="48.1389138100106" table:style-name="ce31">
            <text:p>48.14<text:s/></text:p>
          </table:table-cell>
          <table:table-cell office:value-type="float" office:value="3261" table:style-name="ce30">
            <text:p>3,261<text:s/></text:p>
          </table:table-cell>
          <table:table-cell office:value-type="float" office:value="1670" table:style-name="ce30">
            <text:p>1,670<text:s/></text:p>
          </table:table-cell>
          <table:table-cell office:value-type="float" office:value="51.211284881938099" table:style-name="ce31">
            <text:p>51.2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1219" table:style-name="ce29">
            <text:p>91,219<text:s/></text:p>
          </table:table-cell>
          <table:table-cell office:value-type="float" office:value="45772" table:style-name="ce30">
            <text:p>45,772<text:s/></text:p>
          </table:table-cell>
          <table:table-cell office:value-type="float" office:value="50.178142711496498" table:style-name="ce31">
            <text:p>50.18<text:s/></text:p>
          </table:table-cell>
          <table:table-cell office:value-type="float" office:value="88178" table:style-name="ce30">
            <text:p>88,178<text:s/></text:p>
          </table:table-cell>
          <table:table-cell office:value-type="float" office:value="44077" table:style-name="ce30">
            <text:p>44,077<text:s/></text:p>
          </table:table-cell>
          <table:table-cell office:value-type="float" office:value="49.986391163328697" table:style-name="ce31">
            <text:p>49.99<text:s/></text:p>
          </table:table-cell>
          <table:table-cell office:value-type="float" office:value="3041" table:style-name="ce30">
            <text:p>3,041<text:s/></text:p>
          </table:table-cell>
          <table:table-cell office:value-type="float" office:value="1695" table:style-name="ce30">
            <text:p>1,695<text:s/></text:p>
          </table:table-cell>
          <table:table-cell office:value-type="float" office:value="55.738243998684702" table:style-name="ce31">
            <text:p>55.74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103077" table:style-name="ce29">
            <text:p>103,077<text:s/></text:p>
          </table:table-cell>
          <table:table-cell office:value-type="float" office:value="56551" table:style-name="ce30">
            <text:p>56,551<text:s/></text:p>
          </table:table-cell>
          <table:table-cell office:value-type="float" office:value="54.862869505321299" table:style-name="ce31">
            <text:p>54.86<text:s/></text:p>
          </table:table-cell>
          <table:table-cell office:value-type="float" office:value="99770" table:style-name="ce30">
            <text:p>99,770<text:s/></text:p>
          </table:table-cell>
          <table:table-cell office:value-type="float" office:value="54621" table:style-name="ce30">
            <text:p>54,621<text:s/></text:p>
          </table:table-cell>
          <table:table-cell office:value-type="float" office:value="54.746917911195801" table:style-name="ce31">
            <text:p>54.75<text:s/></text:p>
          </table:table-cell>
          <table:table-cell office:value-type="float" office:value="3307" table:style-name="ce30">
            <text:p>3,307<text:s/></text:p>
          </table:table-cell>
          <table:table-cell office:value-type="float" office:value="1930" table:style-name="ce30">
            <text:p>1,930<text:s/></text:p>
          </table:table-cell>
          <table:table-cell office:value-type="float" office:value="58.361052313274897" table:style-name="ce31">
            <text:p>58.36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3894" table:style-name="ce29">
            <text:p>93,894<text:s/></text:p>
          </table:table-cell>
          <table:table-cell office:value-type="float" office:value="55197" table:style-name="ce30">
            <text:p>55,197<text:s/></text:p>
          </table:table-cell>
          <table:table-cell office:value-type="float" office:value="58.786503929963601" table:style-name="ce31">
            <text:p>58.79<text:s/></text:p>
          </table:table-cell>
          <table:table-cell office:value-type="float" office:value="90924" table:style-name="ce30">
            <text:p>90,924<text:s/></text:p>
          </table:table-cell>
          <table:table-cell office:value-type="float" office:value="53361" table:style-name="ce30">
            <text:p>53,361<text:s/></text:p>
          </table:table-cell>
          <table:table-cell office:value-type="float" office:value="58.687475254058299" table:style-name="ce31">
            <text:p>58.69<text:s/></text:p>
          </table:table-cell>
          <table:table-cell office:value-type="float" office:value="2970" table:style-name="ce30">
            <text:p>2,970<text:s/></text:p>
          </table:table-cell>
          <table:table-cell office:value-type="float" office:value="1836" table:style-name="ce30">
            <text:p>1,836<text:s/></text:p>
          </table:table-cell>
          <table:table-cell office:value-type="float" office:value="61.818181818181799" table:style-name="ce31">
            <text:p>61.8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103178" table:style-name="ce29">
            <text:p>103,178<text:s/></text:p>
          </table:table-cell>
          <table:table-cell office:value-type="float" office:value="62968" table:style-name="ce30">
            <text:p>62,968<text:s/></text:p>
          </table:table-cell>
          <table:table-cell office:value-type="float" office:value="61.028513830467702" table:style-name="ce31">
            <text:p>61.03<text:s/></text:p>
          </table:table-cell>
          <table:table-cell office:value-type="float" office:value="100089" table:style-name="ce30">
            <text:p>100,089<text:s/></text:p>
          </table:table-cell>
          <table:table-cell office:value-type="float" office:value="60995" table:style-name="ce30">
            <text:p>60,995<text:s/></text:p>
          </table:table-cell>
          <table:table-cell office:value-type="float" office:value="60.940762721178203" table:style-name="ce31">
            <text:p>60.94<text:s/></text:p>
          </table:table-cell>
          <table:table-cell office:value-type="float" office:value="3089" table:style-name="ce30">
            <text:p>3,089<text:s/></text:p>
          </table:table-cell>
          <table:table-cell office:value-type="float" office:value="1973" table:style-name="ce30">
            <text:p>1,973<text:s/></text:p>
          </table:table-cell>
          <table:table-cell office:value-type="float" office:value="63.8718031725478" table:style-name="ce31">
            <text:p>63.8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4669" table:style-name="ce32">
            <text:p>94,669<text:s/></text:p>
          </table:table-cell>
          <table:table-cell office:value-type="float" office:value="62186" table:style-name="ce33">
            <text:p>62,186<text:s/></text:p>
          </table:table-cell>
          <table:table-cell office:value-type="float" office:value="65.687817553792698" table:style-name="ce34">
            <text:p>65.69<text:s/></text:p>
          </table:table-cell>
          <table:table-cell office:value-type="float" office:value="91838" table:style-name="ce33">
            <text:p>91,838<text:s/></text:p>
          </table:table-cell>
          <table:table-cell office:value-type="float" office:value="60260" table:style-name="ce33">
            <text:p>60,260<text:s/></text:p>
          </table:table-cell>
          <table:table-cell office:value-type="float" office:value="65.615540408109894" table:style-name="ce34">
            <text:p>65.62<text:s/></text:p>
          </table:table-cell>
          <table:table-cell office:value-type="float" office:value="2831" table:style-name="ce33">
            <text:p>2,831<text:s/></text:p>
          </table:table-cell>
          <table:table-cell office:value-type="float" office:value="1926" table:style-name="ce33">
            <text:p>1,926<text:s/></text:p>
          </table:table-cell>
          <table:table-cell office:value-type="float" office:value="68.0324973507594" table:style-name="ce34">
            <text:p>68.03<text:s/>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6383" table:style-name="ce35"/>
        </table:table-row>
        <table:table-row table:number-rows-repeated="1048555" table:style-name="ro1">
          <table:table-cell table:number-columns-repeated="16384"/>
        </table:table-row>
      </table:table>
      <table:table table:name="108全國" table:style-name="ta4">
        <table:table-column table:style-name="co6" table:number-columns-repeated="2" table:default-cell-style-name="ce20"/>
        <table:table-column table:style-name="co8" table:number-columns-repeated="9" table:default-cell-style-name="ce20"/>
        <table:table-column table:style-name="co6" table:number-columns-repeated="1013" table:default-cell-style-name="ce20"/>
        <table:table-column table:style-name="co2" table:number-columns-repeated="15360" table:default-cell-style-name="ce1"/>
        <table:table-row table:style-name="ro4">
          <table:table-cell office:value-type="string" table:number-columns-spanned="11" table:number-rows-spanned="1" table:style-name="ce43">
            <text:p>國小學生裸視視力概況—依年級別分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office:value-type="string" table:number-columns-spanned="11" table:number-rows-spanned="1" table:style-name="ce44">
            <text:p>108 學年度   </text:p>
          </table:table-cell>
          <table:covered-table-cell table:number-columns-repeated="10"/>
          <table:table-cell table:number-columns-repeated="16373" table:style-name="ce20"/>
        </table:table-row>
        <table:table-row table:style-name="ro4">
          <table:table-cell table:style-name="ce20"/>
          <table:table-cell table:style-name="ce42"/>
          <table:table-cell table:number-columns-repeated="8" table:style-name="ce21"/>
          <table:table-cell office:value-type="string" table:style-name="ce22">
            <text:p>單位：人；<text:span text:style-name="T3">%</text:span></text:p>
          </table:table-cell>
          <table:table-cell table:number-columns-repeated="16373" table:style-name="ce20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164345" table:style-name="ce26">
            <text:p>1,164,345<text:s/></text:p>
          </table:table-cell>
          <table:table-cell office:value-type="float" office:value="516396" table:style-name="ce27">
            <text:p>516,396<text:s/></text:p>
          </table:table-cell>
          <table:table-cell office:value-type="float" office:value="44.350772322636303" table:style-name="ce28">
            <text:p>44.35<text:s/></text:p>
          </table:table-cell>
          <table:table-cell office:value-type="float" office:value="1123852" table:style-name="ce27">
            <text:p>1,123,852<text:s/></text:p>
          </table:table-cell>
          <table:table-cell office:value-type="float" office:value="498325" table:style-name="ce27">
            <text:p>498,325<text:s/></text:p>
          </table:table-cell>
          <table:table-cell office:value-type="float" office:value="44.340802881518201" table:style-name="ce28">
            <text:p>44.34<text:s/></text:p>
          </table:table-cell>
          <table:table-cell office:value-type="float" office:value="40493" table:style-name="ce27">
            <text:p>40,493<text:s/></text:p>
          </table:table-cell>
          <table:table-cell office:value-type="float" office:value="18071" table:style-name="ce27">
            <text:p>18,071<text:s/></text:p>
          </table:table-cell>
          <table:table-cell office:value-type="float" office:value="44.6274664756872" table:style-name="ce28">
            <text:p>44.6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605134" table:style-name="ce29">
            <text:p>605,134<text:s/></text:p>
          </table:table-cell>
          <table:table-cell office:value-type="float" office:value="262611" table:style-name="ce30">
            <text:p>262,611<text:s/></text:p>
          </table:table-cell>
          <table:table-cell office:value-type="float" office:value="43.397164925454497" table:style-name="ce31">
            <text:p>43.40<text:s/></text:p>
          </table:table-cell>
          <table:table-cell office:value-type="float" office:value="584246" table:style-name="ce30">
            <text:p>584,246<text:s/></text:p>
          </table:table-cell>
          <table:table-cell office:value-type="float" office:value="253529" table:style-name="ce30">
            <text:p>253,529<text:s/></text:p>
          </table:table-cell>
          <table:table-cell office:value-type="float" office:value="43.394220927486003" table:style-name="ce31">
            <text:p>43.39<text:s/></text:p>
          </table:table-cell>
          <table:table-cell office:value-type="float" office:value="20888" table:style-name="ce30">
            <text:p>20,888<text:s/></text:p>
          </table:table-cell>
          <table:table-cell office:value-type="float" office:value="9082" table:style-name="ce30">
            <text:p>9,082<text:s/></text:p>
          </table:table-cell>
          <table:table-cell office:value-type="float" office:value="43.479509766372999" table:style-name="ce31">
            <text:p>43.4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559211" table:style-name="ce29">
            <text:p>559,211<text:s/></text:p>
          </table:table-cell>
          <table:table-cell office:value-type="float" office:value="253785" table:style-name="ce30">
            <text:p>253,785<text:s/></text:p>
          </table:table-cell>
          <table:table-cell office:value-type="float" office:value="45.382690969955902" table:style-name="ce31">
            <text:p>45.38<text:s/></text:p>
          </table:table-cell>
          <table:table-cell office:value-type="float" office:value="539606" table:style-name="ce30">
            <text:p>539,606<text:s/></text:p>
          </table:table-cell>
          <table:table-cell office:value-type="float" office:value="244796" table:style-name="ce30">
            <text:p>244,796<text:s/></text:p>
          </table:table-cell>
          <table:table-cell office:value-type="float" office:value="45.365692746188898" table:style-name="ce31">
            <text:p>45.37<text:s/></text:p>
          </table:table-cell>
          <table:table-cell office:value-type="float" office:value="19605" table:style-name="ce30">
            <text:p>19,605<text:s/></text:p>
          </table:table-cell>
          <table:table-cell office:value-type="float" office:value="8989" table:style-name="ce30">
            <text:p>8,989<text:s/></text:p>
          </table:table-cell>
          <table:table-cell office:value-type="float" office:value="45.850548329507802" table:style-name="ce31">
            <text:p>45.85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108646" table:style-name="ce29">
            <text:p>108,646<text:s/></text:p>
          </table:table-cell>
          <table:table-cell office:value-type="float" office:value="27924" table:style-name="ce30">
            <text:p>27,924<text:s/></text:p>
          </table:table-cell>
          <table:table-cell office:value-type="float" office:value="25.7018205916463" table:style-name="ce31">
            <text:p>25.70<text:s/></text:p>
          </table:table-cell>
          <table:table-cell office:value-type="float" office:value="104752" table:style-name="ce30">
            <text:p>104,752<text:s/></text:p>
          </table:table-cell>
          <table:table-cell office:value-type="float" office:value="26978" table:style-name="ce30">
            <text:p>26,978<text:s/></text:p>
          </table:table-cell>
          <table:table-cell office:value-type="float" office:value="25.754162211699999" table:style-name="ce31">
            <text:p>25.75<text:s/></text:p>
          </table:table-cell>
          <table:table-cell office:value-type="float" office:value="3894" table:style-name="ce30">
            <text:p>3,894<text:s/></text:p>
          </table:table-cell>
          <table:table-cell office:value-type="float" office:value="946" table:style-name="ce30">
            <text:p>946<text:s/></text:p>
          </table:table-cell>
          <table:table-cell office:value-type="float" office:value="24.293785310734499" table:style-name="ce31">
            <text:p>24.2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1084" table:style-name="ce29">
            <text:p>101,084<text:s/></text:p>
          </table:table-cell>
          <table:table-cell office:value-type="float" office:value="27307" table:style-name="ce30">
            <text:p>27,307<text:s/></text:p>
          </table:table-cell>
          <table:table-cell office:value-type="float" office:value="27.014166435835499" table:style-name="ce31">
            <text:p>27.01<text:s/></text:p>
          </table:table-cell>
          <table:table-cell office:value-type="float" office:value="97349" table:style-name="ce30">
            <text:p>97,349<text:s/></text:p>
          </table:table-cell>
          <table:table-cell office:value-type="float" office:value="26341" table:style-name="ce30">
            <text:p>26,341<text:s/></text:p>
          </table:table-cell>
          <table:table-cell office:value-type="float" office:value="27.0583159559934" table:style-name="ce31">
            <text:p>27.06<text:s/></text:p>
          </table:table-cell>
          <table:table-cell office:value-type="float" office:value="3735" table:style-name="ce30">
            <text:p>3,735<text:s/></text:p>
          </table:table-cell>
          <table:table-cell office:value-type="float" office:value="966" table:style-name="ce30">
            <text:p>966<text:s/></text:p>
          </table:table-cell>
          <table:table-cell office:value-type="float" office:value="25.863453815261" table:style-name="ce31">
            <text:p>25.86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109973" table:style-name="ce29">
            <text:p>109,973<text:s/></text:p>
          </table:table-cell>
          <table:table-cell office:value-type="float" office:value="36160" table:style-name="ce30">
            <text:p>36,160<text:s/></text:p>
          </table:table-cell>
          <table:table-cell office:value-type="float" office:value="32.880798014058001" table:style-name="ce31">
            <text:p>32.88<text:s/></text:p>
          </table:table-cell>
          <table:table-cell office:value-type="float" office:value="106171" table:style-name="ce30">
            <text:p>106,171<text:s/></text:p>
          </table:table-cell>
          <table:table-cell office:value-type="float" office:value="34939" table:style-name="ce30">
            <text:p>34,939<text:s/></text:p>
          </table:table-cell>
          <table:table-cell office:value-type="float" office:value="32.908232944966102" table:style-name="ce31">
            <text:p>32.91<text:s/></text:p>
          </table:table-cell>
          <table:table-cell office:value-type="float" office:value="3802" table:style-name="ce30">
            <text:p>3,802<text:s/></text:p>
          </table:table-cell>
          <table:table-cell office:value-type="float" office:value="1221" table:style-name="ce30">
            <text:p>1,221<text:s/></text:p>
          </table:table-cell>
          <table:table-cell office:value-type="float" office:value="32.114676486059999" table:style-name="ce31">
            <text:p>32.1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2749" table:style-name="ce29">
            <text:p>102,749<text:s/></text:p>
          </table:table-cell>
          <table:table-cell office:value-type="float" office:value="33943" table:style-name="ce30">
            <text:p>33,943<text:s/></text:p>
          </table:table-cell>
          <table:table-cell office:value-type="float" office:value="33.034871385609598" table:style-name="ce31">
            <text:p>33.03<text:s/></text:p>
          </table:table-cell>
          <table:table-cell office:value-type="float" office:value="99158" table:style-name="ce30">
            <text:p>99,158<text:s/></text:p>
          </table:table-cell>
          <table:table-cell office:value-type="float" office:value="32725" table:style-name="ce30">
            <text:p>32,725<text:s/></text:p>
          </table:table-cell>
          <table:table-cell office:value-type="float" office:value="33.002884285685496" table:style-name="ce31">
            <text:p>33.00<text:s/></text:p>
          </table:table-cell>
          <table:table-cell office:value-type="float" office:value="3591" table:style-name="ce30">
            <text:p>3,591<text:s/></text:p>
          </table:table-cell>
          <table:table-cell office:value-type="float" office:value="1218" table:style-name="ce30">
            <text:p>1,218<text:s/></text:p>
          </table:table-cell>
          <table:table-cell office:value-type="float" office:value="33.918128654970801" table:style-name="ce31">
            <text:p>33.92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94083" table:style-name="ce29">
            <text:p>94,083<text:s/></text:p>
          </table:table-cell>
          <table:table-cell office:value-type="float" office:value="38733" table:style-name="ce30">
            <text:p>38,733<text:s/></text:p>
          </table:table-cell>
          <table:table-cell office:value-type="float" office:value="41.168967826281097" table:style-name="ce31">
            <text:p>41.17<text:s/></text:p>
          </table:table-cell>
          <table:table-cell office:value-type="float" office:value="90668" table:style-name="ce30">
            <text:p>90,668<text:s/></text:p>
          </table:table-cell>
          <table:table-cell office:value-type="float" office:value="37320" table:style-name="ce30">
            <text:p>37,320<text:s/></text:p>
          </table:table-cell>
          <table:table-cell office:value-type="float" office:value="41.161159394714801" table:style-name="ce31">
            <text:p>41.16<text:s/></text:p>
          </table:table-cell>
          <table:table-cell office:value-type="float" office:value="3415" table:style-name="ce30">
            <text:p>3,415<text:s/></text:p>
          </table:table-cell>
          <table:table-cell office:value-type="float" office:value="1413" table:style-name="ce30">
            <text:p>1,413<text:s/></text:p>
          </table:table-cell>
          <table:table-cell office:value-type="float" office:value="41.3762811127379" table:style-name="ce31">
            <text:p>41.3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87324" table:style-name="ce29">
            <text:p>87,324<text:s/></text:p>
          </table:table-cell>
          <table:table-cell office:value-type="float" office:value="36286" table:style-name="ce30">
            <text:p>36,286<text:s/></text:p>
          </table:table-cell>
          <table:table-cell office:value-type="float" office:value="41.553295772067202" table:style-name="ce31">
            <text:p>41.55<text:s/></text:p>
          </table:table-cell>
          <table:table-cell office:value-type="float" office:value="84063" table:style-name="ce30">
            <text:p>84,063<text:s/></text:p>
          </table:table-cell>
          <table:table-cell office:value-type="float" office:value="34886" table:style-name="ce30">
            <text:p>34,886<text:s/></text:p>
          </table:table-cell>
          <table:table-cell office:value-type="float" office:value="41.499827510319598" table:style-name="ce31">
            <text:p>41.50<text:s/></text:p>
          </table:table-cell>
          <table:table-cell office:value-type="float" office:value="3261" table:style-name="ce30">
            <text:p>3,261<text:s/></text:p>
          </table:table-cell>
          <table:table-cell office:value-type="float" office:value="1400" table:style-name="ce30">
            <text:p>1,400<text:s/></text:p>
          </table:table-cell>
          <table:table-cell office:value-type="float" office:value="42.931616068690602" table:style-name="ce31">
            <text:p>42.9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90487" table:style-name="ce29">
            <text:p>90,487<text:s/></text:p>
          </table:table-cell>
          <table:table-cell office:value-type="float" office:value="43537" table:style-name="ce30">
            <text:p>43,537<text:s/></text:p>
          </table:table-cell>
          <table:table-cell office:value-type="float" office:value="48.1140937372219" table:style-name="ce31">
            <text:p>48.11<text:s/></text:p>
          </table:table-cell>
          <table:table-cell office:value-type="float" office:value="87274" table:style-name="ce30">
            <text:p>87,274<text:s/></text:p>
          </table:table-cell>
          <table:table-cell office:value-type="float" office:value="41912" table:style-name="ce30">
            <text:p>41,912<text:s/></text:p>
          </table:table-cell>
          <table:table-cell office:value-type="float" office:value="48.023466324449402" table:style-name="ce31">
            <text:p>48.02<text:s/></text:p>
          </table:table-cell>
          <table:table-cell office:value-type="float" office:value="3213" table:style-name="ce30">
            <text:p>3,213<text:s/></text:p>
          </table:table-cell>
          <table:table-cell office:value-type="float" office:value="1625" table:style-name="ce30">
            <text:p>1,625<text:s/></text:p>
          </table:table-cell>
          <table:table-cell office:value-type="float" office:value="50.575785869903498" table:style-name="ce31">
            <text:p>50.5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83003" table:style-name="ce29">
            <text:p>83,003<text:s/></text:p>
          </table:table-cell>
          <table:table-cell office:value-type="float" office:value="41212" table:style-name="ce30">
            <text:p>41,212<text:s/></text:p>
          </table:table-cell>
          <table:table-cell office:value-type="float" office:value="49.651217425876197" table:style-name="ce31">
            <text:p>49.65<text:s/></text:p>
          </table:table-cell>
          <table:table-cell office:value-type="float" office:value="80053" table:style-name="ce30">
            <text:p>80,053<text:s/></text:p>
          </table:table-cell>
          <table:table-cell office:value-type="float" office:value="39661" table:style-name="ce30">
            <text:p>39,661<text:s/></text:p>
          </table:table-cell>
          <table:table-cell office:value-type="float" office:value="49.543427479294998" table:style-name="ce31">
            <text:p>49.54<text:s/></text:p>
          </table:table-cell>
          <table:table-cell office:value-type="float" office:value="2950" table:style-name="ce30">
            <text:p>2,950<text:s/></text:p>
          </table:table-cell>
          <table:table-cell office:value-type="float" office:value="1551" table:style-name="ce30">
            <text:p>1,551<text:s/></text:p>
          </table:table-cell>
          <table:table-cell office:value-type="float" office:value="52.5762711864407" table:style-name="ce31">
            <text:p>52.5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98999" table:style-name="ce29">
            <text:p>98,999<text:s/></text:p>
          </table:table-cell>
          <table:table-cell office:value-type="float" office:value="54396" table:style-name="ce30">
            <text:p>54,396<text:s/></text:p>
          </table:table-cell>
          <table:table-cell office:value-type="float" office:value="54.946009555652097" table:style-name="ce31">
            <text:p>54.95<text:s/></text:p>
          </table:table-cell>
          <table:table-cell office:value-type="float" office:value="95733" table:style-name="ce30">
            <text:p>95,733<text:s/></text:p>
          </table:table-cell>
          <table:table-cell office:value-type="float" office:value="52553" table:style-name="ce30">
            <text:p>52,553<text:s/></text:p>
          </table:table-cell>
          <table:table-cell office:value-type="float" office:value="54.895386125996303" table:style-name="ce31">
            <text:p>54.90<text:s/></text:p>
          </table:table-cell>
          <table:table-cell office:value-type="float" office:value="3266" table:style-name="ce30">
            <text:p>3,266<text:s/></text:p>
          </table:table-cell>
          <table:table-cell office:value-type="float" office:value="1843" table:style-name="ce30">
            <text:p>1,843<text:s/></text:p>
          </table:table-cell>
          <table:table-cell office:value-type="float" office:value="56.429883649724403" table:style-name="ce31">
            <text:p>56.4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1170" table:style-name="ce29">
            <text:p>91,170<text:s/></text:p>
          </table:table-cell>
          <table:table-cell office:value-type="float" office:value="53386" table:style-name="ce30">
            <text:p>53,386<text:s/></text:p>
          </table:table-cell>
          <table:table-cell office:value-type="float" office:value="58.556542722386801" table:style-name="ce31">
            <text:p>58.56<text:s/></text:p>
          </table:table-cell>
          <table:table-cell office:value-type="float" office:value="88089" table:style-name="ce30">
            <text:p>88,089<text:s/></text:p>
          </table:table-cell>
          <table:table-cell office:value-type="float" office:value="51489" table:style-name="ce30">
            <text:p>51,489<text:s/></text:p>
          </table:table-cell>
          <table:table-cell office:value-type="float" office:value="58.451111943602498" table:style-name="ce31">
            <text:p>58.45<text:s/></text:p>
          </table:table-cell>
          <table:table-cell office:value-type="float" office:value="3081" table:style-name="ce30">
            <text:p>3,081<text:s/></text:p>
          </table:table-cell>
          <table:table-cell office:value-type="float" office:value="1897" table:style-name="ce30">
            <text:p>1,897<text:s/></text:p>
          </table:table-cell>
          <table:table-cell office:value-type="float" office:value="61.570918532943899" table:style-name="ce31">
            <text:p>61.5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102946" table:style-name="ce29">
            <text:p>102,946<text:s/></text:p>
          </table:table-cell>
          <table:table-cell office:value-type="float" office:value="61861" table:style-name="ce30">
            <text:p>61,861<text:s/></text:p>
          </table:table-cell>
          <table:table-cell office:value-type="float" office:value="60.090727177355099" table:style-name="ce31">
            <text:p>60.09<text:s/></text:p>
          </table:table-cell>
          <table:table-cell office:value-type="float" office:value="99648" table:style-name="ce30">
            <text:p>99,648<text:s/></text:p>
          </table:table-cell>
          <table:table-cell office:value-type="float" office:value="59827" table:style-name="ce30">
            <text:p>59,827<text:s/></text:p>
          </table:table-cell>
          <table:table-cell office:value-type="float" office:value="60.038334938985201" table:style-name="ce31">
            <text:p>60.04<text:s/></text:p>
          </table:table-cell>
          <table:table-cell office:value-type="float" office:value="3298" table:style-name="ce30">
            <text:p>3,298<text:s/></text:p>
          </table:table-cell>
          <table:table-cell office:value-type="float" office:value="2034" table:style-name="ce30">
            <text:p>2,034<text:s/></text:p>
          </table:table-cell>
          <table:table-cell office:value-type="float" office:value="61.6737416616131" table:style-name="ce31">
            <text:p>61.67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3881" table:style-name="ce32">
            <text:p>93,881<text:s/></text:p>
          </table:table-cell>
          <table:table-cell office:value-type="float" office:value="61651" table:style-name="ce33">
            <text:p>61,651<text:s/></text:p>
          </table:table-cell>
          <table:table-cell office:value-type="float" office:value="65.669304758151299" table:style-name="ce34">
            <text:p>65.67<text:s/></text:p>
          </table:table-cell>
          <table:table-cell office:value-type="float" office:value="90894" table:style-name="ce33">
            <text:p>90,894<text:s/></text:p>
          </table:table-cell>
          <table:table-cell office:value-type="float" office:value="59694" table:style-name="ce33">
            <text:p>59,694<text:s/></text:p>
          </table:table-cell>
          <table:table-cell office:value-type="float" office:value="65.674301934121104" table:style-name="ce34">
            <text:p>65.67<text:s/></text:p>
          </table:table-cell>
          <table:table-cell office:value-type="float" office:value="2987" table:style-name="ce33">
            <text:p>2,987<text:s/></text:p>
          </table:table-cell>
          <table:table-cell office:value-type="float" office:value="1957" table:style-name="ce33">
            <text:p>1,957<text:s/></text:p>
          </table:table-cell>
          <table:table-cell office:value-type="float" office:value="65.517241379310406" table:style-name="ce34">
            <text:p>65.52<text:s/>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6383" table:style-name="ce35"/>
        </table:table-row>
        <table:table-row table:number-rows-repeated="1048555" table:style-name="ro1">
          <table:table-cell table:number-columns-repeated="16384"/>
        </table:table-row>
      </table:table>
      <table:table table:name="109全國" table:style-name="ta5">
        <table:table-column table:style-name="co9" table:number-columns-repeated="16384" table:default-cell-style-name="ce1"/>
        <table:table-row table:style-name="ro1">
          <table:table-cell office:value-type="string" table:number-columns-spanned="11" table:number-rows-spanned="1" table:style-name="ce43">
            <text:p>國小學生裸視視力概況—依年級別分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44">
            <text:p>109 學年度   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style-name="ce20"/>
          <table:table-cell table:style-name="ce42"/>
          <table:table-cell table:number-columns-repeated="8" table:style-name="ce21"/>
          <table:table-cell office:value-type="string" table:style-name="ce22">
            <text:p>單位：人；<text:span text:style-name="T3">%</text:span></text:p>
          </table:table-cell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38">
            <text:p>年級別 ∕ 性別</text:p>
          </table:table-cell>
          <table:covered-table-cell/>
          <table:table-cell office:value-type="string" table:number-columns-spanned="3" table:number-rows-spanned="1" table:style-name="ce39">
            <text:p>總 <text:s text:c="3"/>計</text:p>
          </table:table-cell>
          <table:covered-table-cell table:number-columns-repeated="2"/>
          <table:table-cell office:value-type="string" table:number-columns-spanned="3" table:number-rows-spanned="1" table:style-name="ce39">
            <text:p>公立</text:p>
          </table:table-cell>
          <table:covered-table-cell table:number-columns-repeated="2"/>
          <table:table-cell office:value-type="string" table:number-columns-spanned="3" table:number-rows-spanned="1" table:style-name="ce40">
            <text:p>私立</text:p>
          </table:table-cell>
          <table:covered-table-cell table:number-columns-repeated="2"/>
          <table:table-cell table:number-columns-repeated="16373"/>
        </table:table-row>
        <table:table-row table:style-name="ro6">
          <table:covered-table-cell/>
          <table:covered-table-cell/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3">
            <text:p>視力不良率</text:p>
          </table:table-cell>
          <table:table-cell office:value-type="string" table:style-name="ce23">
            <text:p>檢測人數</text:p>
          </table:table-cell>
          <table:table-cell office:value-type="string" table:style-name="ce23">
            <text:p>視力不良人數</text:p>
          </table:table-cell>
          <table:table-cell office:value-type="string" table:style-name="ce24">
            <text:p>視力不良率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3" table:style-name="ce41">
            <text:p>總 <text:s text:c="3"/>計</text:p>
          </table:table-cell>
          <table:table-cell office:value-type="string" table:style-name="ce25">
            <text:p>計</text:p>
          </table:table-cell>
          <table:table-cell office:value-type="float" office:value="1164052" table:style-name="ce26">
            <text:p>1,164,052<text:s/></text:p>
          </table:table-cell>
          <table:table-cell office:value-type="float" office:value="518616" table:style-name="ce27">
            <text:p>518,616<text:s/></text:p>
          </table:table-cell>
          <table:table-cell office:value-type="float" office:value="44.552648850738599" table:style-name="ce28">
            <text:p>44.55<text:s/></text:p>
          </table:table-cell>
          <table:table-cell office:value-type="float" office:value="1123008" table:style-name="ce27">
            <text:p>1,123,008<text:s/></text:p>
          </table:table-cell>
          <table:table-cell office:value-type="float" office:value="499878" table:style-name="ce27">
            <text:p>499,878<text:s/></text:p>
          </table:table-cell>
          <table:table-cell office:value-type="float" office:value="44.512416652419198" table:style-name="ce28">
            <text:p>44.51<text:s/></text:p>
          </table:table-cell>
          <table:table-cell office:value-type="float" office:value="41044" table:style-name="ce27">
            <text:p>41,044<text:s/></text:p>
          </table:table-cell>
          <table:table-cell office:value-type="float" office:value="18738" table:style-name="ce27">
            <text:p>18,738<text:s/></text:p>
          </table:table-cell>
          <table:table-cell office:value-type="float" office:value="45.653445083325202" table:style-name="ce28">
            <text:p>45.6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男</text:p>
          </table:table-cell>
          <table:table-cell office:value-type="float" office:value="603731" table:style-name="ce29">
            <text:p>603,731<text:s/></text:p>
          </table:table-cell>
          <table:table-cell office:value-type="float" office:value="263255" table:style-name="ce30">
            <text:p>263,255<text:s/></text:p>
          </table:table-cell>
          <table:table-cell office:value-type="float" office:value="43.604684867929599" table:style-name="ce31">
            <text:p>43.60<text:s/></text:p>
          </table:table-cell>
          <table:table-cell office:value-type="float" office:value="582721" table:style-name="ce30">
            <text:p>582,721<text:s/></text:p>
          </table:table-cell>
          <table:table-cell office:value-type="float" office:value="253987" table:style-name="ce30">
            <text:p>253,987<text:s/></text:p>
          </table:table-cell>
          <table:table-cell office:value-type="float" office:value="43.586381819086697" table:style-name="ce31">
            <text:p>43.59<text:s/></text:p>
          </table:table-cell>
          <table:table-cell office:value-type="float" office:value="21010" table:style-name="ce30">
            <text:p>21,010<text:s/></text:p>
          </table:table-cell>
          <table:table-cell office:value-type="float" office:value="9268" table:style-name="ce30">
            <text:p>9,268<text:s/></text:p>
          </table:table-cell>
          <table:table-cell office:value-type="float" office:value="44.112327463112798" table:style-name="ce31">
            <text:p>44.1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560321" table:style-name="ce29">
            <text:p>560,321<text:s/></text:p>
          </table:table-cell>
          <table:table-cell office:value-type="float" office:value="255361" table:style-name="ce30">
            <text:p>255,361<text:s/></text:p>
          </table:table-cell>
          <table:table-cell office:value-type="float" office:value="45.574054872117898" table:style-name="ce31">
            <text:p>45.57<text:s/></text:p>
          </table:table-cell>
          <table:table-cell office:value-type="float" office:value="540287" table:style-name="ce30">
            <text:p>540,287<text:s/></text:p>
          </table:table-cell>
          <table:table-cell office:value-type="float" office:value="245891" table:style-name="ce30">
            <text:p>245,891<text:s/></text:p>
          </table:table-cell>
          <table:table-cell office:value-type="float" office:value="45.511182019926402" table:style-name="ce31">
            <text:p>45.51<text:s/></text:p>
          </table:table-cell>
          <table:table-cell office:value-type="float" office:value="20034" table:style-name="ce30">
            <text:p>20,034<text:s/></text:p>
          </table:table-cell>
          <table:table-cell office:value-type="float" office:value="9470" table:style-name="ce30">
            <text:p>9,470<text:s/></text:p>
          </table:table-cell>
          <table:table-cell office:value-type="float" office:value="47.269641609264198" table:style-name="ce31">
            <text:p>47.2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一年級</text:p>
          </table:table-cell>
          <table:table-cell office:value-type="string" table:style-name="ce25">
            <text:p>男</text:p>
          </table:table-cell>
          <table:table-cell office:value-type="float" office:value="101785" table:style-name="ce29">
            <text:p>101,785<text:s/></text:p>
          </table:table-cell>
          <table:table-cell office:value-type="float" office:value="25914" table:style-name="ce30">
            <text:p>25,914<text:s/></text:p>
          </table:table-cell>
          <table:table-cell office:value-type="float" office:value="25.459547084540901" table:style-name="ce31">
            <text:p>25.46<text:s/></text:p>
          </table:table-cell>
          <table:table-cell office:value-type="float" office:value="98007" table:style-name="ce30">
            <text:p>98,007<text:s/></text:p>
          </table:table-cell>
          <table:table-cell office:value-type="float" office:value="24979" table:style-name="ce30">
            <text:p>24,979<text:s/></text:p>
          </table:table-cell>
          <table:table-cell office:value-type="float" office:value="25.486955013417401" table:style-name="ce31">
            <text:p>25.49<text:s/></text:p>
          </table:table-cell>
          <table:table-cell office:value-type="float" office:value="3778" table:style-name="ce30">
            <text:p>3,778<text:s/></text:p>
          </table:table-cell>
          <table:table-cell office:value-type="float" office:value="935" table:style-name="ce30">
            <text:p>935<text:s/></text:p>
          </table:table-cell>
          <table:table-cell office:value-type="float" office:value="24.748544203282201" table:style-name="ce31">
            <text:p>24.75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5071" table:style-name="ce29">
            <text:p>95,071<text:s/></text:p>
          </table:table-cell>
          <table:table-cell office:value-type="float" office:value="25266" table:style-name="ce30">
            <text:p>25,266<text:s/></text:p>
          </table:table-cell>
          <table:table-cell office:value-type="float" office:value="26.5759274647369" table:style-name="ce31">
            <text:p>26.58<text:s/></text:p>
          </table:table-cell>
          <table:table-cell office:value-type="float" office:value="91446" table:style-name="ce30">
            <text:p>91,446<text:s/></text:p>
          </table:table-cell>
          <table:table-cell office:value-type="float" office:value="24367" table:style-name="ce30">
            <text:p>24,367<text:s/></text:p>
          </table:table-cell>
          <table:table-cell office:value-type="float" office:value="26.646326793954898" table:style-name="ce31">
            <text:p>26.65<text:s/></text:p>
          </table:table-cell>
          <table:table-cell office:value-type="float" office:value="3625" table:style-name="ce30">
            <text:p>3,625<text:s/></text:p>
          </table:table-cell>
          <table:table-cell office:value-type="float" office:value="899" table:style-name="ce30">
            <text:p>899<text:s/></text:p>
          </table:table-cell>
          <table:table-cell office:value-type="float" office:value="24.8" table:style-name="ce31">
            <text:p>24.8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二年級</text:p>
          </table:table-cell>
          <table:table-cell office:value-type="string" table:style-name="ce25">
            <text:p>男</text:p>
          </table:table-cell>
          <table:table-cell office:value-type="float" office:value="108564" table:style-name="ce29">
            <text:p>108,564<text:s/></text:p>
          </table:table-cell>
          <table:table-cell office:value-type="float" office:value="35566" table:style-name="ce30">
            <text:p>35,566<text:s/></text:p>
          </table:table-cell>
          <table:table-cell office:value-type="float" office:value="32.760399395748102" table:style-name="ce31">
            <text:p>32.76<text:s/></text:p>
          </table:table-cell>
          <table:table-cell office:value-type="float" office:value="104750" table:style-name="ce30">
            <text:p>104,750<text:s/></text:p>
          </table:table-cell>
          <table:table-cell office:value-type="float" office:value="34329" table:style-name="ce30">
            <text:p>34,329<text:s/></text:p>
          </table:table-cell>
          <table:table-cell office:value-type="float" office:value="32.772315035799501" table:style-name="ce31">
            <text:p>32.77<text:s/></text:p>
          </table:table-cell>
          <table:table-cell office:value-type="float" office:value="3814" table:style-name="ce30">
            <text:p>3,814<text:s/></text:p>
          </table:table-cell>
          <table:table-cell office:value-type="float" office:value="1237" table:style-name="ce30">
            <text:p>1,237<text:s/></text:p>
          </table:table-cell>
          <table:table-cell office:value-type="float" office:value="32.433141059255398" table:style-name="ce31">
            <text:p>32.43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1118" table:style-name="ce29">
            <text:p>101,118<text:s/></text:p>
          </table:table-cell>
          <table:table-cell office:value-type="float" office:value="33422" table:style-name="ce30">
            <text:p>33,422<text:s/></text:p>
          </table:table-cell>
          <table:table-cell office:value-type="float" office:value="33.052473347969702" table:style-name="ce31">
            <text:p>33.05<text:s/></text:p>
          </table:table-cell>
          <table:table-cell office:value-type="float" office:value="97445" table:style-name="ce30">
            <text:p>97,445<text:s/></text:p>
          </table:table-cell>
          <table:table-cell office:value-type="float" office:value="32172" table:style-name="ce30">
            <text:p>32,172<text:s/></text:p>
          </table:table-cell>
          <table:table-cell office:value-type="float" office:value="33.015547231771798" table:style-name="ce31">
            <text:p>33.02<text:s/></text:p>
          </table:table-cell>
          <table:table-cell office:value-type="float" office:value="3673" table:style-name="ce30">
            <text:p>3,673<text:s/></text:p>
          </table:table-cell>
          <table:table-cell office:value-type="float" office:value="1250" table:style-name="ce30">
            <text:p>1,250<text:s/></text:p>
          </table:table-cell>
          <table:table-cell office:value-type="float" office:value="34.032126327252897" table:style-name="ce31">
            <text:p>34.03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三年級</text:p>
          </table:table-cell>
          <table:table-cell office:value-type="string" table:style-name="ce25">
            <text:p>男</text:p>
          </table:table-cell>
          <table:table-cell office:value-type="float" office:value="109927" table:style-name="ce29">
            <text:p>109,927<text:s/></text:p>
          </table:table-cell>
          <table:table-cell office:value-type="float" office:value="45580" table:style-name="ce30">
            <text:p>45,580<text:s/></text:p>
          </table:table-cell>
          <table:table-cell office:value-type="float" office:value="41.463880575290901" table:style-name="ce31">
            <text:p>41.46<text:s/></text:p>
          </table:table-cell>
          <table:table-cell office:value-type="float" office:value="106207" table:style-name="ce30">
            <text:p>106,207<text:s/></text:p>
          </table:table-cell>
          <table:table-cell office:value-type="float" office:value="44002" table:style-name="ce30">
            <text:p>44,002<text:s/></text:p>
          </table:table-cell>
          <table:table-cell office:value-type="float" office:value="41.430414191155002" table:style-name="ce31">
            <text:p>41.43<text:s/></text:p>
          </table:table-cell>
          <table:table-cell office:value-type="float" office:value="3720" table:style-name="ce30">
            <text:p>3,720<text:s/></text:p>
          </table:table-cell>
          <table:table-cell office:value-type="float" office:value="1578" table:style-name="ce30">
            <text:p>1,578<text:s/></text:p>
          </table:table-cell>
          <table:table-cell office:value-type="float" office:value="42.419354838709701" table:style-name="ce31">
            <text:p>42.42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102764" table:style-name="ce29">
            <text:p>102,764<text:s/></text:p>
          </table:table-cell>
          <table:table-cell office:value-type="float" office:value="43029" table:style-name="ce30">
            <text:p>43,029<text:s/></text:p>
          </table:table-cell>
          <table:table-cell office:value-type="float" office:value="41.871667120781602" table:style-name="ce31">
            <text:p>41.87<text:s/></text:p>
          </table:table-cell>
          <table:table-cell office:value-type="float" office:value="99189" table:style-name="ce30">
            <text:p>99,189<text:s/></text:p>
          </table:table-cell>
          <table:table-cell office:value-type="float" office:value="41375" table:style-name="ce30">
            <text:p>41,375<text:s/></text:p>
          </table:table-cell>
          <table:table-cell office:value-type="float" office:value="41.7132948209983" table:style-name="ce31">
            <text:p>41.71<text:s/></text:p>
          </table:table-cell>
          <table:table-cell office:value-type="float" office:value="3575" table:style-name="ce30">
            <text:p>3,575<text:s/></text:p>
          </table:table-cell>
          <table:table-cell office:value-type="float" office:value="1654" table:style-name="ce30">
            <text:p>1,654<text:s/></text:p>
          </table:table-cell>
          <table:table-cell office:value-type="float" office:value="46.265734265734302" table:style-name="ce31">
            <text:p>46.27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四年級</text:p>
          </table:table-cell>
          <table:table-cell office:value-type="string" table:style-name="ce25">
            <text:p>男</text:p>
          </table:table-cell>
          <table:table-cell office:value-type="float" office:value="94004" table:style-name="ce29">
            <text:p>94,004<text:s/></text:p>
          </table:table-cell>
          <table:table-cell office:value-type="float" office:value="46090" table:style-name="ce30">
            <text:p>46,090<text:s/></text:p>
          </table:table-cell>
          <table:table-cell office:value-type="float" office:value="49.0298285179354" table:style-name="ce31">
            <text:p>49.03<text:s/></text:p>
          </table:table-cell>
          <table:table-cell office:value-type="float" office:value="90679" table:style-name="ce30">
            <text:p>90,679<text:s/></text:p>
          </table:table-cell>
          <table:table-cell office:value-type="float" office:value="44431" table:style-name="ce30">
            <text:p>44,431<text:s/></text:p>
          </table:table-cell>
          <table:table-cell office:value-type="float" office:value="48.9981142271088" table:style-name="ce31">
            <text:p>49.00<text:s/></text:p>
          </table:table-cell>
          <table:table-cell office:value-type="float" office:value="3325" table:style-name="ce30">
            <text:p>3,325<text:s/></text:p>
          </table:table-cell>
          <table:table-cell office:value-type="float" office:value="1659" table:style-name="ce30">
            <text:p>1,659<text:s/></text:p>
          </table:table-cell>
          <table:table-cell office:value-type="float" office:value="49.894736842105303" table:style-name="ce31">
            <text:p>49.89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87276" table:style-name="ce29">
            <text:p>87,276<text:s/></text:p>
          </table:table-cell>
          <table:table-cell office:value-type="float" office:value="44411" table:style-name="ce30">
            <text:p>44,411<text:s/></text:p>
          </table:table-cell>
          <table:table-cell office:value-type="float" office:value="50.885695953068399" table:style-name="ce31">
            <text:p>50.89<text:s/></text:p>
          </table:table-cell>
          <table:table-cell office:value-type="float" office:value="84070" table:style-name="ce30">
            <text:p>84,070<text:s/></text:p>
          </table:table-cell>
          <table:table-cell office:value-type="float" office:value="42670" table:style-name="ce30">
            <text:p>42,670<text:s/></text:p>
          </table:table-cell>
          <table:table-cell office:value-type="float" office:value="50.755322945164799" table:style-name="ce31">
            <text:p>50.76<text:s/></text:p>
          </table:table-cell>
          <table:table-cell office:value-type="float" office:value="3206" table:style-name="ce30">
            <text:p>3,206<text:s/></text:p>
          </table:table-cell>
          <table:table-cell office:value-type="float" office:value="1741" table:style-name="ce30">
            <text:p>1,741<text:s/></text:p>
          </table:table-cell>
          <table:table-cell office:value-type="float" office:value="54.304429195258898" table:style-name="ce31">
            <text:p>54.30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五年級</text:p>
          </table:table-cell>
          <table:table-cell office:value-type="string" table:style-name="ce25">
            <text:p>男</text:p>
          </table:table-cell>
          <table:table-cell office:value-type="float" office:value="90379" table:style-name="ce29">
            <text:p>90,379<text:s/></text:p>
          </table:table-cell>
          <table:table-cell office:value-type="float" office:value="50057" table:style-name="ce30">
            <text:p>50,057<text:s/></text:p>
          </table:table-cell>
          <table:table-cell office:value-type="float" office:value="55.385653746998798" table:style-name="ce31">
            <text:p>55.39<text:s/></text:p>
          </table:table-cell>
          <table:table-cell office:value-type="float" office:value="87208" table:style-name="ce30">
            <text:p>87,208<text:s/></text:p>
          </table:table-cell>
          <table:table-cell office:value-type="float" office:value="48190" table:style-name="ce30">
            <text:p>48,190<text:s/></text:p>
          </table:table-cell>
          <table:table-cell office:value-type="float" office:value="55.258691863131801" table:style-name="ce31">
            <text:p>55.26<text:s/></text:p>
          </table:table-cell>
          <table:table-cell office:value-type="float" office:value="3171" table:style-name="ce30">
            <text:p>3,171<text:s/></text:p>
          </table:table-cell>
          <table:table-cell office:value-type="float" office:value="1867" table:style-name="ce30">
            <text:p>1,867<text:s/></text:p>
          </table:table-cell>
          <table:table-cell office:value-type="float" office:value="58.877325764742999" table:style-name="ce31">
            <text:p>58.88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82916" table:style-name="ce29">
            <text:p>82,916<text:s/></text:p>
          </table:table-cell>
          <table:table-cell office:value-type="float" office:value="48862" table:style-name="ce30">
            <text:p>48,862<text:s/></text:p>
          </table:table-cell>
          <table:table-cell office:value-type="float" office:value="58.9295190313088" table:style-name="ce31">
            <text:p>58.93<text:s/></text:p>
          </table:table-cell>
          <table:table-cell office:value-type="float" office:value="79991" table:style-name="ce30">
            <text:p>79,991<text:s/></text:p>
          </table:table-cell>
          <table:table-cell office:value-type="float" office:value="47052" table:style-name="ce30">
            <text:p>47,052<text:s/></text:p>
          </table:table-cell>
          <table:table-cell office:value-type="float" office:value="58.821617431961101" table:style-name="ce31">
            <text:p>58.82<text:s/></text:p>
          </table:table-cell>
          <table:table-cell office:value-type="float" office:value="2925" table:style-name="ce30">
            <text:p>2,925<text:s/></text:p>
          </table:table-cell>
          <table:table-cell office:value-type="float" office:value="1810" table:style-name="ce30">
            <text:p>1,810<text:s/></text:p>
          </table:table-cell>
          <table:table-cell office:value-type="float" office:value="61.880341880341902" table:style-name="ce31">
            <text:p>61.88<text:s/>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2" table:style-name="ce41">
            <text:p>六年級</text:p>
          </table:table-cell>
          <table:table-cell office:value-type="string" table:style-name="ce25">
            <text:p>男</text:p>
          </table:table-cell>
          <table:table-cell office:value-type="float" office:value="99072" table:style-name="ce29">
            <text:p>99,072<text:s/></text:p>
          </table:table-cell>
          <table:table-cell office:value-type="float" office:value="60048" table:style-name="ce30">
            <text:p>60,048<text:s/></text:p>
          </table:table-cell>
          <table:table-cell office:value-type="float" office:value="60.610465116279101" table:style-name="ce31">
            <text:p>60.61<text:s/></text:p>
          </table:table-cell>
          <table:table-cell office:value-type="float" office:value="95870" table:style-name="ce30">
            <text:p>95,870<text:s/></text:p>
          </table:table-cell>
          <table:table-cell office:value-type="float" office:value="58056" table:style-name="ce30">
            <text:p>58,056<text:s/></text:p>
          </table:table-cell>
          <table:table-cell office:value-type="float" office:value="60.557004276624603" table:style-name="ce31">
            <text:p>60.56<text:s/></text:p>
          </table:table-cell>
          <table:table-cell office:value-type="float" office:value="3202" table:style-name="ce30">
            <text:p>3,202<text:s/></text:p>
          </table:table-cell>
          <table:table-cell office:value-type="float" office:value="1992" table:style-name="ce30">
            <text:p>1,992<text:s/></text:p>
          </table:table-cell>
          <table:table-cell office:value-type="float" office:value="62.211118051218001" table:style-name="ce31">
            <text:p>62.21<text:s/>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5">
            <text:p>女</text:p>
          </table:table-cell>
          <table:table-cell office:value-type="float" office:value="91176" table:style-name="ce32">
            <text:p>91,176<text:s/></text:p>
          </table:table-cell>
          <table:table-cell office:value-type="float" office:value="60371" table:style-name="ce33">
            <text:p>60,371<text:s/></text:p>
          </table:table-cell>
          <table:table-cell office:value-type="float" office:value="66.213696586821101" table:style-name="ce34">
            <text:p>66.21<text:s/></text:p>
          </table:table-cell>
          <table:table-cell office:value-type="float" office:value="88146" table:style-name="ce33">
            <text:p>88,146<text:s/></text:p>
          </table:table-cell>
          <table:table-cell office:value-type="float" office:value="58255" table:style-name="ce33">
            <text:p>58,255<text:s/></text:p>
          </table:table-cell>
          <table:table-cell office:value-type="float" office:value="66.089215619540298" table:style-name="ce34">
            <text:p>66.09<text:s/></text:p>
          </table:table-cell>
          <table:table-cell office:value-type="float" office:value="3030" table:style-name="ce33">
            <text:p>3,030<text:s/></text:p>
          </table:table-cell>
          <table:table-cell office:value-type="float" office:value="2116" table:style-name="ce33">
            <text:p>2,116<text:s/></text:p>
          </table:table-cell>
          <table:table-cell office:value-type="float" office:value="69.8349834983498" table:style-name="ce34">
            <text:p>69.83<text:s/></text:p>
          </table:table-cell>
          <table:table-cell table:number-columns-repeated="16373"/>
        </table:table-row>
        <table:table-row table:style-name="ro1">
          <table:table-cell office:value-type="string" table:style-name="ce35">
            <text:p>說明：本表資料範圍為參加檢測學生；兩眼裸視視力均0.9以上者為視力正常，否則為視力不良。</text:p>
          </table:table-cell>
          <table:table-cell table:number-columns-repeated="10" table:style-name="ce35"/>
          <table:table-cell table:number-columns-repeated="1637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1" svg:font-family="新細明體1"/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Verdana" svg:font-family="Verdana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">
      <number:number number:decimal-places="2" number:min-integer-digits="1"/>
      <number:text> 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1" style:font-name-asian="新細明體1" style:font-name-complex="新細明體1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sight01a_sight01_40_93-98_41_" style:display-name="一般_sight01a_sight01(93-98)" style:family="table-cell" style:data-style-name="N0">
      <style:table-cell-properties style:vertical-align="middle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48031496062992in" fo:margin-bottom="0.748031496062992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1in" fo:margin-bottom="1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ejsmpc</meta:initial-creator>
    <dc:creator>Peggy</dc:creator>
    <meta:creation-date>2003-06-10T06:07:39Z</meta:creation-date>
    <dc:date>2023-03-11T19:02:40Z</dc:date>
    <meta:print-date>2020-10-12T05:20:50Z</meta:print-date>
    <meta:user-defined meta:name="AppVersion">16.0300</meta:user-defined>
    <meta:user-defined meta:name="Company">教育部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